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22">
      <style:table-cell-properties style:vertical-align="top" fo:wrap-option="wrap" fo:background-color="#FFFFFF" style:repeat-content="false"/>
      <style:paragraph-properties fo:text-align="end" fo:margin-right="0cm"/>
      <style:text-properties style:font-name="Tahoma" style:font-name-asian="Tahoma" style:font-name-complex="Tahoma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6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7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8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="thin solid #000000" style:vertical-align="middle" fo:background-color="#F0F0F0" style:repeat-content="false"/>
      <style:paragraph-properties fo:text-align="center"/>
      <style:text-properties fo:color="#25396E" fo:font-size="8pt" style:font-size-asian="8pt" style:font-size-complex="8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FFFFFF"/>
      <style:text-properties fo:font-weight="bold" style:font-weight-asian="bold" style:font-weight-complex="bold"/>
    </style:style>
    <style:style style:name="ce11" style:family="table-cell" style:parent-style-name="Default" style:data-style-name="N3"/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style:font-name="Tahoma" style:font-name-asian="Tahoma" style:font-name-complex="Tahoma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color="#25396E" fo:font-size="8pt" style:font-size-asian="8pt" style:font-size-complex="8pt"/>
    </style:style>
    <style:style style:name="ce17" style:family="table-cell" style:parent-style-name="Default" style:data-style-name="N3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F0F0F0" style:repeat-content="false"/>
      <style:paragraph-properties fo:text-align="start" fo:margin-left="0cm"/>
      <style:text-properties fo:color="#25396E" fo:font-size="8pt" style:font-size-asian="8pt" style:font-size-complex="8pt" fo:font-weight="bold" style:font-weight-asian="bold" style:font-weight-complex="bold"/>
    </style:style>
    <style:style style:name="ce20" style:family="table-cell" style:parent-style-name="Default" style:data-style-name="N1">
      <style:table-cell-properties fo:border="thin solid #000000" style:vertical-align="middle" fo:background-color="#FFFFFF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o1" style:family="table-column">
      <style:table-column-properties fo:break-before="auto" style:column-width="6.49816666666667cm"/>
    </style:style>
    <style:style style:name="co2" style:family="table-column">
      <style:table-column-properties fo:break-before="auto" style:column-width="0.8255cm"/>
    </style:style>
    <style:style style:name="co3" style:family="table-column">
      <style:table-column-properties fo:break-before="auto" style:column-width="3.25966666666667cm"/>
    </style:style>
    <style:style style:name="co4" style:family="table-column">
      <style:table-column-properties fo:break-before="auto" style:column-width="0.592666666666667cm"/>
    </style:style>
    <style:style style:name="co5" style:family="table-column">
      <style:table-column-properties fo:break-before="auto" style:column-width="2.0955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2.96333333333333cm"/>
    </style:style>
    <style:style style:name="co8" style:family="table-column">
      <style:table-column-properties fo:break-before="auto" style:column-width="3.683cm"/>
    </style:style>
    <style:style style:name="co9" style:family="table-column">
      <style:table-column-properties fo:break-before="auto" style:column-width="3.8735cm"/>
    </style:style>
    <style:style style:name="co10" style:family="table-column">
      <style:table-column-properties fo:break-before="auto" style:column-width="3.4925cm"/>
    </style:style>
    <style:style style:name="co11" style:family="table-column">
      <style:table-column-properties fo:break-before="auto" style:column-width="4.3815cm"/>
    </style:style>
    <style:style style:name="co12" style:family="table-column">
      <style:table-column-properties fo:break-before="auto" style:column-width="2.94216666666667cm"/>
    </style:style>
    <style:style style:name="co13" style:family="table-column">
      <style:table-column-properties fo:break-before="auto" style:column-width="4.55083333333333cm"/>
    </style:style>
    <style:style style:name="co14" style:family="table-column">
      <style:table-column-properties fo:break-before="auto" style:column-width="2.07433333333333cm"/>
    </style:style>
    <style:style style:name="co15" style:family="table-column">
      <style:table-column-properties fo:break-before="auto" style:column-width="1.69333333333333cm"/>
    </style:style>
    <style:style style:name="ro1" style:family="table-row">
      <style:table-row-properties style:row-height="70.5pt" style:use-optimal-row-height="false" fo:break-before="auto"/>
    </style:style>
    <style:style style:name="ro2" style:family="table-row">
      <style:table-row-properties style:row-height="24pt" style:use-optimal-row-height="false" fo:break-before="auto"/>
    </style:style>
    <style:style style:name="ro3" style:family="table-row">
      <style:table-row-properties style:row-height="28.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7.25pt" style:use-optimal-row-height="fals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29.25pt" style:use-optimal-row-height="false" fo:break-before="auto"/>
    </style:style>
    <style:style style:name="ro1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Quantitativo_Fisico_Pessoal_S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16367" table:default-cell-style-name="ce1"/>
        <table:table-row table:style-name="ro1">
          <table:table-cell table:number-columns-repeated="17" table:style-name="ce2"/>
          <table:table-cell table:number-columns-repeated="16367"/>
        </table:table-row>
        <table:table-row table:style-name="ro2">
          <table:table-cell table:number-columns-repeated="8" table:style-name="ce2"/>
          <table:table-cell table:number-columns-spanned="4" table:number-rows-spanned="1" table:style-name="ce12"/>
          <table:covered-table-cell table:number-columns-repeated="3"/>
          <table:table-cell table:number-columns-repeated="5" table:style-name="ce2"/>
          <table:table-cell table:number-columns-repeated="16367"/>
        </table:table-row>
        <table:table-row table:style-name="ro3">
          <table:table-cell table:number-columns-repeated="3" table:style-name="ce2"/>
          <table:table-cell office:value-type="string" table:number-columns-spanned="12" table:number-rows-spanned="1" table:style-name="ce13">
            <text:p>TABELA 1 - PODERES EXECUTIVO, LEGISLATIVO E JUDICIÁRIO - DPU - MPU - EMPRESAS ESTATAIS DEPENDENTES DA UNIÃO</text:p>
          </table:table-cell>
          <table:covered-table-cell table:number-columns-repeated="11"/>
          <table:table-cell table:number-columns-repeated="2" table:style-name="ce2"/>
          <table:table-cell table:number-columns-repeated="16367"/>
        </table:table-row>
        <table:table-row table:style-name="ro4">
          <table:table-cell table:number-columns-repeated="17" table:style-name="ce2"/>
          <table:table-cell table:number-columns-repeated="16367"/>
        </table:table-row>
        <table:table-row table:style-name="ro5">
          <table:table-cell office:value-type="string" table:number-columns-spanned="9" table:number-rows-spanned="1" table:style-name="ce14">
            <text:p>PODER/ÓRGÃO/UNIDADE: MINISTÉRIO PÚBLICO DA UNIÃO - MPU</text:p>
          </table:table-cell>
          <table:covered-table-cell table:number-columns-repeated="8"/>
          <table:table-cell table:number-columns-repeated="6" table:style-name="ce2"/>
          <table:table-cell office:value-type="date" office:date-value="2020-04-01T00:00:00" table:style-name="ce3">
            <text:p>abr/20</text:p>
          </table:table-cell>
          <table:table-cell table:number-columns-repeated="16368" table:style-name="ce1"/>
        </table:table-row>
        <table:table-row table:style-name="ro6">
          <table:table-cell office:value-type="string" table:number-columns-spanned="7" table:number-rows-spanned="2" table:style-name="ce15">
            <text:p>DADOS DO CARGO</text:p>
          </table:table-cell>
          <table:covered-table-cell table:number-columns-repeated="6"/>
          <table:table-cell office:value-type="string" table:number-columns-spanned="5" table:number-rows-spanned="1" table:style-name="ce15">
            <text:p>ATIVO</text:p>
          </table:table-cell>
          <table:covered-table-cell table:number-columns-repeated="4"/>
          <table:table-cell office:value-type="string" table:number-columns-spanned="3" table:number-rows-spanned="1" table:style-name="ce15">
            <text:p>INATIVOS</text:p>
          </table:table-cell>
          <table:covered-table-cell table:number-columns-repeated="2"/>
          <table:table-cell office:value-type="string" table:number-columns-spanned="1" table:number-rows-spanned="3" table:style-name="ce15">
            <text:p>BENEFICIÁRIO<text:s/></text:p>
            <text:p>DE PENSÃO</text:p>
          </table:table-cell>
          <table:table-cell table:style-name="ce2"/>
          <table:table-cell table:number-columns-repeated="16367"/>
        </table:table-row>
        <table:table-row table:style-name="ro5">
          <table:covered-table-cell/>
          <table:covered-table-cell table:number-columns-repeated="6"/>
          <table:table-cell office:value-type="string" table:number-columns-spanned="3" table:number-rows-spanned="1" table:style-name="ce15">
            <text:p>OCUPADOS</text:p>
          </table:table-cell>
          <table:covered-table-cell table:number-columns-repeated="2"/>
          <table:table-cell office:value-type="string" table:number-columns-spanned="1" table:number-rows-spanned="2" table:style-name="ce15">
            <text:p>VAGOS</text:p>
          </table:table-cell>
          <table:table-cell office:value-type="string" table:number-columns-spanned="1" table:number-rows-spanned="2" table:style-name="ce15">
            <text:p>TOTAL</text:p>
          </table:table-cell>
          <table:table-cell office:value-type="string" table:number-columns-spanned="1" table:number-rows-spanned="2" table:style-name="ce15">
            <text:p>APOSENTADORIA</text:p>
          </table:table-cell>
          <table:table-cell office:value-type="string" table:number-columns-spanned="1" table:number-rows-spanned="2" table:style-name="ce15">
            <text:p>INSTITUIDOR</text:p>
            <text:p>DE PENSÃO</text:p>
          </table:table-cell>
          <table:table-cell office:value-type="string" table:style-name="ce4">
            <text:p>TOTAL</text:p>
          </table:table-cell>
          <table:covered-table-cell/>
          <table:table-cell table:style-name="ce2"/>
          <table:table-cell table:number-columns-repeated="16367"/>
        </table:table-row>
        <table:table-row table:style-name="ro7">
          <table:table-cell office:value-type="string" table:number-columns-spanned="2" table:number-rows-spanned="1" table:style-name="ce15">
            <text:p>PLANO/</text:p>
            <text:p>CARREIRA</text:p>
            <text:p/>
          </table:table-cell>
          <table:covered-table-cell/>
          <table:table-cell office:value-type="string" table:number-columns-spanned="2" table:number-rows-spanned="1" table:style-name="ce15">
            <text:p>NÍVEL/</text:p>
            <text:p>ESCOLARIDADE</text:p>
          </table:table-cell>
          <table:covered-table-cell/>
          <table:table-cell office:value-type="string" table:number-columns-spanned="2" table:number-rows-spanned="1" table:style-name="ce15">
            <text:p>CLASSE</text:p>
            <text:p/>
            <text:p/>
          </table:table-cell>
          <table:covered-table-cell/>
          <table:table-cell office:value-type="string" table:style-name="ce4">
            <text:p>PADRÃO/</text:p>
            <text:p>NÍVEL/</text:p>
            <text:p>REFERÊNCIA</text:p>
          </table:table-cell>
          <table:table-cell office:value-type="string" table:style-name="ce4">
            <text:p>ESTÁVEIS</text:p>
          </table:table-cell>
          <table:table-cell office:value-type="string" table:style-name="ce4">
            <text:p>NÃO<text:s/></text:p>
            <text:p>ESTÁVEIS</text:p>
          </table:table-cell>
          <table:table-cell office:value-type="string" table:style-name="ce4">
            <text:p>SUBTOTAL</text:p>
          </table:table-cell>
          <table:covered-table-cell/>
          <table:covered-table-cell/>
          <table:covered-table-cell/>
          <table:covered-table-cell/>
          <table:table-cell table:style-name="ce4"/>
          <table:covered-table-cell/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ANALISTA</text:p>
          </table:table-cell>
          <table:covered-table-cell/>
          <table:table-cell office:value-type="string" table:number-columns-spanned="2" table:number-rows-spanned="13" table:style-name="ce16">
            <text:p>SUPERIOR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1791" table:formula="of:=['file:///C:/Users/User/Desktop/SUBPLAN/PORTARIAS%20SOF/1%20-%20MPF/anexo_I_servidores_2020_ods.xls'#Anexo_1_Tabela_1_Quantitativo_F.E10]+['file:///C:/Users/User/Desktop/SUBPLAN/PORTARIAS%20SOF/2%20-%20MPM/Anexo-1-tabela-1-Quantitativo_Fisico_Pessoal_Servidores-DAP.xls'#Quantitativo_Fisico_Pessoal.E7]+['file:///C:/Users/User/Desktop/SUBPLAN/PORTARIAS%20SOF/3%20-%20MPDFT/anexo_i_-_tabela_1.xls'#Quantitativo_Fisico_Pessoal_Ser.E9]+['file:///C:/Users/User/Desktop/SUBPLAN/PORTARIAS%20SOF/4%20-%20MPT/Anexo_1_Tabela_1_Quantitativo_Servidores_2020_04_MPT.xls'#Anexo_1_Tabela_1_Quantitativo_S.E11]+['file:///C:/Users/User/Desktop/SUBPLAN/PORTARIAS%20SOF/5%20-%20ESMPU/Anexo-1-ServidoresESMPUABR2020.xls'#Quantitativo_Fisico_Pessoal_Ser.E9]" table:style-name="ce6">
            <text:p>1791</text:p>
          </table:table-cell>
          <table:table-cell office:value-type="float" office:value="1" table:formula="of:=['file:///C:/Users/User/Desktop/SUBPLAN/PORTARIAS%20SOF/1%20-%20MPF/anexo_I_servidores_2020_ods.xls'#Anexo_1_Tabela_1_Quantitativo_F.F10]+['file:///C:/Users/User/Desktop/SUBPLAN/PORTARIAS%20SOF/2%20-%20MPM/Anexo-1-tabela-1-Quantitativo_Fisico_Pessoal_Servidores-DAP.xls'#Quantitativo_Fisico_Pessoal.F7]+['file:///C:/Users/User/Desktop/SUBPLAN/PORTARIAS%20SOF/3%20-%20MPDFT/anexo_i_-_tabela_1.xls'#Quantitativo_Fisico_Pessoal_Ser.F9]+['file:///C:/Users/User/Desktop/SUBPLAN/PORTARIAS%20SOF/4%20-%20MPT/Anexo_1_Tabela_1_Quantitativo_Servidores_2020_04_MPT.xls'#Anexo_1_Tabela_1_Quantitativo_S.F11]+['file:///C:/Users/User/Desktop/SUBPLAN/PORTARIAS%20SOF/5%20-%20ESMPU/Anexo-1-ServidoresESMPUABR2020.xls'#Quantitativo_Fisico_Pessoal_Ser.F9]" table:style-name="ce6">
            <text:p>1</text:p>
          </table:table-cell>
          <table:table-cell office:value-type="float" office:value="1792" table:formula="of:=[.H9]+[.I9]" table:style-name="ce7">
            <text:p>1.792</text:p>
          </table:table-cell>
          <table:table-cell office:value-type="float" office:value="2115" table:formula="of:=['file:///C:/Users/User/Desktop/SUBPLAN/PORTARIAS%20SOF/1%20-%20MPF/anexo_I_servidores_2020_ods.xls'#Anexo_1_Tabela_1_Quantitativo_F.$H$24]+['file:///C:/Users/User/Desktop/SUBPLAN/PORTARIAS%20SOF/2%20-%20MPM/Anexo-1-tabela-1-Quantitativo_Fisico_Pessoal_Servidores-DAP.xls'#Quantitativo_Fisico_Pessoal.$H$7:.$H$19]+['file:///C:/Users/User/Desktop/SUBPLAN/PORTARIAS%20SOF/3%20-%20MPDFT/anexo_i_-_tabela_1.xls'#Quantitativo_Fisico_Pessoal_Ser.$H$9:.$H$21]+['file:///C:/Users/User/Desktop/SUBPLAN/PORTARIAS%20SOF/4%20-%20MPT/Anexo_1_Tabela_1_Quantitativo_Servidores_2020_04_MPT.xls'#Anexo_1_Tabela_1_Quantitativo_S.$H$11]+['file:///C:/Users/User/Desktop/SUBPLAN/PORTARIAS%20SOF/5%20-%20ESMPU/Anexo-1-ServidoresESMPUABR2020.xls'#Quantitativo_Fisico_Pessoal_Ser.$H$9:.$H$21]" table:number-columns-spanned="1" table:number-rows-spanned="13" table:style-name="ce17">
            <text:p>2.115</text:p>
          </table:table-cell>
          <table:table-cell office:value-type="float" office:value="7093" table:formula="of:=[.K9]+[.J22]" table:number-columns-spanned="1" table:number-rows-spanned="13" table:style-name="ce18">
            <text:p>7.093</text:p>
          </table:table-cell>
          <table:table-cell office:value-type="float" office:value="344" table:formula="of:=['file:///C:/Users/User/Desktop/SUBPLAN/PORTARIAS%20SOF/1%20-%20MPF/anexo_I_servidores_2020_ods.xls'#Anexo_1_Tabela_1_Quantitativo_F.J10]+['file:///C:/Users/User/Desktop/SUBPLAN/PORTARIAS%20SOF/2%20-%20MPM/Anexo-1-tabela-1-Quantitativo_Fisico_Pessoal_Servidores-DAP.xls'#Quantitativo_Fisico_Pessoal.J7]+['file:///C:/Users/User/Desktop/SUBPLAN/PORTARIAS%20SOF/3%20-%20MPDFT/anexo_i_-_tabela_1.xls'#Quantitativo_Fisico_Pessoal_Ser.J9]+['file:///C:/Users/User/Desktop/SUBPLAN/PORTARIAS%20SOF/4%20-%20MPT/Anexo_1_Tabela_1_Quantitativo_Servidores_2020_04_MPT.xls'#Anexo_1_Tabela_1_Quantitativo_S.J11]+['file:///C:/Users/User/Desktop/SUBPLAN/PORTARIAS%20SOF/5%20-%20ESMPU/Anexo-1-ServidoresESMPUABR2020.xls'#Quantitativo_Fisico_Pessoal_Ser.J9]" table:style-name="ce6">
            <text:p>344</text:p>
          </table:table-cell>
          <table:table-cell office:value-type="float" office:value="49" table:formula="of:=['file:///C:/Users/User/Desktop/SUBPLAN/PORTARIAS%20SOF/1%20-%20MPF/anexo_I_servidores_2020_ods.xls'#Anexo_1_Tabela_1_Quantitativo_F.K10]+['file:///C:/Users/User/Desktop/SUBPLAN/PORTARIAS%20SOF/2%20-%20MPM/Anexo-1-tabela-1-Quantitativo_Fisico_Pessoal_Servidores-DAP.xls'#Quantitativo_Fisico_Pessoal.K7]+['file:///C:/Users/User/Desktop/SUBPLAN/PORTARIAS%20SOF/3%20-%20MPDFT/anexo_i_-_tabela_1.xls'#Quantitativo_Fisico_Pessoal_Ser.K9]+['file:///C:/Users/User/Desktop/SUBPLAN/PORTARIAS%20SOF/4%20-%20MPT/Anexo_1_Tabela_1_Quantitativo_Servidores_2020_04_MPT.xls'#Anexo_1_Tabela_1_Quantitativo_S.K11]+['file:///C:/Users/User/Desktop/SUBPLAN/PORTARIAS%20SOF/5%20-%20ESMPU/Anexo-1-ServidoresESMPUABR2020.xls'#Quantitativo_Fisico_Pessoal_Ser.K9]" table:style-name="ce6">
            <text:p>49</text:p>
          </table:table-cell>
          <table:table-cell office:value-type="float" office:value="393" table:formula="of:=[.M9]+[.N9]" table:style-name="ce7">
            <text:p>393</text:p>
          </table:table-cell>
          <table:table-cell office:value-type="float" office:value="59" table:formula="of:=['file:///C:/Users/User/Desktop/SUBPLAN/PORTARIAS%20SOF/1%20-%20MPF/anexo_I_servidores_2020_ods.xls'#Anexo_1_Tabela_1_Quantitativo_F.M10]+['file:///C:/Users/User/Desktop/SUBPLAN/PORTARIAS%20SOF/2%20-%20MPM/Anexo-1-tabela-1-Quantitativo_Fisico_Pessoal_Servidores-DAP.xls'#Quantitativo_Fisico_Pessoal.M7]+['file:///C:/Users/User/Desktop/SUBPLAN/PORTARIAS%20SOF/3%20-%20MPDFT/anexo_i_-_tabela_1.xls'#Quantitativo_Fisico_Pessoal_Ser.M9]+['file:///C:/Users/User/Desktop/SUBPLAN/PORTARIAS%20SOF/4%20-%20MPT/Anexo_1_Tabela_1_Quantitativo_Servidores_2020_04_MPT.xls'#Anexo_1_Tabela_1_Quantitativo_S.M11]+['file:///C:/Users/User/Desktop/SUBPLAN/PORTARIAS%20SOF/5%20-%20ESMPU/Anexo-1-ServidoresESMPUABR2020.xls'#Quantitativo_Fisico_Pessoal_Ser.M9]" table:style-name="ce6">
            <text:p>5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518" table:formula="of:=['file:///C:/Users/User/Desktop/SUBPLAN/PORTARIAS%20SOF/1%20-%20MPF/anexo_I_servidores_2020_ods.xls'#Anexo_1_Tabela_1_Quantitativo_F.E11]+['file:///C:/Users/User/Desktop/SUBPLAN/PORTARIAS%20SOF/2%20-%20MPM/Anexo-1-tabela-1-Quantitativo_Fisico_Pessoal_Servidores-DAP.xls'#Quantitativo_Fisico_Pessoal.E8]+['file:///C:/Users/User/Desktop/SUBPLAN/PORTARIAS%20SOF/3%20-%20MPDFT/anexo_i_-_tabela_1.xls'#Quantitativo_Fisico_Pessoal_Ser.E10]+['file:///C:/Users/User/Desktop/SUBPLAN/PORTARIAS%20SOF/4%20-%20MPT/Anexo_1_Tabela_1_Quantitativo_Servidores_2020_04_MPT.xls'#Anexo_1_Tabela_1_Quantitativo_S.E12]+['file:///C:/Users/User/Desktop/SUBPLAN/PORTARIAS%20SOF/5%20-%20ESMPU/Anexo-1-ServidoresESMPUABR2020.xls'#Quantitativo_Fisico_Pessoal_Ser.E10]" table:style-name="ce6">
            <text:p>518</text:p>
          </table:table-cell>
          <table:table-cell office:value-type="float" office:value="2" table:formula="of:=['file:///C:/Users/User/Desktop/SUBPLAN/PORTARIAS%20SOF/1%20-%20MPF/anexo_I_servidores_2020_ods.xls'#Anexo_1_Tabela_1_Quantitativo_F.F11]+['file:///C:/Users/User/Desktop/SUBPLAN/PORTARIAS%20SOF/2%20-%20MPM/Anexo-1-tabela-1-Quantitativo_Fisico_Pessoal_Servidores-DAP.xls'#Quantitativo_Fisico_Pessoal.F8]+['file:///C:/Users/User/Desktop/SUBPLAN/PORTARIAS%20SOF/3%20-%20MPDFT/anexo_i_-_tabela_1.xls'#Quantitativo_Fisico_Pessoal_Ser.F10]+['file:///C:/Users/User/Desktop/SUBPLAN/PORTARIAS%20SOF/4%20-%20MPT/Anexo_1_Tabela_1_Quantitativo_Servidores_2020_04_MPT.xls'#Anexo_1_Tabela_1_Quantitativo_S.F12]+['file:///C:/Users/User/Desktop/SUBPLAN/PORTARIAS%20SOF/5%20-%20ESMPU/Anexo-1-ServidoresESMPUABR2020.xls'#Quantitativo_Fisico_Pessoal_Ser.F10]" table:style-name="ce6">
            <text:p>2</text:p>
          </table:table-cell>
          <table:table-cell office:value-type="float" office:value="520" table:formula="of:=[.H10]+[.I10]" table:style-name="ce7">
            <text:p>520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11]+['file:///C:/Users/User/Desktop/SUBPLAN/PORTARIAS%20SOF/2%20-%20MPM/Anexo-1-tabela-1-Quantitativo_Fisico_Pessoal_Servidores-DAP.xls'#Quantitativo_Fisico_Pessoal.J8]+['file:///C:/Users/User/Desktop/SUBPLAN/PORTARIAS%20SOF/3%20-%20MPDFT/anexo_i_-_tabela_1.xls'#Quantitativo_Fisico_Pessoal_Ser.J10]+['file:///C:/Users/User/Desktop/SUBPLAN/PORTARIAS%20SOF/4%20-%20MPT/Anexo_1_Tabela_1_Quantitativo_Servidores_2020_04_MPT.xls'#Anexo_1_Tabela_1_Quantitativo_S.J12]+['file:///C:/Users/User/Desktop/SUBPLAN/PORTARIAS%20SOF/5%20-%20ESMPU/Anexo-1-ServidoresESMPUABR2020.xls'#Quantitativo_Fisico_Pessoal_Ser.J10]" table:style-name="ce6">
            <text:p>0</text:p>
          </table:table-cell>
          <table:table-cell office:value-type="float" office:value="1" table:formula="of:=['file:///C:/Users/User/Desktop/SUBPLAN/PORTARIAS%20SOF/1%20-%20MPF/anexo_I_servidores_2020_ods.xls'#Anexo_1_Tabela_1_Quantitativo_F.K11]+['file:///C:/Users/User/Desktop/SUBPLAN/PORTARIAS%20SOF/2%20-%20MPM/Anexo-1-tabela-1-Quantitativo_Fisico_Pessoal_Servidores-DAP.xls'#Quantitativo_Fisico_Pessoal.K8]+['file:///C:/Users/User/Desktop/SUBPLAN/PORTARIAS%20SOF/3%20-%20MPDFT/anexo_i_-_tabela_1.xls'#Quantitativo_Fisico_Pessoal_Ser.K10]+['file:///C:/Users/User/Desktop/SUBPLAN/PORTARIAS%20SOF/4%20-%20MPT/Anexo_1_Tabela_1_Quantitativo_Servidores_2020_04_MPT.xls'#Anexo_1_Tabela_1_Quantitativo_S.K12]+['file:///C:/Users/User/Desktop/SUBPLAN/PORTARIAS%20SOF/5%20-%20ESMPU/Anexo-1-ServidoresESMPUABR2020.xls'#Quantitativo_Fisico_Pessoal_Ser.K10]" table:style-name="ce6">
            <text:p>1</text:p>
          </table:table-cell>
          <table:table-cell office:value-type="float" office:value="1" table:formula="of:=[.M10]+[.N10]" table:style-name="ce7">
            <text:p>1</text:p>
          </table:table-cell>
          <table:table-cell office:value-type="float" office:value="1" table:formula="of:=['file:///C:/Users/User/Desktop/SUBPLAN/PORTARIAS%20SOF/1%20-%20MPF/anexo_I_servidores_2020_ods.xls'#Anexo_1_Tabela_1_Quantitativo_F.M11]+['file:///C:/Users/User/Desktop/SUBPLAN/PORTARIAS%20SOF/2%20-%20MPM/Anexo-1-tabela-1-Quantitativo_Fisico_Pessoal_Servidores-DAP.xls'#Quantitativo_Fisico_Pessoal.M8]+['file:///C:/Users/User/Desktop/SUBPLAN/PORTARIAS%20SOF/3%20-%20MPDFT/anexo_i_-_tabela_1.xls'#Quantitativo_Fisico_Pessoal_Ser.M10]+['file:///C:/Users/User/Desktop/SUBPLAN/PORTARIAS%20SOF/4%20-%20MPT/Anexo_1_Tabela_1_Quantitativo_Servidores_2020_04_MPT.xls'#Anexo_1_Tabela_1_Quantitativo_S.M12]+['file:///C:/Users/User/Desktop/SUBPLAN/PORTARIAS%20SOF/5%20-%20ESMPU/Anexo-1-ServidoresESMPUABR2020.xls'#Quantitativo_Fisico_Pessoal_Ser.M10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64" table:formula="of:=['file:///C:/Users/User/Desktop/SUBPLAN/PORTARIAS%20SOF/1%20-%20MPF/anexo_I_servidores_2020_ods.xls'#Anexo_1_Tabela_1_Quantitativo_F.E12]+['file:///C:/Users/User/Desktop/SUBPLAN/PORTARIAS%20SOF/2%20-%20MPM/Anexo-1-tabela-1-Quantitativo_Fisico_Pessoal_Servidores-DAP.xls'#Quantitativo_Fisico_Pessoal.E9]+['file:///C:/Users/User/Desktop/SUBPLAN/PORTARIAS%20SOF/3%20-%20MPDFT/anexo_i_-_tabela_1.xls'#Quantitativo_Fisico_Pessoal_Ser.E11]+['file:///C:/Users/User/Desktop/SUBPLAN/PORTARIAS%20SOF/4%20-%20MPT/Anexo_1_Tabela_1_Quantitativo_Servidores_2020_04_MPT.xls'#Anexo_1_Tabela_1_Quantitativo_S.E13]+['file:///C:/Users/User/Desktop/SUBPLAN/PORTARIAS%20SOF/5%20-%20ESMPU/Anexo-1-ServidoresESMPUABR2020.xls'#Quantitativo_Fisico_Pessoal_Ser.E11]" table:style-name="ce6">
            <text:p>164</text:p>
          </table:table-cell>
          <table:table-cell office:value-type="float" office:value="1" table:formula="of:=['file:///C:/Users/User/Desktop/SUBPLAN/PORTARIAS%20SOF/1%20-%20MPF/anexo_I_servidores_2020_ods.xls'#Anexo_1_Tabela_1_Quantitativo_F.F12]+['file:///C:/Users/User/Desktop/SUBPLAN/PORTARIAS%20SOF/2%20-%20MPM/Anexo-1-tabela-1-Quantitativo_Fisico_Pessoal_Servidores-DAP.xls'#Quantitativo_Fisico_Pessoal.F9]+['file:///C:/Users/User/Desktop/SUBPLAN/PORTARIAS%20SOF/3%20-%20MPDFT/anexo_i_-_tabela_1.xls'#Quantitativo_Fisico_Pessoal_Ser.F11]+['file:///C:/Users/User/Desktop/SUBPLAN/PORTARIAS%20SOF/4%20-%20MPT/Anexo_1_Tabela_1_Quantitativo_Servidores_2020_04_MPT.xls'#Anexo_1_Tabela_1_Quantitativo_S.F13]+['file:///C:/Users/User/Desktop/SUBPLAN/PORTARIAS%20SOF/5%20-%20ESMPU/Anexo-1-ServidoresESMPUABR2020.xls'#Quantitativo_Fisico_Pessoal_Ser.F11]" table:style-name="ce6">
            <text:p>1</text:p>
          </table:table-cell>
          <table:table-cell office:value-type="float" office:value="165" table:formula="of:=[.H11]+[.I11]" table:style-name="ce7">
            <text:p>165</text:p>
          </table:table-cell>
          <table:covered-table-cell/>
          <table:covered-table-cell/>
          <table:table-cell office:value-type="float" office:value="7" table:formula="of:=['file:///C:/Users/User/Desktop/SUBPLAN/PORTARIAS%20SOF/1%20-%20MPF/anexo_I_servidores_2020_ods.xls'#Anexo_1_Tabela_1_Quantitativo_F.J12]+['file:///C:/Users/User/Desktop/SUBPLAN/PORTARIAS%20SOF/2%20-%20MPM/Anexo-1-tabela-1-Quantitativo_Fisico_Pessoal_Servidores-DAP.xls'#Quantitativo_Fisico_Pessoal.J9]+['file:///C:/Users/User/Desktop/SUBPLAN/PORTARIAS%20SOF/3%20-%20MPDFT/anexo_i_-_tabela_1.xls'#Quantitativo_Fisico_Pessoal_Ser.J11]+['file:///C:/Users/User/Desktop/SUBPLAN/PORTARIAS%20SOF/4%20-%20MPT/Anexo_1_Tabela_1_Quantitativo_Servidores_2020_04_MPT.xls'#Anexo_1_Tabela_1_Quantitativo_S.J13]+['file:///C:/Users/User/Desktop/SUBPLAN/PORTARIAS%20SOF/5%20-%20ESMPU/Anexo-1-ServidoresESMPUABR2020.xls'#Quantitativo_Fisico_Pessoal_Ser.J11]" table:style-name="ce6">
            <text:p>7</text:p>
          </table:table-cell>
          <table:table-cell office:value-type="float" office:value="0" table:formula="of:=['file:///C:/Users/User/Desktop/SUBPLAN/PORTARIAS%20SOF/1%20-%20MPF/anexo_I_servidores_2020_ods.xls'#Anexo_1_Tabela_1_Quantitativo_F.K12]+['file:///C:/Users/User/Desktop/SUBPLAN/PORTARIAS%20SOF/2%20-%20MPM/Anexo-1-tabela-1-Quantitativo_Fisico_Pessoal_Servidores-DAP.xls'#Quantitativo_Fisico_Pessoal.K9]+['file:///C:/Users/User/Desktop/SUBPLAN/PORTARIAS%20SOF/3%20-%20MPDFT/anexo_i_-_tabela_1.xls'#Quantitativo_Fisico_Pessoal_Ser.K11]+['file:///C:/Users/User/Desktop/SUBPLAN/PORTARIAS%20SOF/4%20-%20MPT/Anexo_1_Tabela_1_Quantitativo_Servidores_2020_04_MPT.xls'#Anexo_1_Tabela_1_Quantitativo_S.K13]+['file:///C:/Users/User/Desktop/SUBPLAN/PORTARIAS%20SOF/5%20-%20ESMPU/Anexo-1-ServidoresESMPUABR2020.xls'#Quantitativo_Fisico_Pessoal_Ser.K11]" table:style-name="ce6">
            <text:p>0</text:p>
          </table:table-cell>
          <table:table-cell office:value-type="float" office:value="7" table:formula="of:=[.M11]+[.N11]" table:style-name="ce7">
            <text:p>7</text:p>
          </table:table-cell>
          <table:table-cell office:value-type="float" office:value="0" table:formula="of:=['file:///C:/Users/User/Desktop/SUBPLAN/PORTARIAS%20SOF/1%20-%20MPF/anexo_I_servidores_2020_ods.xls'#Anexo_1_Tabela_1_Quantitativo_F.M12]+['file:///C:/Users/User/Desktop/SUBPLAN/PORTARIAS%20SOF/2%20-%20MPM/Anexo-1-tabela-1-Quantitativo_Fisico_Pessoal_Servidores-DAP.xls'#Quantitativo_Fisico_Pessoal.M9]+['file:///C:/Users/User/Desktop/SUBPLAN/PORTARIAS%20SOF/3%20-%20MPDFT/anexo_i_-_tabela_1.xls'#Quantitativo_Fisico_Pessoal_Ser.M11]+['file:///C:/Users/User/Desktop/SUBPLAN/PORTARIAS%20SOF/4%20-%20MPT/Anexo_1_Tabela_1_Quantitativo_Servidores_2020_04_MPT.xls'#Anexo_1_Tabela_1_Quantitativo_S.M13]+['file:///C:/Users/User/Desktop/SUBPLAN/PORTARIAS%20SOF/5%20-%20ESMPU/Anexo-1-ServidoresESMPUABR2020.xls'#Quantitativo_Fisico_Pessoal_Ser.M1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float" office:value="10" table:style-name="ce5">
            <text:p>10</text:p>
          </table:table-cell>
          <table:table-cell office:value-type="float" office:value="154" table:formula="of:=['file:///C:/Users/User/Desktop/SUBPLAN/PORTARIAS%20SOF/1%20-%20MPF/anexo_I_servidores_2020_ods.xls'#Anexo_1_Tabela_1_Quantitativo_F.E13]+['file:///C:/Users/User/Desktop/SUBPLAN/PORTARIAS%20SOF/2%20-%20MPM/Anexo-1-tabela-1-Quantitativo_Fisico_Pessoal_Servidores-DAP.xls'#Quantitativo_Fisico_Pessoal.E10]+['file:///C:/Users/User/Desktop/SUBPLAN/PORTARIAS%20SOF/3%20-%20MPDFT/anexo_i_-_tabela_1.xls'#Quantitativo_Fisico_Pessoal_Ser.E12]+['file:///C:/Users/User/Desktop/SUBPLAN/PORTARIAS%20SOF/4%20-%20MPT/Anexo_1_Tabela_1_Quantitativo_Servidores_2020_04_MPT.xls'#Anexo_1_Tabela_1_Quantitativo_S.E14]+['file:///C:/Users/User/Desktop/SUBPLAN/PORTARIAS%20SOF/5%20-%20ESMPU/Anexo-1-ServidoresESMPUABR2020.xls'#Quantitativo_Fisico_Pessoal_Ser.E12]" table:style-name="ce6">
            <text:p>154</text:p>
          </table:table-cell>
          <table:table-cell office:value-type="float" office:value="0" table:formula="of:=['file:///C:/Users/User/Desktop/SUBPLAN/PORTARIAS%20SOF/1%20-%20MPF/anexo_I_servidores_2020_ods.xls'#Anexo_1_Tabela_1_Quantitativo_F.F13]+['file:///C:/Users/User/Desktop/SUBPLAN/PORTARIAS%20SOF/2%20-%20MPM/Anexo-1-tabela-1-Quantitativo_Fisico_Pessoal_Servidores-DAP.xls'#Quantitativo_Fisico_Pessoal.F10]+['file:///C:/Users/User/Desktop/SUBPLAN/PORTARIAS%20SOF/3%20-%20MPDFT/anexo_i_-_tabela_1.xls'#Quantitativo_Fisico_Pessoal_Ser.F12]+['file:///C:/Users/User/Desktop/SUBPLAN/PORTARIAS%20SOF/4%20-%20MPT/Anexo_1_Tabela_1_Quantitativo_Servidores_2020_04_MPT.xls'#Anexo_1_Tabela_1_Quantitativo_S.F14]+['file:///C:/Users/User/Desktop/SUBPLAN/PORTARIAS%20SOF/5%20-%20ESMPU/Anexo-1-ServidoresESMPUABR2020.xls'#Quantitativo_Fisico_Pessoal_Ser.F12]" table:style-name="ce6">
            <text:p>0</text:p>
          </table:table-cell>
          <table:table-cell office:value-type="float" office:value="154" table:formula="of:=[.H12]+[.I12]" table:style-name="ce7">
            <text:p>154</text:p>
          </table:table-cell>
          <table:covered-table-cell/>
          <table:covered-table-cell/>
          <table:table-cell office:value-type="float" office:value="1" table:formula="of:=['file:///C:/Users/User/Desktop/SUBPLAN/PORTARIAS%20SOF/1%20-%20MPF/anexo_I_servidores_2020_ods.xls'#Anexo_1_Tabela_1_Quantitativo_F.J13]+['file:///C:/Users/User/Desktop/SUBPLAN/PORTARIAS%20SOF/2%20-%20MPM/Anexo-1-tabela-1-Quantitativo_Fisico_Pessoal_Servidores-DAP.xls'#Quantitativo_Fisico_Pessoal.J10]+['file:///C:/Users/User/Desktop/SUBPLAN/PORTARIAS%20SOF/3%20-%20MPDFT/anexo_i_-_tabela_1.xls'#Quantitativo_Fisico_Pessoal_Ser.J12]+['file:///C:/Users/User/Desktop/SUBPLAN/PORTARIAS%20SOF/4%20-%20MPT/Anexo_1_Tabela_1_Quantitativo_Servidores_2020_04_MPT.xls'#Anexo_1_Tabela_1_Quantitativo_S.J14]+['file:///C:/Users/User/Desktop/SUBPLAN/PORTARIAS%20SOF/5%20-%20ESMPU/Anexo-1-ServidoresESMPUABR2020.xls'#Quantitativo_Fisico_Pessoal_Ser.J12]" table:style-name="ce6">
            <text:p>1</text:p>
          </table:table-cell>
          <table:table-cell office:value-type="float" office:value="1" table:formula="of:=['file:///C:/Users/User/Desktop/SUBPLAN/PORTARIAS%20SOF/1%20-%20MPF/anexo_I_servidores_2020_ods.xls'#Anexo_1_Tabela_1_Quantitativo_F.K13]+['file:///C:/Users/User/Desktop/SUBPLAN/PORTARIAS%20SOF/2%20-%20MPM/Anexo-1-tabela-1-Quantitativo_Fisico_Pessoal_Servidores-DAP.xls'#Quantitativo_Fisico_Pessoal.K10]+['file:///C:/Users/User/Desktop/SUBPLAN/PORTARIAS%20SOF/3%20-%20MPDFT/anexo_i_-_tabela_1.xls'#Quantitativo_Fisico_Pessoal_Ser.K12]+['file:///C:/Users/User/Desktop/SUBPLAN/PORTARIAS%20SOF/4%20-%20MPT/Anexo_1_Tabela_1_Quantitativo_Servidores_2020_04_MPT.xls'#Anexo_1_Tabela_1_Quantitativo_S.K14]+['file:///C:/Users/User/Desktop/SUBPLAN/PORTARIAS%20SOF/5%20-%20ESMPU/Anexo-1-ServidoresESMPUABR2020.xls'#Quantitativo_Fisico_Pessoal_Ser.K12]" table:style-name="ce6">
            <text:p>1</text:p>
          </table:table-cell>
          <table:table-cell office:value-type="float" office:value="2" table:formula="of:=[.M12]+[.N12]" table:style-name="ce7">
            <text:p>2</text:p>
          </table:table-cell>
          <table:table-cell office:value-type="float" office:value="1" table:formula="of:=['file:///C:/Users/User/Desktop/SUBPLAN/PORTARIAS%20SOF/1%20-%20MPF/anexo_I_servidores_2020_ods.xls'#Anexo_1_Tabela_1_Quantitativo_F.M13]+['file:///C:/Users/User/Desktop/SUBPLAN/PORTARIAS%20SOF/2%20-%20MPM/Anexo-1-tabela-1-Quantitativo_Fisico_Pessoal_Servidores-DAP.xls'#Quantitativo_Fisico_Pessoal.M10]+['file:///C:/Users/User/Desktop/SUBPLAN/PORTARIAS%20SOF/3%20-%20MPDFT/anexo_i_-_tabela_1.xls'#Quantitativo_Fisico_Pessoal_Ser.M12]+['file:///C:/Users/User/Desktop/SUBPLAN/PORTARIAS%20SOF/4%20-%20MPT/Anexo_1_Tabela_1_Quantitativo_Servidores_2020_04_MPT.xls'#Anexo_1_Tabela_1_Quantitativo_S.M14]+['file:///C:/Users/User/Desktop/SUBPLAN/PORTARIAS%20SOF/5%20-%20ESMPU/Anexo-1-ServidoresESMPUABR2020.xls'#Quantitativo_Fisico_Pessoal_Ser.M12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146" table:formula="of:=['file:///C:/Users/User/Desktop/SUBPLAN/PORTARIAS%20SOF/1%20-%20MPF/anexo_I_servidores_2020_ods.xls'#Anexo_1_Tabela_1_Quantitativo_F.E14]+['file:///C:/Users/User/Desktop/SUBPLAN/PORTARIAS%20SOF/2%20-%20MPM/Anexo-1-tabela-1-Quantitativo_Fisico_Pessoal_Servidores-DAP.xls'#Quantitativo_Fisico_Pessoal.E11]+['file:///C:/Users/User/Desktop/SUBPLAN/PORTARIAS%20SOF/3%20-%20MPDFT/anexo_i_-_tabela_1.xls'#Quantitativo_Fisico_Pessoal_Ser.E13]+['file:///C:/Users/User/Desktop/SUBPLAN/PORTARIAS%20SOF/4%20-%20MPT/Anexo_1_Tabela_1_Quantitativo_Servidores_2020_04_MPT.xls'#Anexo_1_Tabela_1_Quantitativo_S.E15]+['file:///C:/Users/User/Desktop/SUBPLAN/PORTARIAS%20SOF/5%20-%20ESMPU/Anexo-1-ServidoresESMPUABR2020.xls'#Quantitativo_Fisico_Pessoal_Ser.E13]" table:style-name="ce6">
            <text:p>146</text:p>
          </table:table-cell>
          <table:table-cell office:value-type="float" office:value="0" table:formula="of:=['file:///C:/Users/User/Desktop/SUBPLAN/PORTARIAS%20SOF/1%20-%20MPF/anexo_I_servidores_2020_ods.xls'#Anexo_1_Tabela_1_Quantitativo_F.F14]+['file:///C:/Users/User/Desktop/SUBPLAN/PORTARIAS%20SOF/2%20-%20MPM/Anexo-1-tabela-1-Quantitativo_Fisico_Pessoal_Servidores-DAP.xls'#Quantitativo_Fisico_Pessoal.F11]+['file:///C:/Users/User/Desktop/SUBPLAN/PORTARIAS%20SOF/3%20-%20MPDFT/anexo_i_-_tabela_1.xls'#Quantitativo_Fisico_Pessoal_Ser.F13]+['file:///C:/Users/User/Desktop/SUBPLAN/PORTARIAS%20SOF/4%20-%20MPT/Anexo_1_Tabela_1_Quantitativo_Servidores_2020_04_MPT.xls'#Anexo_1_Tabela_1_Quantitativo_S.F15]+['file:///C:/Users/User/Desktop/SUBPLAN/PORTARIAS%20SOF/5%20-%20ESMPU/Anexo-1-ServidoresESMPUABR2020.xls'#Quantitativo_Fisico_Pessoal_Ser.F13]" table:style-name="ce6">
            <text:p>0</text:p>
          </table:table-cell>
          <table:table-cell office:value-type="float" office:value="146" table:formula="of:=[.H13]+[.I13]" table:style-name="ce7">
            <text:p>146</text:p>
          </table:table-cell>
          <table:covered-table-cell/>
          <table:covered-table-cell/>
          <table:table-cell office:value-type="float" office:value="1" table:formula="of:=['file:///C:/Users/User/Desktop/SUBPLAN/PORTARIAS%20SOF/1%20-%20MPF/anexo_I_servidores_2020_ods.xls'#Anexo_1_Tabela_1_Quantitativo_F.J14]+['file:///C:/Users/User/Desktop/SUBPLAN/PORTARIAS%20SOF/2%20-%20MPM/Anexo-1-tabela-1-Quantitativo_Fisico_Pessoal_Servidores-DAP.xls'#Quantitativo_Fisico_Pessoal.J11]+['file:///C:/Users/User/Desktop/SUBPLAN/PORTARIAS%20SOF/3%20-%20MPDFT/anexo_i_-_tabela_1.xls'#Quantitativo_Fisico_Pessoal_Ser.J13]+['file:///C:/Users/User/Desktop/SUBPLAN/PORTARIAS%20SOF/4%20-%20MPT/Anexo_1_Tabela_1_Quantitativo_Servidores_2020_04_MPT.xls'#Anexo_1_Tabela_1_Quantitativo_S.J15]+['file:///C:/Users/User/Desktop/SUBPLAN/PORTARIAS%20SOF/5%20-%20ESMPU/Anexo-1-ServidoresESMPUABR2020.xls'#Quantitativo_Fisico_Pessoal_Ser.J13]" table:style-name="ce6">
            <text:p>1</text:p>
          </table:table-cell>
          <table:table-cell office:value-type="float" office:value="1" table:formula="of:=['file:///C:/Users/User/Desktop/SUBPLAN/PORTARIAS%20SOF/1%20-%20MPF/anexo_I_servidores_2020_ods.xls'#Anexo_1_Tabela_1_Quantitativo_F.K14]+['file:///C:/Users/User/Desktop/SUBPLAN/PORTARIAS%20SOF/2%20-%20MPM/Anexo-1-tabela-1-Quantitativo_Fisico_Pessoal_Servidores-DAP.xls'#Quantitativo_Fisico_Pessoal.K11]+['file:///C:/Users/User/Desktop/SUBPLAN/PORTARIAS%20SOF/3%20-%20MPDFT/anexo_i_-_tabela_1.xls'#Quantitativo_Fisico_Pessoal_Ser.K13]+['file:///C:/Users/User/Desktop/SUBPLAN/PORTARIAS%20SOF/4%20-%20MPT/Anexo_1_Tabela_1_Quantitativo_Servidores_2020_04_MPT.xls'#Anexo_1_Tabela_1_Quantitativo_S.K15]+['file:///C:/Users/User/Desktop/SUBPLAN/PORTARIAS%20SOF/5%20-%20ESMPU/Anexo-1-ServidoresESMPUABR2020.xls'#Quantitativo_Fisico_Pessoal_Ser.K13]" table:style-name="ce6">
            <text:p>1</text:p>
          </table:table-cell>
          <table:table-cell office:value-type="float" office:value="2" table:formula="of:=[.M13]+[.N13]" table:style-name="ce7">
            <text:p>2</text:p>
          </table:table-cell>
          <table:table-cell office:value-type="float" office:value="1" table:formula="of:=['file:///C:/Users/User/Desktop/SUBPLAN/PORTARIAS%20SOF/1%20-%20MPF/anexo_I_servidores_2020_ods.xls'#Anexo_1_Tabela_1_Quantitativo_F.M14]+['file:///C:/Users/User/Desktop/SUBPLAN/PORTARIAS%20SOF/2%20-%20MPM/Anexo-1-tabela-1-Quantitativo_Fisico_Pessoal_Servidores-DAP.xls'#Quantitativo_Fisico_Pessoal.M11]+['file:///C:/Users/User/Desktop/SUBPLAN/PORTARIAS%20SOF/3%20-%20MPDFT/anexo_i_-_tabela_1.xls'#Quantitativo_Fisico_Pessoal_Ser.M13]+['file:///C:/Users/User/Desktop/SUBPLAN/PORTARIAS%20SOF/4%20-%20MPT/Anexo_1_Tabela_1_Quantitativo_Servidores_2020_04_MPT.xls'#Anexo_1_Tabela_1_Quantitativo_S.M15]+['file:///C:/Users/User/Desktop/SUBPLAN/PORTARIAS%20SOF/5%20-%20ESMPU/Anexo-1-ServidoresESMPUABR2020.xls'#Quantitativo_Fisico_Pessoal_Ser.M13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247" table:formula="of:=['file:///C:/Users/User/Desktop/SUBPLAN/PORTARIAS%20SOF/1%20-%20MPF/anexo_I_servidores_2020_ods.xls'#Anexo_1_Tabela_1_Quantitativo_F.E15]+['file:///C:/Users/User/Desktop/SUBPLAN/PORTARIAS%20SOF/2%20-%20MPM/Anexo-1-tabela-1-Quantitativo_Fisico_Pessoal_Servidores-DAP.xls'#Quantitativo_Fisico_Pessoal.E12]+['file:///C:/Users/User/Desktop/SUBPLAN/PORTARIAS%20SOF/3%20-%20MPDFT/anexo_i_-_tabela_1.xls'#Quantitativo_Fisico_Pessoal_Ser.E14]+['file:///C:/Users/User/Desktop/SUBPLAN/PORTARIAS%20SOF/4%20-%20MPT/Anexo_1_Tabela_1_Quantitativo_Servidores_2020_04_MPT.xls'#Anexo_1_Tabela_1_Quantitativo_S.E16]+['file:///C:/Users/User/Desktop/SUBPLAN/PORTARIAS%20SOF/5%20-%20ESMPU/Anexo-1-ServidoresESMPUABR2020.xls'#Quantitativo_Fisico_Pessoal_Ser.E14]" table:style-name="ce6">
            <text:p>247</text:p>
          </table:table-cell>
          <table:table-cell office:value-type="float" office:value="0" table:formula="of:=['file:///C:/Users/User/Desktop/SUBPLAN/PORTARIAS%20SOF/1%20-%20MPF/anexo_I_servidores_2020_ods.xls'#Anexo_1_Tabela_1_Quantitativo_F.F15]+['file:///C:/Users/User/Desktop/SUBPLAN/PORTARIAS%20SOF/2%20-%20MPM/Anexo-1-tabela-1-Quantitativo_Fisico_Pessoal_Servidores-DAP.xls'#Quantitativo_Fisico_Pessoal.F12]+['file:///C:/Users/User/Desktop/SUBPLAN/PORTARIAS%20SOF/3%20-%20MPDFT/anexo_i_-_tabela_1.xls'#Quantitativo_Fisico_Pessoal_Ser.F14]+['file:///C:/Users/User/Desktop/SUBPLAN/PORTARIAS%20SOF/4%20-%20MPT/Anexo_1_Tabela_1_Quantitativo_Servidores_2020_04_MPT.xls'#Anexo_1_Tabela_1_Quantitativo_S.F16]+['file:///C:/Users/User/Desktop/SUBPLAN/PORTARIAS%20SOF/5%20-%20ESMPU/Anexo-1-ServidoresESMPUABR2020.xls'#Quantitativo_Fisico_Pessoal_Ser.F14]" table:style-name="ce6">
            <text:p>0</text:p>
          </table:table-cell>
          <table:table-cell office:value-type="float" office:value="247" table:formula="of:=[.H14]+[.I14]" table:style-name="ce7">
            <text:p>247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15]+['file:///C:/Users/User/Desktop/SUBPLAN/PORTARIAS%20SOF/2%20-%20MPM/Anexo-1-tabela-1-Quantitativo_Fisico_Pessoal_Servidores-DAP.xls'#Quantitativo_Fisico_Pessoal.J12]+['file:///C:/Users/User/Desktop/SUBPLAN/PORTARIAS%20SOF/3%20-%20MPDFT/anexo_i_-_tabela_1.xls'#Quantitativo_Fisico_Pessoal_Ser.J14]+['file:///C:/Users/User/Desktop/SUBPLAN/PORTARIAS%20SOF/4%20-%20MPT/Anexo_1_Tabela_1_Quantitativo_Servidores_2020_04_MPT.xls'#Anexo_1_Tabela_1_Quantitativo_S.J16]+['file:///C:/Users/User/Desktop/SUBPLAN/PORTARIAS%20SOF/5%20-%20ESMPU/Anexo-1-ServidoresESMPUABR2020.xls'#Quantitativo_Fisico_Pessoal_Ser.J14]" table:style-name="ce6">
            <text:p>0</text:p>
          </table:table-cell>
          <table:table-cell office:value-type="float" office:value="1" table:formula="of:=['file:///C:/Users/User/Desktop/SUBPLAN/PORTARIAS%20SOF/1%20-%20MPF/anexo_I_servidores_2020_ods.xls'#Anexo_1_Tabela_1_Quantitativo_F.K15]+['file:///C:/Users/User/Desktop/SUBPLAN/PORTARIAS%20SOF/2%20-%20MPM/Anexo-1-tabela-1-Quantitativo_Fisico_Pessoal_Servidores-DAP.xls'#Quantitativo_Fisico_Pessoal.K12]+['file:///C:/Users/User/Desktop/SUBPLAN/PORTARIAS%20SOF/3%20-%20MPDFT/anexo_i_-_tabela_1.xls'#Quantitativo_Fisico_Pessoal_Ser.K14]+['file:///C:/Users/User/Desktop/SUBPLAN/PORTARIAS%20SOF/4%20-%20MPT/Anexo_1_Tabela_1_Quantitativo_Servidores_2020_04_MPT.xls'#Anexo_1_Tabela_1_Quantitativo_S.K16]+['file:///C:/Users/User/Desktop/SUBPLAN/PORTARIAS%20SOF/5%20-%20ESMPU/Anexo-1-ServidoresESMPUABR2020.xls'#Quantitativo_Fisico_Pessoal_Ser.K14]" table:style-name="ce6">
            <text:p>1</text:p>
          </table:table-cell>
          <table:table-cell office:value-type="float" office:value="1" table:formula="of:=[.M14]+[.N14]" table:style-name="ce7">
            <text:p>1</text:p>
          </table:table-cell>
          <table:table-cell office:value-type="float" office:value="1" table:formula="of:=['file:///C:/Users/User/Desktop/SUBPLAN/PORTARIAS%20SOF/1%20-%20MPF/anexo_I_servidores_2020_ods.xls'#Anexo_1_Tabela_1_Quantitativo_F.M15]+['file:///C:/Users/User/Desktop/SUBPLAN/PORTARIAS%20SOF/2%20-%20MPM/Anexo-1-tabela-1-Quantitativo_Fisico_Pessoal_Servidores-DAP.xls'#Quantitativo_Fisico_Pessoal.M12]+['file:///C:/Users/User/Desktop/SUBPLAN/PORTARIAS%20SOF/3%20-%20MPDFT/anexo_i_-_tabela_1.xls'#Quantitativo_Fisico_Pessoal_Ser.M14]+['file:///C:/Users/User/Desktop/SUBPLAN/PORTARIAS%20SOF/4%20-%20MPT/Anexo_1_Tabela_1_Quantitativo_Servidores_2020_04_MPT.xls'#Anexo_1_Tabela_1_Quantitativo_S.M16]+['file:///C:/Users/User/Desktop/SUBPLAN/PORTARIAS%20SOF/5%20-%20ESMPU/Anexo-1-ServidoresESMPUABR2020.xls'#Quantitativo_Fisico_Pessoal_Ser.M14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668" table:formula="of:=['file:///C:/Users/User/Desktop/SUBPLAN/PORTARIAS%20SOF/1%20-%20MPF/anexo_I_servidores_2020_ods.xls'#Anexo_1_Tabela_1_Quantitativo_F.E16]+['file:///C:/Users/User/Desktop/SUBPLAN/PORTARIAS%20SOF/2%20-%20MPM/Anexo-1-tabela-1-Quantitativo_Fisico_Pessoal_Servidores-DAP.xls'#Quantitativo_Fisico_Pessoal.E13]+['file:///C:/Users/User/Desktop/SUBPLAN/PORTARIAS%20SOF/3%20-%20MPDFT/anexo_i_-_tabela_1.xls'#Quantitativo_Fisico_Pessoal_Ser.E15]+['file:///C:/Users/User/Desktop/SUBPLAN/PORTARIAS%20SOF/4%20-%20MPT/Anexo_1_Tabela_1_Quantitativo_Servidores_2020_04_MPT.xls'#Anexo_1_Tabela_1_Quantitativo_S.E17]+['file:///C:/Users/User/Desktop/SUBPLAN/PORTARIAS%20SOF/5%20-%20ESMPU/Anexo-1-ServidoresESMPUABR2020.xls'#Quantitativo_Fisico_Pessoal_Ser.E15]" table:style-name="ce6">
            <text:p>668</text:p>
          </table:table-cell>
          <table:table-cell office:value-type="float" office:value="0" table:formula="of:=['file:///C:/Users/User/Desktop/SUBPLAN/PORTARIAS%20SOF/1%20-%20MPF/anexo_I_servidores_2020_ods.xls'#Anexo_1_Tabela_1_Quantitativo_F.F16]+['file:///C:/Users/User/Desktop/SUBPLAN/PORTARIAS%20SOF/2%20-%20MPM/Anexo-1-tabela-1-Quantitativo_Fisico_Pessoal_Servidores-DAP.xls'#Quantitativo_Fisico_Pessoal.F13]+['file:///C:/Users/User/Desktop/SUBPLAN/PORTARIAS%20SOF/3%20-%20MPDFT/anexo_i_-_tabela_1.xls'#Quantitativo_Fisico_Pessoal_Ser.F15]+['file:///C:/Users/User/Desktop/SUBPLAN/PORTARIAS%20SOF/4%20-%20MPT/Anexo_1_Tabela_1_Quantitativo_Servidores_2020_04_MPT.xls'#Anexo_1_Tabela_1_Quantitativo_S.F17]+['file:///C:/Users/User/Desktop/SUBPLAN/PORTARIAS%20SOF/5%20-%20ESMPU/Anexo-1-ServidoresESMPUABR2020.xls'#Quantitativo_Fisico_Pessoal_Ser.F15]" table:style-name="ce6">
            <text:p>0</text:p>
          </table:table-cell>
          <table:table-cell office:value-type="float" office:value="668" table:formula="of:=[.H15]+[.I15]" table:style-name="ce7">
            <text:p>668</text:p>
          </table:table-cell>
          <table:covered-table-cell/>
          <table:covered-table-cell/>
          <table:table-cell office:value-type="float" office:value="5" table:formula="of:=['file:///C:/Users/User/Desktop/SUBPLAN/PORTARIAS%20SOF/1%20-%20MPF/anexo_I_servidores_2020_ods.xls'#Anexo_1_Tabela_1_Quantitativo_F.J16]+['file:///C:/Users/User/Desktop/SUBPLAN/PORTARIAS%20SOF/2%20-%20MPM/Anexo-1-tabela-1-Quantitativo_Fisico_Pessoal_Servidores-DAP.xls'#Quantitativo_Fisico_Pessoal.J13]+['file:///C:/Users/User/Desktop/SUBPLAN/PORTARIAS%20SOF/3%20-%20MPDFT/anexo_i_-_tabela_1.xls'#Quantitativo_Fisico_Pessoal_Ser.J15]+['file:///C:/Users/User/Desktop/SUBPLAN/PORTARIAS%20SOF/4%20-%20MPT/Anexo_1_Tabela_1_Quantitativo_Servidores_2020_04_MPT.xls'#Anexo_1_Tabela_1_Quantitativo_S.J17]+['file:///C:/Users/User/Desktop/SUBPLAN/PORTARIAS%20SOF/5%20-%20ESMPU/Anexo-1-ServidoresESMPUABR2020.xls'#Quantitativo_Fisico_Pessoal_Ser.J15]" table:style-name="ce6">
            <text:p>5</text:p>
          </table:table-cell>
          <table:table-cell office:value-type="float" office:value="2" table:formula="of:=['file:///C:/Users/User/Desktop/SUBPLAN/PORTARIAS%20SOF/1%20-%20MPF/anexo_I_servidores_2020_ods.xls'#Anexo_1_Tabela_1_Quantitativo_F.K16]+['file:///C:/Users/User/Desktop/SUBPLAN/PORTARIAS%20SOF/2%20-%20MPM/Anexo-1-tabela-1-Quantitativo_Fisico_Pessoal_Servidores-DAP.xls'#Quantitativo_Fisico_Pessoal.K13]+['file:///C:/Users/User/Desktop/SUBPLAN/PORTARIAS%20SOF/3%20-%20MPDFT/anexo_i_-_tabela_1.xls'#Quantitativo_Fisico_Pessoal_Ser.K15]+['file:///C:/Users/User/Desktop/SUBPLAN/PORTARIAS%20SOF/4%20-%20MPT/Anexo_1_Tabela_1_Quantitativo_Servidores_2020_04_MPT.xls'#Anexo_1_Tabela_1_Quantitativo_S.K17]+['file:///C:/Users/User/Desktop/SUBPLAN/PORTARIAS%20SOF/5%20-%20ESMPU/Anexo-1-ServidoresESMPUABR2020.xls'#Quantitativo_Fisico_Pessoal_Ser.K15]" table:style-name="ce6">
            <text:p>2</text:p>
          </table:table-cell>
          <table:table-cell office:value-type="float" office:value="7" table:formula="of:=[.M15]+[.N15]" table:style-name="ce7">
            <text:p>7</text:p>
          </table:table-cell>
          <table:table-cell office:value-type="float" office:value="3" table:formula="of:=['file:///C:/Users/User/Desktop/SUBPLAN/PORTARIAS%20SOF/1%20-%20MPF/anexo_I_servidores_2020_ods.xls'#Anexo_1_Tabela_1_Quantitativo_F.M16]+['file:///C:/Users/User/Desktop/SUBPLAN/PORTARIAS%20SOF/2%20-%20MPM/Anexo-1-tabela-1-Quantitativo_Fisico_Pessoal_Servidores-DAP.xls'#Quantitativo_Fisico_Pessoal.M13]+['file:///C:/Users/User/Desktop/SUBPLAN/PORTARIAS%20SOF/3%20-%20MPDFT/anexo_i_-_tabela_1.xls'#Quantitativo_Fisico_Pessoal_Ser.M15]+['file:///C:/Users/User/Desktop/SUBPLAN/PORTARIAS%20SOF/4%20-%20MPT/Anexo_1_Tabela_1_Quantitativo_Servidores_2020_04_MPT.xls'#Anexo_1_Tabela_1_Quantitativo_S.M17]+['file:///C:/Users/User/Desktop/SUBPLAN/PORTARIAS%20SOF/5%20-%20ESMPU/Anexo-1-ServidoresESMPUABR2020.xls'#Quantitativo_Fisico_Pessoal_Ser.M15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298" table:formula="of:=['file:///C:/Users/User/Desktop/SUBPLAN/PORTARIAS%20SOF/1%20-%20MPF/anexo_I_servidores_2020_ods.xls'#Anexo_1_Tabela_1_Quantitativo_F.E17]+['file:///C:/Users/User/Desktop/SUBPLAN/PORTARIAS%20SOF/2%20-%20MPM/Anexo-1-tabela-1-Quantitativo_Fisico_Pessoal_Servidores-DAP.xls'#Quantitativo_Fisico_Pessoal.E14]+['file:///C:/Users/User/Desktop/SUBPLAN/PORTARIAS%20SOF/3%20-%20MPDFT/anexo_i_-_tabela_1.xls'#Quantitativo_Fisico_Pessoal_Ser.E16]+['file:///C:/Users/User/Desktop/SUBPLAN/PORTARIAS%20SOF/4%20-%20MPT/Anexo_1_Tabela_1_Quantitativo_Servidores_2020_04_MPT.xls'#Anexo_1_Tabela_1_Quantitativo_S.E18]+['file:///C:/Users/User/Desktop/SUBPLAN/PORTARIAS%20SOF/5%20-%20ESMPU/Anexo-1-ServidoresESMPUABR2020.xls'#Quantitativo_Fisico_Pessoal_Ser.E16]" table:style-name="ce6">
            <text:p>298</text:p>
          </table:table-cell>
          <table:table-cell office:value-type="float" office:value="0" table:formula="of:=['file:///C:/Users/User/Desktop/SUBPLAN/PORTARIAS%20SOF/1%20-%20MPF/anexo_I_servidores_2020_ods.xls'#Anexo_1_Tabela_1_Quantitativo_F.F17]+['file:///C:/Users/User/Desktop/SUBPLAN/PORTARIAS%20SOF/2%20-%20MPM/Anexo-1-tabela-1-Quantitativo_Fisico_Pessoal_Servidores-DAP.xls'#Quantitativo_Fisico_Pessoal.F14]+['file:///C:/Users/User/Desktop/SUBPLAN/PORTARIAS%20SOF/3%20-%20MPDFT/anexo_i_-_tabela_1.xls'#Quantitativo_Fisico_Pessoal_Ser.F16]+['file:///C:/Users/User/Desktop/SUBPLAN/PORTARIAS%20SOF/4%20-%20MPT/Anexo_1_Tabela_1_Quantitativo_Servidores_2020_04_MPT.xls'#Anexo_1_Tabela_1_Quantitativo_S.F18]+['file:///C:/Users/User/Desktop/SUBPLAN/PORTARIAS%20SOF/5%20-%20ESMPU/Anexo-1-ServidoresESMPUABR2020.xls'#Quantitativo_Fisico_Pessoal_Ser.F16]" table:style-name="ce6">
            <text:p>0</text:p>
          </table:table-cell>
          <table:table-cell office:value-type="float" office:value="298" table:formula="of:=[.H16]+[.I16]" table:style-name="ce7">
            <text:p>298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17]+['file:///C:/Users/User/Desktop/SUBPLAN/PORTARIAS%20SOF/2%20-%20MPM/Anexo-1-tabela-1-Quantitativo_Fisico_Pessoal_Servidores-DAP.xls'#Quantitativo_Fisico_Pessoal.J14]+['file:///C:/Users/User/Desktop/SUBPLAN/PORTARIAS%20SOF/3%20-%20MPDFT/anexo_i_-_tabela_1.xls'#Quantitativo_Fisico_Pessoal_Ser.J16]+['file:///C:/Users/User/Desktop/SUBPLAN/PORTARIAS%20SOF/4%20-%20MPT/Anexo_1_Tabela_1_Quantitativo_Servidores_2020_04_MPT.xls'#Anexo_1_Tabela_1_Quantitativo_S.J18]+['file:///C:/Users/User/Desktop/SUBPLAN/PORTARIAS%20SOF/5%20-%20ESMPU/Anexo-1-ServidoresESMPUABR2020.xls'#Quantitativo_Fisico_Pessoal_Ser.J16]" table:style-name="ce6">
            <text:p>0</text:p>
          </table:table-cell>
          <table:table-cell office:value-type="float" office:value="0" table:formula="of:=['file:///C:/Users/User/Desktop/SUBPLAN/PORTARIAS%20SOF/1%20-%20MPF/anexo_I_servidores_2020_ods.xls'#Anexo_1_Tabela_1_Quantitativo_F.K17]+['file:///C:/Users/User/Desktop/SUBPLAN/PORTARIAS%20SOF/2%20-%20MPM/Anexo-1-tabela-1-Quantitativo_Fisico_Pessoal_Servidores-DAP.xls'#Quantitativo_Fisico_Pessoal.K14]+['file:///C:/Users/User/Desktop/SUBPLAN/PORTARIAS%20SOF/3%20-%20MPDFT/anexo_i_-_tabela_1.xls'#Quantitativo_Fisico_Pessoal_Ser.K16]+['file:///C:/Users/User/Desktop/SUBPLAN/PORTARIAS%20SOF/4%20-%20MPT/Anexo_1_Tabela_1_Quantitativo_Servidores_2020_04_MPT.xls'#Anexo_1_Tabela_1_Quantitativo_S.K18]+['file:///C:/Users/User/Desktop/SUBPLAN/PORTARIAS%20SOF/5%20-%20ESMPU/Anexo-1-ServidoresESMPUABR2020.xls'#Quantitativo_Fisico_Pessoal_Ser.K16]" table:style-name="ce6">
            <text:p>0</text:p>
          </table:table-cell>
          <table:table-cell office:value-type="float" office:value="0" table:formula="of:=[.M16]+[.N16]" table:style-name="ce7">
            <text:p>0</text:p>
          </table:table-cell>
          <table:table-cell office:value-type="float" office:value="0" table:formula="of:=['file:///C:/Users/User/Desktop/SUBPLAN/PORTARIAS%20SOF/1%20-%20MPF/anexo_I_servidores_2020_ods.xls'#Anexo_1_Tabela_1_Quantitativo_F.M17]+['file:///C:/Users/User/Desktop/SUBPLAN/PORTARIAS%20SOF/2%20-%20MPM/Anexo-1-tabela-1-Quantitativo_Fisico_Pessoal_Servidores-DAP.xls'#Quantitativo_Fisico_Pessoal.M14]+['file:///C:/Users/User/Desktop/SUBPLAN/PORTARIAS%20SOF/3%20-%20MPDFT/anexo_i_-_tabela_1.xls'#Quantitativo_Fisico_Pessoal_Ser.M16]+['file:///C:/Users/User/Desktop/SUBPLAN/PORTARIAS%20SOF/4%20-%20MPT/Anexo_1_Tabela_1_Quantitativo_Servidores_2020_04_MPT.xls'#Anexo_1_Tabela_1_Quantitativo_S.M18]+['file:///C:/Users/User/Desktop/SUBPLAN/PORTARIAS%20SOF/5%20-%20ESMPU/Anexo-1-ServidoresESMPUABR2020.xls'#Quantitativo_Fisico_Pessoal_Ser.M16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479" table:formula="of:=['file:///C:/Users/User/Desktop/SUBPLAN/PORTARIAS%20SOF/1%20-%20MPF/anexo_I_servidores_2020_ods.xls'#Anexo_1_Tabela_1_Quantitativo_F.E18]+['file:///C:/Users/User/Desktop/SUBPLAN/PORTARIAS%20SOF/2%20-%20MPM/Anexo-1-tabela-1-Quantitativo_Fisico_Pessoal_Servidores-DAP.xls'#Quantitativo_Fisico_Pessoal.E15]+['file:///C:/Users/User/Desktop/SUBPLAN/PORTARIAS%20SOF/3%20-%20MPDFT/anexo_i_-_tabela_1.xls'#Quantitativo_Fisico_Pessoal_Ser.E17]+['file:///C:/Users/User/Desktop/SUBPLAN/PORTARIAS%20SOF/4%20-%20MPT/Anexo_1_Tabela_1_Quantitativo_Servidores_2020_04_MPT.xls'#Anexo_1_Tabela_1_Quantitativo_S.E19]+['file:///C:/Users/User/Desktop/SUBPLAN/PORTARIAS%20SOF/5%20-%20ESMPU/Anexo-1-ServidoresESMPUABR2020.xls'#Quantitativo_Fisico_Pessoal_Ser.E17]" table:style-name="ce6">
            <text:p>479</text:p>
          </table:table-cell>
          <table:table-cell office:value-type="float" office:value="1" table:formula="of:=['file:///C:/Users/User/Desktop/SUBPLAN/PORTARIAS%20SOF/1%20-%20MPF/anexo_I_servidores_2020_ods.xls'#Anexo_1_Tabela_1_Quantitativo_F.F18]+['file:///C:/Users/User/Desktop/SUBPLAN/PORTARIAS%20SOF/2%20-%20MPM/Anexo-1-tabela-1-Quantitativo_Fisico_Pessoal_Servidores-DAP.xls'#Quantitativo_Fisico_Pessoal.F15]+['file:///C:/Users/User/Desktop/SUBPLAN/PORTARIAS%20SOF/3%20-%20MPDFT/anexo_i_-_tabela_1.xls'#Quantitativo_Fisico_Pessoal_Ser.F17]+['file:///C:/Users/User/Desktop/SUBPLAN/PORTARIAS%20SOF/4%20-%20MPT/Anexo_1_Tabela_1_Quantitativo_Servidores_2020_04_MPT.xls'#Anexo_1_Tabela_1_Quantitativo_S.F19]+['file:///C:/Users/User/Desktop/SUBPLAN/PORTARIAS%20SOF/5%20-%20ESMPU/Anexo-1-ServidoresESMPUABR2020.xls'#Quantitativo_Fisico_Pessoal_Ser.F17]" table:style-name="ce6">
            <text:p>1</text:p>
          </table:table-cell>
          <table:table-cell office:value-type="float" office:value="480" table:formula="of:=[.H17]+[.I17]" table:style-name="ce7">
            <text:p>480</text:p>
          </table:table-cell>
          <table:covered-table-cell/>
          <table:covered-table-cell/>
          <table:table-cell office:value-type="float" office:value="1" table:formula="of:=['file:///C:/Users/User/Desktop/SUBPLAN/PORTARIAS%20SOF/1%20-%20MPF/anexo_I_servidores_2020_ods.xls'#Anexo_1_Tabela_1_Quantitativo_F.J18]+['file:///C:/Users/User/Desktop/SUBPLAN/PORTARIAS%20SOF/2%20-%20MPM/Anexo-1-tabela-1-Quantitativo_Fisico_Pessoal_Servidores-DAP.xls'#Quantitativo_Fisico_Pessoal.J15]+['file:///C:/Users/User/Desktop/SUBPLAN/PORTARIAS%20SOF/3%20-%20MPDFT/anexo_i_-_tabela_1.xls'#Quantitativo_Fisico_Pessoal_Ser.J17]+['file:///C:/Users/User/Desktop/SUBPLAN/PORTARIAS%20SOF/4%20-%20MPT/Anexo_1_Tabela_1_Quantitativo_Servidores_2020_04_MPT.xls'#Anexo_1_Tabela_1_Quantitativo_S.J19]+['file:///C:/Users/User/Desktop/SUBPLAN/PORTARIAS%20SOF/5%20-%20ESMPU/Anexo-1-ServidoresESMPUABR2020.xls'#Quantitativo_Fisico_Pessoal_Ser.J17]" table:style-name="ce6">
            <text:p>1</text:p>
          </table:table-cell>
          <table:table-cell office:value-type="float" office:value="1" table:formula="of:=['file:///C:/Users/User/Desktop/SUBPLAN/PORTARIAS%20SOF/1%20-%20MPF/anexo_I_servidores_2020_ods.xls'#Anexo_1_Tabela_1_Quantitativo_F.K18]+['file:///C:/Users/User/Desktop/SUBPLAN/PORTARIAS%20SOF/2%20-%20MPM/Anexo-1-tabela-1-Quantitativo_Fisico_Pessoal_Servidores-DAP.xls'#Quantitativo_Fisico_Pessoal.K15]+['file:///C:/Users/User/Desktop/SUBPLAN/PORTARIAS%20SOF/3%20-%20MPDFT/anexo_i_-_tabela_1.xls'#Quantitativo_Fisico_Pessoal_Ser.K17]+['file:///C:/Users/User/Desktop/SUBPLAN/PORTARIAS%20SOF/4%20-%20MPT/Anexo_1_Tabela_1_Quantitativo_Servidores_2020_04_MPT.xls'#Anexo_1_Tabela_1_Quantitativo_S.K19]+['file:///C:/Users/User/Desktop/SUBPLAN/PORTARIAS%20SOF/5%20-%20ESMPU/Anexo-1-ServidoresESMPUABR2020.xls'#Quantitativo_Fisico_Pessoal_Ser.K17]" table:style-name="ce6">
            <text:p>1</text:p>
          </table:table-cell>
          <table:table-cell office:value-type="float" office:value="2" table:formula="of:=[.M17]+[.N17]" table:style-name="ce7">
            <text:p>2</text:p>
          </table:table-cell>
          <table:table-cell office:value-type="float" office:value="1" table:formula="of:=['file:///C:/Users/User/Desktop/SUBPLAN/PORTARIAS%20SOF/1%20-%20MPF/anexo_I_servidores_2020_ods.xls'#Anexo_1_Tabela_1_Quantitativo_F.M18]+['file:///C:/Users/User/Desktop/SUBPLAN/PORTARIAS%20SOF/2%20-%20MPM/Anexo-1-tabela-1-Quantitativo_Fisico_Pessoal_Servidores-DAP.xls'#Quantitativo_Fisico_Pessoal.M15]+['file:///C:/Users/User/Desktop/SUBPLAN/PORTARIAS%20SOF/3%20-%20MPDFT/anexo_i_-_tabela_1.xls'#Quantitativo_Fisico_Pessoal_Ser.M17]+['file:///C:/Users/User/Desktop/SUBPLAN/PORTARIAS%20SOF/4%20-%20MPT/Anexo_1_Tabela_1_Quantitativo_Servidores_2020_04_MPT.xls'#Anexo_1_Tabela_1_Quantitativo_S.M19]+['file:///C:/Users/User/Desktop/SUBPLAN/PORTARIAS%20SOF/5%20-%20ESMPU/Anexo-1-ServidoresESMPUABR2020.xls'#Quantitativo_Fisico_Pessoal_Ser.M17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11" table:formula="of:=['file:///C:/Users/User/Desktop/SUBPLAN/PORTARIAS%20SOF/1%20-%20MPF/anexo_I_servidores_2020_ods.xls'#Anexo_1_Tabela_1_Quantitativo_F.E19]+['file:///C:/Users/User/Desktop/SUBPLAN/PORTARIAS%20SOF/2%20-%20MPM/Anexo-1-tabela-1-Quantitativo_Fisico_Pessoal_Servidores-DAP.xls'#Quantitativo_Fisico_Pessoal.E16]+['file:///C:/Users/User/Desktop/SUBPLAN/PORTARIAS%20SOF/3%20-%20MPDFT/anexo_i_-_tabela_1.xls'#Quantitativo_Fisico_Pessoal_Ser.E18]+['file:///C:/Users/User/Desktop/SUBPLAN/PORTARIAS%20SOF/4%20-%20MPT/Anexo_1_Tabela_1_Quantitativo_Servidores_2020_04_MPT.xls'#Anexo_1_Tabela_1_Quantitativo_S.E20]+['file:///C:/Users/User/Desktop/SUBPLAN/PORTARIAS%20SOF/5%20-%20ESMPU/Anexo-1-ServidoresESMPUABR2020.xls'#Quantitativo_Fisico_Pessoal_Ser.E18]" table:style-name="ce6">
            <text:p>111</text:p>
          </table:table-cell>
          <table:table-cell office:value-type="float" office:value="26" table:formula="of:=['file:///C:/Users/User/Desktop/SUBPLAN/PORTARIAS%20SOF/1%20-%20MPF/anexo_I_servidores_2020_ods.xls'#Anexo_1_Tabela_1_Quantitativo_F.F19]+['file:///C:/Users/User/Desktop/SUBPLAN/PORTARIAS%20SOF/2%20-%20MPM/Anexo-1-tabela-1-Quantitativo_Fisico_Pessoal_Servidores-DAP.xls'#Quantitativo_Fisico_Pessoal.F16]+['file:///C:/Users/User/Desktop/SUBPLAN/PORTARIAS%20SOF/3%20-%20MPDFT/anexo_i_-_tabela_1.xls'#Quantitativo_Fisico_Pessoal_Ser.F18]+['file:///C:/Users/User/Desktop/SUBPLAN/PORTARIAS%20SOF/4%20-%20MPT/Anexo_1_Tabela_1_Quantitativo_Servidores_2020_04_MPT.xls'#Anexo_1_Tabela_1_Quantitativo_S.F20]+['file:///C:/Users/User/Desktop/SUBPLAN/PORTARIAS%20SOF/5%20-%20ESMPU/Anexo-1-ServidoresESMPUABR2020.xls'#Quantitativo_Fisico_Pessoal_Ser.F18]" table:style-name="ce6">
            <text:p>26</text:p>
          </table:table-cell>
          <table:table-cell office:value-type="float" office:value="137" table:formula="of:=[.H18]+[.I18]" table:style-name="ce7">
            <text:p>137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19]+['file:///C:/Users/User/Desktop/SUBPLAN/PORTARIAS%20SOF/2%20-%20MPM/Anexo-1-tabela-1-Quantitativo_Fisico_Pessoal_Servidores-DAP.xls'#Quantitativo_Fisico_Pessoal.J16]+['file:///C:/Users/User/Desktop/SUBPLAN/PORTARIAS%20SOF/3%20-%20MPDFT/anexo_i_-_tabela_1.xls'#Quantitativo_Fisico_Pessoal_Ser.J18]+['file:///C:/Users/User/Desktop/SUBPLAN/PORTARIAS%20SOF/4%20-%20MPT/Anexo_1_Tabela_1_Quantitativo_Servidores_2020_04_MPT.xls'#Anexo_1_Tabela_1_Quantitativo_S.J20]+['file:///C:/Users/User/Desktop/SUBPLAN/PORTARIAS%20SOF/5%20-%20ESMPU/Anexo-1-ServidoresESMPUABR2020.xls'#Quantitativo_Fisico_Pessoal_Ser.J18]" table:style-name="ce6">
            <text:p>0</text:p>
          </table:table-cell>
          <table:table-cell office:value-type="float" office:value="3" table:formula="of:=['file:///C:/Users/User/Desktop/SUBPLAN/PORTARIAS%20SOF/1%20-%20MPF/anexo_I_servidores_2020_ods.xls'#Anexo_1_Tabela_1_Quantitativo_F.K19]+['file:///C:/Users/User/Desktop/SUBPLAN/PORTARIAS%20SOF/2%20-%20MPM/Anexo-1-tabela-1-Quantitativo_Fisico_Pessoal_Servidores-DAP.xls'#Quantitativo_Fisico_Pessoal.K16]+['file:///C:/Users/User/Desktop/SUBPLAN/PORTARIAS%20SOF/3%20-%20MPDFT/anexo_i_-_tabela_1.xls'#Quantitativo_Fisico_Pessoal_Ser.K18]+['file:///C:/Users/User/Desktop/SUBPLAN/PORTARIAS%20SOF/4%20-%20MPT/Anexo_1_Tabela_1_Quantitativo_Servidores_2020_04_MPT.xls'#Anexo_1_Tabela_1_Quantitativo_S.K20]+['file:///C:/Users/User/Desktop/SUBPLAN/PORTARIAS%20SOF/5%20-%20ESMPU/Anexo-1-ServidoresESMPUABR2020.xls'#Quantitativo_Fisico_Pessoal_Ser.K18]" table:style-name="ce6">
            <text:p>3</text:p>
          </table:table-cell>
          <table:table-cell office:value-type="float" office:value="3" table:formula="of:=[.M18]+[.N18]" table:style-name="ce7">
            <text:p>3</text:p>
          </table:table-cell>
          <table:table-cell office:value-type="float" office:value="5" table:formula="of:=['file:///C:/Users/User/Desktop/SUBPLAN/PORTARIAS%20SOF/1%20-%20MPF/anexo_I_servidores_2020_ods.xls'#Anexo_1_Tabela_1_Quantitativo_F.M19]+['file:///C:/Users/User/Desktop/SUBPLAN/PORTARIAS%20SOF/2%20-%20MPM/Anexo-1-tabela-1-Quantitativo_Fisico_Pessoal_Servidores-DAP.xls'#Quantitativo_Fisico_Pessoal.M16]+['file:///C:/Users/User/Desktop/SUBPLAN/PORTARIAS%20SOF/3%20-%20MPDFT/anexo_i_-_tabela_1.xls'#Quantitativo_Fisico_Pessoal_Ser.M18]+['file:///C:/Users/User/Desktop/SUBPLAN/PORTARIAS%20SOF/4%20-%20MPT/Anexo_1_Tabela_1_Quantitativo_Servidores_2020_04_MPT.xls'#Anexo_1_Tabela_1_Quantitativo_S.M20]+['file:///C:/Users/User/Desktop/SUBPLAN/PORTARIAS%20SOF/5%20-%20ESMPU/Anexo-1-ServidoresESMPUABR2020.xls'#Quantitativo_Fisico_Pessoal_Ser.M18]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11" table:formula="of:=['file:///C:/Users/User/Desktop/SUBPLAN/PORTARIAS%20SOF/1%20-%20MPF/anexo_I_servidores_2020_ods.xls'#Anexo_1_Tabela_1_Quantitativo_F.E20]+['file:///C:/Users/User/Desktop/SUBPLAN/PORTARIAS%20SOF/2%20-%20MPM/Anexo-1-tabela-1-Quantitativo_Fisico_Pessoal_Servidores-DAP.xls'#Quantitativo_Fisico_Pessoal.E17]+['file:///C:/Users/User/Desktop/SUBPLAN/PORTARIAS%20SOF/3%20-%20MPDFT/anexo_i_-_tabela_1.xls'#Quantitativo_Fisico_Pessoal_Ser.E19]+['file:///C:/Users/User/Desktop/SUBPLAN/PORTARIAS%20SOF/4%20-%20MPT/Anexo_1_Tabela_1_Quantitativo_Servidores_2020_04_MPT.xls'#Anexo_1_Tabela_1_Quantitativo_S.E21]+['file:///C:/Users/User/Desktop/SUBPLAN/PORTARIAS%20SOF/5%20-%20ESMPU/Anexo-1-ServidoresESMPUABR2020.xls'#Quantitativo_Fisico_Pessoal_Ser.E19]" table:style-name="ce6">
            <text:p>11</text:p>
          </table:table-cell>
          <table:table-cell office:value-type="float" office:value="215" table:formula="of:=['file:///C:/Users/User/Desktop/SUBPLAN/PORTARIAS%20SOF/1%20-%20MPF/anexo_I_servidores_2020_ods.xls'#Anexo_1_Tabela_1_Quantitativo_F.F20]+['file:///C:/Users/User/Desktop/SUBPLAN/PORTARIAS%20SOF/2%20-%20MPM/Anexo-1-tabela-1-Quantitativo_Fisico_Pessoal_Servidores-DAP.xls'#Quantitativo_Fisico_Pessoal.F17]+['file:///C:/Users/User/Desktop/SUBPLAN/PORTARIAS%20SOF/3%20-%20MPDFT/anexo_i_-_tabela_1.xls'#Quantitativo_Fisico_Pessoal_Ser.F19]+['file:///C:/Users/User/Desktop/SUBPLAN/PORTARIAS%20SOF/4%20-%20MPT/Anexo_1_Tabela_1_Quantitativo_Servidores_2020_04_MPT.xls'#Anexo_1_Tabela_1_Quantitativo_S.F21]+['file:///C:/Users/User/Desktop/SUBPLAN/PORTARIAS%20SOF/5%20-%20ESMPU/Anexo-1-ServidoresESMPUABR2020.xls'#Quantitativo_Fisico_Pessoal_Ser.F19]" table:style-name="ce6">
            <text:p>215</text:p>
          </table:table-cell>
          <table:table-cell office:value-type="float" office:value="226" table:formula="of:=[.H19]+[.I19]" table:style-name="ce7">
            <text:p>226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20]+['file:///C:/Users/User/Desktop/SUBPLAN/PORTARIAS%20SOF/2%20-%20MPM/Anexo-1-tabela-1-Quantitativo_Fisico_Pessoal_Servidores-DAP.xls'#Quantitativo_Fisico_Pessoal.J17]+['file:///C:/Users/User/Desktop/SUBPLAN/PORTARIAS%20SOF/3%20-%20MPDFT/anexo_i_-_tabela_1.xls'#Quantitativo_Fisico_Pessoal_Ser.J19]+['file:///C:/Users/User/Desktop/SUBPLAN/PORTARIAS%20SOF/4%20-%20MPT/Anexo_1_Tabela_1_Quantitativo_Servidores_2020_04_MPT.xls'#Anexo_1_Tabela_1_Quantitativo_S.J21]+['file:///C:/Users/User/Desktop/SUBPLAN/PORTARIAS%20SOF/5%20-%20ESMPU/Anexo-1-ServidoresESMPUABR2020.xls'#Quantitativo_Fisico_Pessoal_Ser.J19]" table:style-name="ce6">
            <text:p>0</text:p>
          </table:table-cell>
          <table:table-cell office:value-type="float" office:value="2" table:formula="of:=['file:///C:/Users/User/Desktop/SUBPLAN/PORTARIAS%20SOF/1%20-%20MPF/anexo_I_servidores_2020_ods.xls'#Anexo_1_Tabela_1_Quantitativo_F.K20]+['file:///C:/Users/User/Desktop/SUBPLAN/PORTARIAS%20SOF/2%20-%20MPM/Anexo-1-tabela-1-Quantitativo_Fisico_Pessoal_Servidores-DAP.xls'#Quantitativo_Fisico_Pessoal.K17]+['file:///C:/Users/User/Desktop/SUBPLAN/PORTARIAS%20SOF/3%20-%20MPDFT/anexo_i_-_tabela_1.xls'#Quantitativo_Fisico_Pessoal_Ser.K19]+['file:///C:/Users/User/Desktop/SUBPLAN/PORTARIAS%20SOF/4%20-%20MPT/Anexo_1_Tabela_1_Quantitativo_Servidores_2020_04_MPT.xls'#Anexo_1_Tabela_1_Quantitativo_S.K21]+['file:///C:/Users/User/Desktop/SUBPLAN/PORTARIAS%20SOF/5%20-%20ESMPU/Anexo-1-ServidoresESMPUABR2020.xls'#Quantitativo_Fisico_Pessoal_Ser.K19]" table:style-name="ce6">
            <text:p>2</text:p>
          </table:table-cell>
          <table:table-cell office:value-type="float" office:value="2" table:formula="of:=[.M19]+[.N19]" table:style-name="ce7">
            <text:p>2</text:p>
          </table:table-cell>
          <table:table-cell office:value-type="float" office:value="3" table:formula="of:=['file:///C:/Users/User/Desktop/SUBPLAN/PORTARIAS%20SOF/1%20-%20MPF/anexo_I_servidores_2020_ods.xls'#Anexo_1_Tabela_1_Quantitativo_F.M20]+['file:///C:/Users/User/Desktop/SUBPLAN/PORTARIAS%20SOF/2%20-%20MPM/Anexo-1-tabela-1-Quantitativo_Fisico_Pessoal_Servidores-DAP.xls'#Quantitativo_Fisico_Pessoal.M17]+['file:///C:/Users/User/Desktop/SUBPLAN/PORTARIAS%20SOF/3%20-%20MPDFT/anexo_i_-_tabela_1.xls'#Quantitativo_Fisico_Pessoal_Ser.M19]+['file:///C:/Users/User/Desktop/SUBPLAN/PORTARIAS%20SOF/4%20-%20MPT/Anexo_1_Tabela_1_Quantitativo_Servidores_2020_04_MPT.xls'#Anexo_1_Tabela_1_Quantitativo_S.M21]+['file:///C:/Users/User/Desktop/SUBPLAN/PORTARIAS%20SOF/5%20-%20ESMPU/Anexo-1-ServidoresESMPUABR2020.xls'#Quantitativo_Fisico_Pessoal_Ser.M19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formula="of:=['file:///C:/Users/User/Desktop/SUBPLAN/PORTARIAS%20SOF/1%20-%20MPF/anexo_I_servidores_2020_ods.xls'#Anexo_1_Tabela_1_Quantitativo_F.E21]+['file:///C:/Users/User/Desktop/SUBPLAN/PORTARIAS%20SOF/2%20-%20MPM/Anexo-1-tabela-1-Quantitativo_Fisico_Pessoal_Servidores-DAP.xls'#Quantitativo_Fisico_Pessoal.E18]+['file:///C:/Users/User/Desktop/SUBPLAN/PORTARIAS%20SOF/3%20-%20MPDFT/anexo_i_-_tabela_1.xls'#Quantitativo_Fisico_Pessoal_Ser.E20]+['file:///C:/Users/User/Desktop/SUBPLAN/PORTARIAS%20SOF/4%20-%20MPT/Anexo_1_Tabela_1_Quantitativo_Servidores_2020_04_MPT.xls'#Anexo_1_Tabela_1_Quantitativo_S.E22]+['file:///C:/Users/User/Desktop/SUBPLAN/PORTARIAS%20SOF/5%20-%20ESMPU/Anexo-1-ServidoresESMPUABR2020.xls'#Quantitativo_Fisico_Pessoal_Ser.E20]" table:style-name="ce6">
            <text:p>0</text:p>
          </table:table-cell>
          <table:table-cell office:value-type="float" office:value="76" table:formula="of:=['file:///C:/Users/User/Desktop/SUBPLAN/PORTARIAS%20SOF/1%20-%20MPF/anexo_I_servidores_2020_ods.xls'#Anexo_1_Tabela_1_Quantitativo_F.F21]+['file:///C:/Users/User/Desktop/SUBPLAN/PORTARIAS%20SOF/2%20-%20MPM/Anexo-1-tabela-1-Quantitativo_Fisico_Pessoal_Servidores-DAP.xls'#Quantitativo_Fisico_Pessoal.F18]+['file:///C:/Users/User/Desktop/SUBPLAN/PORTARIAS%20SOF/3%20-%20MPDFT/anexo_i_-_tabela_1.xls'#Quantitativo_Fisico_Pessoal_Ser.F20]+['file:///C:/Users/User/Desktop/SUBPLAN/PORTARIAS%20SOF/4%20-%20MPT/Anexo_1_Tabela_1_Quantitativo_Servidores_2020_04_MPT.xls'#Anexo_1_Tabela_1_Quantitativo_S.F22]+['file:///C:/Users/User/Desktop/SUBPLAN/PORTARIAS%20SOF/5%20-%20ESMPU/Anexo-1-ServidoresESMPUABR2020.xls'#Quantitativo_Fisico_Pessoal_Ser.F20]" table:style-name="ce6">
            <text:p>76</text:p>
          </table:table-cell>
          <table:table-cell office:value-type="float" office:value="76" table:formula="of:=[.H20]+[.I20]" table:style-name="ce7">
            <text:p>76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21]+['file:///C:/Users/User/Desktop/SUBPLAN/PORTARIAS%20SOF/2%20-%20MPM/Anexo-1-tabela-1-Quantitativo_Fisico_Pessoal_Servidores-DAP.xls'#Quantitativo_Fisico_Pessoal.J18]+['file:///C:/Users/User/Desktop/SUBPLAN/PORTARIAS%20SOF/3%20-%20MPDFT/anexo_i_-_tabela_1.xls'#Quantitativo_Fisico_Pessoal_Ser.J20]+['file:///C:/Users/User/Desktop/SUBPLAN/PORTARIAS%20SOF/4%20-%20MPT/Anexo_1_Tabela_1_Quantitativo_Servidores_2020_04_MPT.xls'#Anexo_1_Tabela_1_Quantitativo_S.J22]+['file:///C:/Users/User/Desktop/SUBPLAN/PORTARIAS%20SOF/5%20-%20ESMPU/Anexo-1-ServidoresESMPUABR2020.xls'#Quantitativo_Fisico_Pessoal_Ser.J20]" table:style-name="ce6">
            <text:p>0</text:p>
          </table:table-cell>
          <table:table-cell office:value-type="float" office:value="2" table:formula="of:=['file:///C:/Users/User/Desktop/SUBPLAN/PORTARIAS%20SOF/1%20-%20MPF/anexo_I_servidores_2020_ods.xls'#Anexo_1_Tabela_1_Quantitativo_F.K21]+['file:///C:/Users/User/Desktop/SUBPLAN/PORTARIAS%20SOF/2%20-%20MPM/Anexo-1-tabela-1-Quantitativo_Fisico_Pessoal_Servidores-DAP.xls'#Quantitativo_Fisico_Pessoal.K18]+['file:///C:/Users/User/Desktop/SUBPLAN/PORTARIAS%20SOF/3%20-%20MPDFT/anexo_i_-_tabela_1.xls'#Quantitativo_Fisico_Pessoal_Ser.K20]+['file:///C:/Users/User/Desktop/SUBPLAN/PORTARIAS%20SOF/4%20-%20MPT/Anexo_1_Tabela_1_Quantitativo_Servidores_2020_04_MPT.xls'#Anexo_1_Tabela_1_Quantitativo_S.K22]+['file:///C:/Users/User/Desktop/SUBPLAN/PORTARIAS%20SOF/5%20-%20ESMPU/Anexo-1-ServidoresESMPUABR2020.xls'#Quantitativo_Fisico_Pessoal_Ser.K20]" table:style-name="ce6">
            <text:p>2</text:p>
          </table:table-cell>
          <table:table-cell office:value-type="float" office:value="2" table:formula="of:=[.M20]+[.N20]" table:style-name="ce7">
            <text:p>2</text:p>
          </table:table-cell>
          <table:table-cell office:value-type="float" office:value="4" table:formula="of:=['file:///C:/Users/User/Desktop/SUBPLAN/PORTARIAS%20SOF/1%20-%20MPF/anexo_I_servidores_2020_ods.xls'#Anexo_1_Tabela_1_Quantitativo_F.M21]+['file:///C:/Users/User/Desktop/SUBPLAN/PORTARIAS%20SOF/2%20-%20MPM/Anexo-1-tabela-1-Quantitativo_Fisico_Pessoal_Servidores-DAP.xls'#Quantitativo_Fisico_Pessoal.M18]+['file:///C:/Users/User/Desktop/SUBPLAN/PORTARIAS%20SOF/3%20-%20MPDFT/anexo_i_-_tabela_1.xls'#Quantitativo_Fisico_Pessoal_Ser.M20]+['file:///C:/Users/User/Desktop/SUBPLAN/PORTARIAS%20SOF/4%20-%20MPT/Anexo_1_Tabela_1_Quantitativo_Servidores_2020_04_MPT.xls'#Anexo_1_Tabela_1_Quantitativo_S.M22]+['file:///C:/Users/User/Desktop/SUBPLAN/PORTARIAS%20SOF/5%20-%20ESMPU/Anexo-1-ServidoresESMPUABR2020.xls'#Quantitativo_Fisico_Pessoal_Ser.M20]" table:style-name="ce6">
            <text:p>4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0" table:formula="of:=['file:///C:/Users/User/Desktop/SUBPLAN/PORTARIAS%20SOF/1%20-%20MPF/anexo_I_servidores_2020_ods.xls'#Anexo_1_Tabela_1_Quantitativo_F.E22]+['file:///C:/Users/User/Desktop/SUBPLAN/PORTARIAS%20SOF/2%20-%20MPM/Anexo-1-tabela-1-Quantitativo_Fisico_Pessoal_Servidores-DAP.xls'#Quantitativo_Fisico_Pessoal.E19]+['file:///C:/Users/User/Desktop/SUBPLAN/PORTARIAS%20SOF/3%20-%20MPDFT/anexo_i_-_tabela_1.xls'#Quantitativo_Fisico_Pessoal_Ser.E21]+['file:///C:/Users/User/Desktop/SUBPLAN/PORTARIAS%20SOF/4%20-%20MPT/Anexo_1_Tabela_1_Quantitativo_Servidores_2020_04_MPT.xls'#Anexo_1_Tabela_1_Quantitativo_S.E23]+['file:///C:/Users/User/Desktop/SUBPLAN/PORTARIAS%20SOF/5%20-%20ESMPU/Anexo-1-ServidoresESMPUABR2020.xls'#Quantitativo_Fisico_Pessoal_Ser.E21]" table:style-name="ce6">
            <text:p>0</text:p>
          </table:table-cell>
          <table:table-cell office:value-type="float" office:value="69" table:formula="of:=['file:///C:/Users/User/Desktop/SUBPLAN/PORTARIAS%20SOF/1%20-%20MPF/anexo_I_servidores_2020_ods.xls'#Anexo_1_Tabela_1_Quantitativo_F.F22]+['file:///C:/Users/User/Desktop/SUBPLAN/PORTARIAS%20SOF/2%20-%20MPM/Anexo-1-tabela-1-Quantitativo_Fisico_Pessoal_Servidores-DAP.xls'#Quantitativo_Fisico_Pessoal.F19]+['file:///C:/Users/User/Desktop/SUBPLAN/PORTARIAS%20SOF/3%20-%20MPDFT/anexo_i_-_tabela_1.xls'#Quantitativo_Fisico_Pessoal_Ser.F21]+['file:///C:/Users/User/Desktop/SUBPLAN/PORTARIAS%20SOF/4%20-%20MPT/Anexo_1_Tabela_1_Quantitativo_Servidores_2020_04_MPT.xls'#Anexo_1_Tabela_1_Quantitativo_S.F23]+['file:///C:/Users/User/Desktop/SUBPLAN/PORTARIAS%20SOF/5%20-%20ESMPU/Anexo-1-ServidoresESMPUABR2020.xls'#Quantitativo_Fisico_Pessoal_Ser.F21]" table:style-name="ce6">
            <text:p>69</text:p>
          </table:table-cell>
          <table:table-cell office:value-type="float" office:value="69" table:formula="of:=[.H21]+[.I21]" table:style-name="ce7">
            <text:p>69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22]+['file:///C:/Users/User/Desktop/SUBPLAN/PORTARIAS%20SOF/2%20-%20MPM/Anexo-1-tabela-1-Quantitativo_Fisico_Pessoal_Servidores-DAP.xls'#Quantitativo_Fisico_Pessoal.J19]+['file:///C:/Users/User/Desktop/SUBPLAN/PORTARIAS%20SOF/3%20-%20MPDFT/anexo_i_-_tabela_1.xls'#Quantitativo_Fisico_Pessoal_Ser.J21]+['file:///C:/Users/User/Desktop/SUBPLAN/PORTARIAS%20SOF/4%20-%20MPT/Anexo_1_Tabela_1_Quantitativo_Servidores_2020_04_MPT.xls'#Anexo_1_Tabela_1_Quantitativo_S.J23]+['file:///C:/Users/User/Desktop/SUBPLAN/PORTARIAS%20SOF/5%20-%20ESMPU/Anexo-1-ServidoresESMPUABR2020.xls'#Quantitativo_Fisico_Pessoal_Ser.J21]" table:style-name="ce6">
            <text:p>0</text:p>
          </table:table-cell>
          <table:table-cell office:value-type="float" office:value="0" table:formula="of:=['file:///C:/Users/User/Desktop/SUBPLAN/PORTARIAS%20SOF/1%20-%20MPF/anexo_I_servidores_2020_ods.xls'#Anexo_1_Tabela_1_Quantitativo_F.K22]+['file:///C:/Users/User/Desktop/SUBPLAN/PORTARIAS%20SOF/2%20-%20MPM/Anexo-1-tabela-1-Quantitativo_Fisico_Pessoal_Servidores-DAP.xls'#Quantitativo_Fisico_Pessoal.K19]+['file:///C:/Users/User/Desktop/SUBPLAN/PORTARIAS%20SOF/3%20-%20MPDFT/anexo_i_-_tabela_1.xls'#Quantitativo_Fisico_Pessoal_Ser.K21]+['file:///C:/Users/User/Desktop/SUBPLAN/PORTARIAS%20SOF/4%20-%20MPT/Anexo_1_Tabela_1_Quantitativo_Servidores_2020_04_MPT.xls'#Anexo_1_Tabela_1_Quantitativo_S.K23]+['file:///C:/Users/User/Desktop/SUBPLAN/PORTARIAS%20SOF/5%20-%20ESMPU/Anexo-1-ServidoresESMPUABR2020.xls'#Quantitativo_Fisico_Pessoal_Ser.K21]" table:style-name="ce6">
            <text:p>0</text:p>
          </table:table-cell>
          <table:table-cell office:value-type="float" office:value="0" table:formula="of:=[.M21]+[.N21]" table:style-name="ce7">
            <text:p>0</text:p>
          </table:table-cell>
          <table:table-cell office:value-type="float" office:value="0" table:formula="of:=['file:///C:/Users/User/Desktop/SUBPLAN/PORTARIAS%20SOF/1%20-%20MPF/anexo_I_servidores_2020_ods.xls'#Anexo_1_Tabela_1_Quantitativo_F.M22]+['file:///C:/Users/User/Desktop/SUBPLAN/PORTARIAS%20SOF/2%20-%20MPM/Anexo-1-tabela-1-Quantitativo_Fisico_Pessoal_Servidores-DAP.xls'#Quantitativo_Fisico_Pessoal.M19]+['file:///C:/Users/User/Desktop/SUBPLAN/PORTARIAS%20SOF/3%20-%20MPDFT/anexo_i_-_tabela_1.xls'#Quantitativo_Fisico_Pessoal_Ser.M21]+['file:///C:/Users/User/Desktop/SUBPLAN/PORTARIAS%20SOF/4%20-%20MPT/Anexo_1_Tabela_1_Quantitativo_Servidores_2020_04_MPT.xls'#Anexo_1_Tabela_1_Quantitativo_S.M23]+['file:///C:/Users/User/Desktop/SUBPLAN/PORTARIAS%20SOF/5%20-%20ESMPU/Anexo-1-ServidoresESMPUABR2020.xls'#Quantitativo_Fisico_Pessoal_Ser.M21]" table:style-name="ce6">
            <text:p>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19"/>
          <table:covered-table-cell/>
          <table:table-cell table:style-name="ce8"/>
          <table:table-cell office:value-type="float" office:value="4587" table:formula="of:=SUM([.H9:.H21])" table:style-name="ce9">
            <text:p>4.587</text:p>
          </table:table-cell>
          <table:table-cell office:value-type="float" office:value="391" table:formula="of:=SUM([.I9:.I21])" table:style-name="ce9">
            <text:p>391</text:p>
          </table:table-cell>
          <table:table-cell office:value-type="float" office:value="4978" table:formula="of:=SUM([.J9:.J21])" table:style-name="ce9">
            <text:p>4.978</text:p>
          </table:table-cell>
          <table:table-cell office:value-type="float" office:value="2115" table:formula="of:=[.K9]" table:style-name="ce9">
            <text:p>2.115</text:p>
          </table:table-cell>
          <table:table-cell office:value-type="float" office:value="7093" table:formula="of:=[.L9]" table:style-name="ce9">
            <text:p>7.093</text:p>
          </table:table-cell>
          <table:table-cell office:value-type="float" office:value="360" table:formula="of:=SUM([.M9:.M21])+1" table:style-name="ce9">
            <text:p>360</text:p>
          </table:table-cell>
          <table:table-cell office:value-type="float" office:value="63" table:formula="of:=SUM([.N9:.N21])" table:style-name="ce9">
            <text:p>63</text:p>
          </table:table-cell>
          <table:table-cell office:value-type="float" office:value="422" table:formula="of:=SUM([.O9:.O21])" table:style-name="ce9">
            <text:p>422</text:p>
          </table:table-cell>
          <table:table-cell office:value-type="float" office:value="79" table:formula="of:=SUM([.P9:.P21])" table:style-name="ce9">
            <text:p>79</text:p>
          </table:table-cell>
          <table:table-cell table:style-name="ce2"/>
          <table:table-cell table:number-columns-repeated="16367"/>
        </table:table-row>
        <table:table-row table:style-name="ro8">
          <table:table-cell office:value-type="string" table:number-columns-spanned="2" table:number-rows-spanned="14" table:style-name="ce16">
            <text:p>TÉCNICO</text:p>
          </table:table-cell>
          <table:covered-table-cell/>
          <table:table-cell office:value-type="string" table:number-columns-spanned="2" table:number-rows-spanned="13" table:style-name="ce16">
            <text:p>MÉDIO</text:p>
          </table:table-cell>
          <table:covered-table-cell/>
          <table:table-cell office:value-type="string" table:number-columns-spanned="2" table:number-rows-spanned="5" table:style-name="ce16">
            <text:p>C</text:p>
          </table:table-cell>
          <table:covered-table-cell/>
          <table:table-cell office:value-type="string" table:style-name="ce5">
            <text:p>13</text:p>
          </table:table-cell>
          <table:table-cell office:value-type="float" office:value="4475" table:formula="of:=['file:///C:/Users/User/Desktop/SUBPLAN/PORTARIAS%20SOF/1%20-%20MPF/anexo_I_servidores_2020_ods.xls'#Anexo_1_Tabela_1_Quantitativo_F.E27]+['file:///C:/Users/User/Desktop/SUBPLAN/PORTARIAS%20SOF/2%20-%20MPM/Anexo-1-tabela-1-Quantitativo_Fisico_Pessoal_Servidores-DAP.xls'#Quantitativo_Fisico_Pessoal.E21]+['file:///C:/Users/User/Desktop/SUBPLAN/PORTARIAS%20SOF/3%20-%20MPDFT/anexo_i_-_tabela_1.xls'#Quantitativo_Fisico_Pessoal_Ser.E23]+['file:///C:/Users/User/Desktop/SUBPLAN/PORTARIAS%20SOF/4%20-%20MPT/Anexo_1_Tabela_1_Quantitativo_Servidores_2020_04_MPT.xls'#Anexo_1_Tabela_1_Quantitativo_S.E25]+['file:///C:/Users/User/Desktop/SUBPLAN/PORTARIAS%20SOF/5%20-%20ESMPU/Anexo-1-ServidoresESMPUABR2020.xls'#Quantitativo_Fisico_Pessoal_Ser.E23]" table:style-name="ce6">
            <text:p>4475</text:p>
          </table:table-cell>
          <table:table-cell office:value-type="float" office:value="11" table:formula="of:=['file:///C:/Users/User/Desktop/SUBPLAN/PORTARIAS%20SOF/1%20-%20MPF/anexo_I_servidores_2020_ods.xls'#Anexo_1_Tabela_1_Quantitativo_F.F27]+['file:///C:/Users/User/Desktop/SUBPLAN/PORTARIAS%20SOF/2%20-%20MPM/Anexo-1-tabela-1-Quantitativo_Fisico_Pessoal_Servidores-DAP.xls'#Quantitativo_Fisico_Pessoal.F21]+['file:///C:/Users/User/Desktop/SUBPLAN/PORTARIAS%20SOF/3%20-%20MPDFT/anexo_i_-_tabela_1.xls'#Quantitativo_Fisico_Pessoal_Ser.F23]+['file:///C:/Users/User/Desktop/SUBPLAN/PORTARIAS%20SOF/4%20-%20MPT/Anexo_1_Tabela_1_Quantitativo_Servidores_2020_04_MPT.xls'#Anexo_1_Tabela_1_Quantitativo_S.F25]+['file:///C:/Users/User/Desktop/SUBPLAN/PORTARIAS%20SOF/5%20-%20ESMPU/Anexo-1-ServidoresESMPUABR2020.xls'#Quantitativo_Fisico_Pessoal_Ser.F23]" table:style-name="ce6">
            <text:p>11</text:p>
          </table:table-cell>
          <table:table-cell office:value-type="float" office:value="4486" table:formula="of:=[.H23]+[.I23]" table:style-name="ce7">
            <text:p>4.486</text:p>
          </table:table-cell>
          <table:table-cell office:value-type="float" office:value="1590" table:formula="of:=['file:///C:/Users/User/Desktop/SUBPLAN/PORTARIAS%20SOF/1%20-%20MPF/anexo_I_servidores_2020_ods.xls'#Anexo_1_Tabela_1_Quantitativo_F.$H$42]+['file:///C:/Users/User/Desktop/SUBPLAN/PORTARIAS%20SOF/2%20-%20MPM/Anexo-1-tabela-1-Quantitativo_Fisico_Pessoal_Servidores-DAP.xls'#Quantitativo_Fisico_Pessoal.$H$21:.$H$33]+['file:///C:/Users/User/Desktop/SUBPLAN/PORTARIAS%20SOF/3%20-%20MPDFT/anexo_i_-_tabela_1.xls'#Quantitativo_Fisico_Pessoal_Ser.$H$23:.$H$35]+['file:///C:/Users/User/Desktop/SUBPLAN/PORTARIAS%20SOF/4%20-%20MPT/Anexo_1_Tabela_1_Quantitativo_Servidores_2020_04_MPT.xls'#Anexo_1_Tabela_1_Quantitativo_S.$H$25]+['file:///C:/Users/User/Desktop/SUBPLAN/PORTARIAS%20SOF/5%20-%20ESMPU/Anexo-1-ServidoresESMPUABR2020.xls'#Quantitativo_Fisico_Pessoal_Ser.$H$23:.$H$35]" table:number-columns-spanned="1" table:number-rows-spanned="13" table:style-name="ce20">
            <text:p>1590</text:p>
          </table:table-cell>
          <table:table-cell office:value-type="float" office:value="11001" table:formula="of:=[.K23]+[.J36]" table:number-columns-spanned="1" table:number-rows-spanned="13" table:style-name="ce18">
            <text:p>11.001</text:p>
          </table:table-cell>
          <table:table-cell office:value-type="float" office:value="1587" table:formula="of:=['file:///C:/Users/User/Desktop/SUBPLAN/PORTARIAS%20SOF/1%20-%20MPF/anexo_I_servidores_2020_ods.xls'#Anexo_1_Tabela_1_Quantitativo_F.J27]+['file:///C:/Users/User/Desktop/SUBPLAN/PORTARIAS%20SOF/2%20-%20MPM/Anexo-1-tabela-1-Quantitativo_Fisico_Pessoal_Servidores-DAP.xls'#Quantitativo_Fisico_Pessoal.J21]+['file:///C:/Users/User/Desktop/SUBPLAN/PORTARIAS%20SOF/3%20-%20MPDFT/anexo_i_-_tabela_1.xls'#Quantitativo_Fisico_Pessoal_Ser.J23]+['file:///C:/Users/User/Desktop/SUBPLAN/PORTARIAS%20SOF/4%20-%20MPT/Anexo_1_Tabela_1_Quantitativo_Servidores_2020_04_MPT.xls'#Anexo_1_Tabela_1_Quantitativo_S.J25]+['file:///C:/Users/User/Desktop/SUBPLAN/PORTARIAS%20SOF/5%20-%20ESMPU/Anexo-1-ServidoresESMPUABR2020.xls'#Quantitativo_Fisico_Pessoal_Ser.J23]" table:style-name="ce6">
            <text:p>1587</text:p>
          </table:table-cell>
          <table:table-cell office:value-type="float" office:value="418" table:formula="of:=['file:///C:/Users/User/Desktop/SUBPLAN/PORTARIAS%20SOF/1%20-%20MPF/anexo_I_servidores_2020_ods.xls'#Anexo_1_Tabela_1_Quantitativo_F.K27]+['file:///C:/Users/User/Desktop/SUBPLAN/PORTARIAS%20SOF/2%20-%20MPM/Anexo-1-tabela-1-Quantitativo_Fisico_Pessoal_Servidores-DAP.xls'#Quantitativo_Fisico_Pessoal.K21]+['file:///C:/Users/User/Desktop/SUBPLAN/PORTARIAS%20SOF/3%20-%20MPDFT/anexo_i_-_tabela_1.xls'#Quantitativo_Fisico_Pessoal_Ser.K23]+['file:///C:/Users/User/Desktop/SUBPLAN/PORTARIAS%20SOF/4%20-%20MPT/Anexo_1_Tabela_1_Quantitativo_Servidores_2020_04_MPT.xls'#Anexo_1_Tabela_1_Quantitativo_S.K25]+['file:///C:/Users/User/Desktop/SUBPLAN/PORTARIAS%20SOF/5%20-%20ESMPU/Anexo-1-ServidoresESMPUABR2020.xls'#Quantitativo_Fisico_Pessoal_Ser.K23]" table:style-name="ce6">
            <text:p>418</text:p>
          </table:table-cell>
          <table:table-cell office:value-type="float" office:value="2005" table:formula="of:=[.M23]+[.N23]" table:style-name="ce7">
            <text:p>2.005</text:p>
          </table:table-cell>
          <table:table-cell office:value-type="float" office:value="527" table:formula="of:=['file:///C:/Users/User/Desktop/SUBPLAN/PORTARIAS%20SOF/1%20-%20MPF/anexo_I_servidores_2020_ods.xls'#Anexo_1_Tabela_1_Quantitativo_F.M27]+['file:///C:/Users/User/Desktop/SUBPLAN/PORTARIAS%20SOF/2%20-%20MPM/Anexo-1-tabela-1-Quantitativo_Fisico_Pessoal_Servidores-DAP.xls'#Quantitativo_Fisico_Pessoal.M21]+['file:///C:/Users/User/Desktop/SUBPLAN/PORTARIAS%20SOF/3%20-%20MPDFT/anexo_i_-_tabela_1.xls'#Quantitativo_Fisico_Pessoal_Ser.M23]+['file:///C:/Users/User/Desktop/SUBPLAN/PORTARIAS%20SOF/4%20-%20MPT/Anexo_1_Tabela_1_Quantitativo_Servidores_2020_04_MPT.xls'#Anexo_1_Tabela_1_Quantitativo_S.M25]+['file:///C:/Users/User/Desktop/SUBPLAN/PORTARIAS%20SOF/5%20-%20ESMPU/Anexo-1-ServidoresESMPUABR2020.xls'#Quantitativo_Fisico_Pessoal_Ser.M23]" table:style-name="ce6">
            <text:p>52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2</text:p>
          </table:table-cell>
          <table:table-cell office:value-type="float" office:value="703" table:formula="of:=['file:///C:/Users/User/Desktop/SUBPLAN/PORTARIAS%20SOF/1%20-%20MPF/anexo_I_servidores_2020_ods.xls'#Anexo_1_Tabela_1_Quantitativo_F.E28]+['file:///C:/Users/User/Desktop/SUBPLAN/PORTARIAS%20SOF/2%20-%20MPM/Anexo-1-tabela-1-Quantitativo_Fisico_Pessoal_Servidores-DAP.xls'#Quantitativo_Fisico_Pessoal.E22]+['file:///C:/Users/User/Desktop/SUBPLAN/PORTARIAS%20SOF/3%20-%20MPDFT/anexo_i_-_tabela_1.xls'#Quantitativo_Fisico_Pessoal_Ser.E24]+['file:///C:/Users/User/Desktop/SUBPLAN/PORTARIAS%20SOF/4%20-%20MPT/Anexo_1_Tabela_1_Quantitativo_Servidores_2020_04_MPT.xls'#Anexo_1_Tabela_1_Quantitativo_S.E26]+['file:///C:/Users/User/Desktop/SUBPLAN/PORTARIAS%20SOF/5%20-%20ESMPU/Anexo-1-ServidoresESMPUABR2020.xls'#Quantitativo_Fisico_Pessoal_Ser.E24]" table:style-name="ce6">
            <text:p>703</text:p>
          </table:table-cell>
          <table:table-cell office:value-type="float" office:value="2" table:formula="of:=['file:///C:/Users/User/Desktop/SUBPLAN/PORTARIAS%20SOF/1%20-%20MPF/anexo_I_servidores_2020_ods.xls'#Anexo_1_Tabela_1_Quantitativo_F.F28]+['file:///C:/Users/User/Desktop/SUBPLAN/PORTARIAS%20SOF/2%20-%20MPM/Anexo-1-tabela-1-Quantitativo_Fisico_Pessoal_Servidores-DAP.xls'#Quantitativo_Fisico_Pessoal.F22]+['file:///C:/Users/User/Desktop/SUBPLAN/PORTARIAS%20SOF/3%20-%20MPDFT/anexo_i_-_tabela_1.xls'#Quantitativo_Fisico_Pessoal_Ser.F24]+['file:///C:/Users/User/Desktop/SUBPLAN/PORTARIAS%20SOF/4%20-%20MPT/Anexo_1_Tabela_1_Quantitativo_Servidores_2020_04_MPT.xls'#Anexo_1_Tabela_1_Quantitativo_S.F26]+['file:///C:/Users/User/Desktop/SUBPLAN/PORTARIAS%20SOF/5%20-%20ESMPU/Anexo-1-ServidoresESMPUABR2020.xls'#Quantitativo_Fisico_Pessoal_Ser.F24]" table:style-name="ce6">
            <text:p>2</text:p>
          </table:table-cell>
          <table:table-cell office:value-type="float" office:value="705" table:formula="of:=[.H24]+[.I24]" table:style-name="ce7">
            <text:p>705</text:p>
          </table:table-cell>
          <table:covered-table-cell/>
          <table:covered-table-cell/>
          <table:table-cell office:value-type="float" office:value="7" table:formula="of:=['file:///C:/Users/User/Desktop/SUBPLAN/PORTARIAS%20SOF/1%20-%20MPF/anexo_I_servidores_2020_ods.xls'#Anexo_1_Tabela_1_Quantitativo_F.J28]+['file:///C:/Users/User/Desktop/SUBPLAN/PORTARIAS%20SOF/2%20-%20MPM/Anexo-1-tabela-1-Quantitativo_Fisico_Pessoal_Servidores-DAP.xls'#Quantitativo_Fisico_Pessoal.J22]+['file:///C:/Users/User/Desktop/SUBPLAN/PORTARIAS%20SOF/3%20-%20MPDFT/anexo_i_-_tabela_1.xls'#Quantitativo_Fisico_Pessoal_Ser.J24]+['file:///C:/Users/User/Desktop/SUBPLAN/PORTARIAS%20SOF/4%20-%20MPT/Anexo_1_Tabela_1_Quantitativo_Servidores_2020_04_MPT.xls'#Anexo_1_Tabela_1_Quantitativo_S.J26]+['file:///C:/Users/User/Desktop/SUBPLAN/PORTARIAS%20SOF/5%20-%20ESMPU/Anexo-1-ServidoresESMPUABR2020.xls'#Quantitativo_Fisico_Pessoal_Ser.J24]" table:style-name="ce6">
            <text:p>7</text:p>
          </table:table-cell>
          <table:table-cell office:value-type="float" office:value="5" table:formula="of:=['file:///C:/Users/User/Desktop/SUBPLAN/PORTARIAS%20SOF/1%20-%20MPF/anexo_I_servidores_2020_ods.xls'#Anexo_1_Tabela_1_Quantitativo_F.K28]+['file:///C:/Users/User/Desktop/SUBPLAN/PORTARIAS%20SOF/2%20-%20MPM/Anexo-1-tabela-1-Quantitativo_Fisico_Pessoal_Servidores-DAP.xls'#Quantitativo_Fisico_Pessoal.K22]+['file:///C:/Users/User/Desktop/SUBPLAN/PORTARIAS%20SOF/3%20-%20MPDFT/anexo_i_-_tabela_1.xls'#Quantitativo_Fisico_Pessoal_Ser.K24]+['file:///C:/Users/User/Desktop/SUBPLAN/PORTARIAS%20SOF/4%20-%20MPT/Anexo_1_Tabela_1_Quantitativo_Servidores_2020_04_MPT.xls'#Anexo_1_Tabela_1_Quantitativo_S.K26]+['file:///C:/Users/User/Desktop/SUBPLAN/PORTARIAS%20SOF/5%20-%20ESMPU/Anexo-1-ServidoresESMPUABR2020.xls'#Quantitativo_Fisico_Pessoal_Ser.K24]" table:style-name="ce6">
            <text:p>5</text:p>
          </table:table-cell>
          <table:table-cell office:value-type="float" office:value="12" table:formula="of:=[.M24]+[.N24]" table:style-name="ce7">
            <text:p>12</text:p>
          </table:table-cell>
          <table:table-cell office:value-type="float" office:value="6" table:formula="of:=['file:///C:/Users/User/Desktop/SUBPLAN/PORTARIAS%20SOF/1%20-%20MPF/anexo_I_servidores_2020_ods.xls'#Anexo_1_Tabela_1_Quantitativo_F.M28]+['file:///C:/Users/User/Desktop/SUBPLAN/PORTARIAS%20SOF/2%20-%20MPM/Anexo-1-tabela-1-Quantitativo_Fisico_Pessoal_Servidores-DAP.xls'#Quantitativo_Fisico_Pessoal.M22]+['file:///C:/Users/User/Desktop/SUBPLAN/PORTARIAS%20SOF/3%20-%20MPDFT/anexo_i_-_tabela_1.xls'#Quantitativo_Fisico_Pessoal_Ser.M24]+['file:///C:/Users/User/Desktop/SUBPLAN/PORTARIAS%20SOF/4%20-%20MPT/Anexo_1_Tabela_1_Quantitativo_Servidores_2020_04_MPT.xls'#Anexo_1_Tabela_1_Quantitativo_S.M26]+['file:///C:/Users/User/Desktop/SUBPLAN/PORTARIAS%20SOF/5%20-%20ESMPU/Anexo-1-ServidoresESMPUABR2020.xls'#Quantitativo_Fisico_Pessoal_Ser.M24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1</text:p>
          </table:table-cell>
          <table:table-cell office:value-type="float" office:value="187" table:formula="of:=['file:///C:/Users/User/Desktop/SUBPLAN/PORTARIAS%20SOF/1%20-%20MPF/anexo_I_servidores_2020_ods.xls'#Anexo_1_Tabela_1_Quantitativo_F.E29]+['file:///C:/Users/User/Desktop/SUBPLAN/PORTARIAS%20SOF/2%20-%20MPM/Anexo-1-tabela-1-Quantitativo_Fisico_Pessoal_Servidores-DAP.xls'#Quantitativo_Fisico_Pessoal.E23]+['file:///C:/Users/User/Desktop/SUBPLAN/PORTARIAS%20SOF/3%20-%20MPDFT/anexo_i_-_tabela_1.xls'#Quantitativo_Fisico_Pessoal_Ser.E25]+['file:///C:/Users/User/Desktop/SUBPLAN/PORTARIAS%20SOF/4%20-%20MPT/Anexo_1_Tabela_1_Quantitativo_Servidores_2020_04_MPT.xls'#Anexo_1_Tabela_1_Quantitativo_S.E27]+['file:///C:/Users/User/Desktop/SUBPLAN/PORTARIAS%20SOF/5%20-%20ESMPU/Anexo-1-ServidoresESMPUABR2020.xls'#Quantitativo_Fisico_Pessoal_Ser.E25]" table:style-name="ce6">
            <text:p>187</text:p>
          </table:table-cell>
          <table:table-cell office:value-type="float" office:value="1" table:formula="of:=['file:///C:/Users/User/Desktop/SUBPLAN/PORTARIAS%20SOF/1%20-%20MPF/anexo_I_servidores_2020_ods.xls'#Anexo_1_Tabela_1_Quantitativo_F.F29]+['file:///C:/Users/User/Desktop/SUBPLAN/PORTARIAS%20SOF/2%20-%20MPM/Anexo-1-tabela-1-Quantitativo_Fisico_Pessoal_Servidores-DAP.xls'#Quantitativo_Fisico_Pessoal.F23]+['file:///C:/Users/User/Desktop/SUBPLAN/PORTARIAS%20SOF/3%20-%20MPDFT/anexo_i_-_tabela_1.xls'#Quantitativo_Fisico_Pessoal_Ser.F25]+['file:///C:/Users/User/Desktop/SUBPLAN/PORTARIAS%20SOF/4%20-%20MPT/Anexo_1_Tabela_1_Quantitativo_Servidores_2020_04_MPT.xls'#Anexo_1_Tabela_1_Quantitativo_S.F27]+['file:///C:/Users/User/Desktop/SUBPLAN/PORTARIAS%20SOF/5%20-%20ESMPU/Anexo-1-ServidoresESMPUABR2020.xls'#Quantitativo_Fisico_Pessoal_Ser.F25]" table:style-name="ce6">
            <text:p>1</text:p>
          </table:table-cell>
          <table:table-cell office:value-type="float" office:value="188" table:formula="of:=[.H25]+[.I25]" table:style-name="ce7">
            <text:p>188</text:p>
          </table:table-cell>
          <table:covered-table-cell/>
          <table:covered-table-cell/>
          <table:table-cell office:value-type="float" office:value="5" table:formula="of:=['file:///C:/Users/User/Desktop/SUBPLAN/PORTARIAS%20SOF/1%20-%20MPF/anexo_I_servidores_2020_ods.xls'#Anexo_1_Tabela_1_Quantitativo_F.J29]+['file:///C:/Users/User/Desktop/SUBPLAN/PORTARIAS%20SOF/2%20-%20MPM/Anexo-1-tabela-1-Quantitativo_Fisico_Pessoal_Servidores-DAP.xls'#Quantitativo_Fisico_Pessoal.J23]+['file:///C:/Users/User/Desktop/SUBPLAN/PORTARIAS%20SOF/3%20-%20MPDFT/anexo_i_-_tabela_1.xls'#Quantitativo_Fisico_Pessoal_Ser.J25]+['file:///C:/Users/User/Desktop/SUBPLAN/PORTARIAS%20SOF/4%20-%20MPT/Anexo_1_Tabela_1_Quantitativo_Servidores_2020_04_MPT.xls'#Anexo_1_Tabela_1_Quantitativo_S.J27]+['file:///C:/Users/User/Desktop/SUBPLAN/PORTARIAS%20SOF/5%20-%20ESMPU/Anexo-1-ServidoresESMPUABR2020.xls'#Quantitativo_Fisico_Pessoal_Ser.J25]" table:style-name="ce6">
            <text:p>5</text:p>
          </table:table-cell>
          <table:table-cell office:value-type="float" office:value="4" table:formula="of:=['file:///C:/Users/User/Desktop/SUBPLAN/PORTARIAS%20SOF/1%20-%20MPF/anexo_I_servidores_2020_ods.xls'#Anexo_1_Tabela_1_Quantitativo_F.K29]+['file:///C:/Users/User/Desktop/SUBPLAN/PORTARIAS%20SOF/2%20-%20MPM/Anexo-1-tabela-1-Quantitativo_Fisico_Pessoal_Servidores-DAP.xls'#Quantitativo_Fisico_Pessoal.K23]+['file:///C:/Users/User/Desktop/SUBPLAN/PORTARIAS%20SOF/3%20-%20MPDFT/anexo_i_-_tabela_1.xls'#Quantitativo_Fisico_Pessoal_Ser.K25]+['file:///C:/Users/User/Desktop/SUBPLAN/PORTARIAS%20SOF/4%20-%20MPT/Anexo_1_Tabela_1_Quantitativo_Servidores_2020_04_MPT.xls'#Anexo_1_Tabela_1_Quantitativo_S.K27]+['file:///C:/Users/User/Desktop/SUBPLAN/PORTARIAS%20SOF/5%20-%20ESMPU/Anexo-1-ServidoresESMPUABR2020.xls'#Quantitativo_Fisico_Pessoal_Ser.K25]" table:style-name="ce6">
            <text:p>4</text:p>
          </table:table-cell>
          <table:table-cell office:value-type="float" office:value="9" table:formula="of:=[.M25]+[.N25]" table:style-name="ce7">
            <text:p>9</text:p>
          </table:table-cell>
          <table:table-cell office:value-type="float" office:value="7" table:formula="of:=['file:///C:/Users/User/Desktop/SUBPLAN/PORTARIAS%20SOF/1%20-%20MPF/anexo_I_servidores_2020_ods.xls'#Anexo_1_Tabela_1_Quantitativo_F.M29]+['file:///C:/Users/User/Desktop/SUBPLAN/PORTARIAS%20SOF/2%20-%20MPM/Anexo-1-tabela-1-Quantitativo_Fisico_Pessoal_Servidores-DAP.xls'#Quantitativo_Fisico_Pessoal.M23]+['file:///C:/Users/User/Desktop/SUBPLAN/PORTARIAS%20SOF/3%20-%20MPDFT/anexo_i_-_tabela_1.xls'#Quantitativo_Fisico_Pessoal_Ser.M25]+['file:///C:/Users/User/Desktop/SUBPLAN/PORTARIAS%20SOF/4%20-%20MPT/Anexo_1_Tabela_1_Quantitativo_Servidores_2020_04_MPT.xls'#Anexo_1_Tabela_1_Quantitativo_S.M27]+['file:///C:/Users/User/Desktop/SUBPLAN/PORTARIAS%20SOF/5%20-%20ESMPU/Anexo-1-ServidoresESMPUABR2020.xls'#Quantitativo_Fisico_Pessoal_Ser.M25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0</text:p>
          </table:table-cell>
          <table:table-cell office:value-type="float" office:value="443" table:formula="of:=['file:///C:/Users/User/Desktop/SUBPLAN/PORTARIAS%20SOF/1%20-%20MPF/anexo_I_servidores_2020_ods.xls'#Anexo_1_Tabela_1_Quantitativo_F.E30]+['file:///C:/Users/User/Desktop/SUBPLAN/PORTARIAS%20SOF/2%20-%20MPM/Anexo-1-tabela-1-Quantitativo_Fisico_Pessoal_Servidores-DAP.xls'#Quantitativo_Fisico_Pessoal.E24]+['file:///C:/Users/User/Desktop/SUBPLAN/PORTARIAS%20SOF/3%20-%20MPDFT/anexo_i_-_tabela_1.xls'#Quantitativo_Fisico_Pessoal_Ser.E26]+['file:///C:/Users/User/Desktop/SUBPLAN/PORTARIAS%20SOF/4%20-%20MPT/Anexo_1_Tabela_1_Quantitativo_Servidores_2020_04_MPT.xls'#Anexo_1_Tabela_1_Quantitativo_S.E28]+['file:///C:/Users/User/Desktop/SUBPLAN/PORTARIAS%20SOF/5%20-%20ESMPU/Anexo-1-ServidoresESMPUABR2020.xls'#Quantitativo_Fisico_Pessoal_Ser.E26]" table:style-name="ce6">
            <text:p>443</text:p>
          </table:table-cell>
          <table:table-cell office:value-type="float" office:value="0" table:formula="of:=['file:///C:/Users/User/Desktop/SUBPLAN/PORTARIAS%20SOF/1%20-%20MPF/anexo_I_servidores_2020_ods.xls'#Anexo_1_Tabela_1_Quantitativo_F.F30]+['file:///C:/Users/User/Desktop/SUBPLAN/PORTARIAS%20SOF/2%20-%20MPM/Anexo-1-tabela-1-Quantitativo_Fisico_Pessoal_Servidores-DAP.xls'#Quantitativo_Fisico_Pessoal.F24]+['file:///C:/Users/User/Desktop/SUBPLAN/PORTARIAS%20SOF/3%20-%20MPDFT/anexo_i_-_tabela_1.xls'#Quantitativo_Fisico_Pessoal_Ser.F26]+['file:///C:/Users/User/Desktop/SUBPLAN/PORTARIAS%20SOF/4%20-%20MPT/Anexo_1_Tabela_1_Quantitativo_Servidores_2020_04_MPT.xls'#Anexo_1_Tabela_1_Quantitativo_S.F28]+['file:///C:/Users/User/Desktop/SUBPLAN/PORTARIAS%20SOF/5%20-%20ESMPU/Anexo-1-ServidoresESMPUABR2020.xls'#Quantitativo_Fisico_Pessoal_Ser.F26]" table:style-name="ce6">
            <text:p>0</text:p>
          </table:table-cell>
          <table:table-cell office:value-type="float" office:value="443" table:formula="of:=[.H26]+[.I26]" table:style-name="ce7">
            <text:p>443</text:p>
          </table:table-cell>
          <table:covered-table-cell/>
          <table:covered-table-cell/>
          <table:table-cell office:value-type="float" office:value="5" table:formula="of:=['file:///C:/Users/User/Desktop/SUBPLAN/PORTARIAS%20SOF/1%20-%20MPF/anexo_I_servidores_2020_ods.xls'#Anexo_1_Tabela_1_Quantitativo_F.J30]+['file:///C:/Users/User/Desktop/SUBPLAN/PORTARIAS%20SOF/2%20-%20MPM/Anexo-1-tabela-1-Quantitativo_Fisico_Pessoal_Servidores-DAP.xls'#Quantitativo_Fisico_Pessoal.J24]+['file:///C:/Users/User/Desktop/SUBPLAN/PORTARIAS%20SOF/3%20-%20MPDFT/anexo_i_-_tabela_1.xls'#Quantitativo_Fisico_Pessoal_Ser.J26]+['file:///C:/Users/User/Desktop/SUBPLAN/PORTARIAS%20SOF/4%20-%20MPT/Anexo_1_Tabela_1_Quantitativo_Servidores_2020_04_MPT.xls'#Anexo_1_Tabela_1_Quantitativo_S.J28]+['file:///C:/Users/User/Desktop/SUBPLAN/PORTARIAS%20SOF/5%20-%20ESMPU/Anexo-1-ServidoresESMPUABR2020.xls'#Quantitativo_Fisico_Pessoal_Ser.J26]" table:style-name="ce6">
            <text:p>5</text:p>
          </table:table-cell>
          <table:table-cell office:value-type="float" office:value="4" table:formula="of:=['file:///C:/Users/User/Desktop/SUBPLAN/PORTARIAS%20SOF/1%20-%20MPF/anexo_I_servidores_2020_ods.xls'#Anexo_1_Tabela_1_Quantitativo_F.K30]+['file:///C:/Users/User/Desktop/SUBPLAN/PORTARIAS%20SOF/2%20-%20MPM/Anexo-1-tabela-1-Quantitativo_Fisico_Pessoal_Servidores-DAP.xls'#Quantitativo_Fisico_Pessoal.K24]+['file:///C:/Users/User/Desktop/SUBPLAN/PORTARIAS%20SOF/3%20-%20MPDFT/anexo_i_-_tabela_1.xls'#Quantitativo_Fisico_Pessoal_Ser.K26]+['file:///C:/Users/User/Desktop/SUBPLAN/PORTARIAS%20SOF/4%20-%20MPT/Anexo_1_Tabela_1_Quantitativo_Servidores_2020_04_MPT.xls'#Anexo_1_Tabela_1_Quantitativo_S.K28]+['file:///C:/Users/User/Desktop/SUBPLAN/PORTARIAS%20SOF/5%20-%20ESMPU/Anexo-1-ServidoresESMPUABR2020.xls'#Quantitativo_Fisico_Pessoal_Ser.K26]" table:style-name="ce6">
            <text:p>4</text:p>
          </table:table-cell>
          <table:table-cell office:value-type="float" office:value="9" table:formula="of:=[.M26]+[.N26]" table:style-name="ce7">
            <text:p>9</text:p>
          </table:table-cell>
          <table:table-cell office:value-type="float" office:value="6" table:formula="of:=['file:///C:/Users/User/Desktop/SUBPLAN/PORTARIAS%20SOF/1%20-%20MPF/anexo_I_servidores_2020_ods.xls'#Anexo_1_Tabela_1_Quantitativo_F.M30]+['file:///C:/Users/User/Desktop/SUBPLAN/PORTARIAS%20SOF/2%20-%20MPM/Anexo-1-tabela-1-Quantitativo_Fisico_Pessoal_Servidores-DAP.xls'#Quantitativo_Fisico_Pessoal.M24]+['file:///C:/Users/User/Desktop/SUBPLAN/PORTARIAS%20SOF/3%20-%20MPDFT/anexo_i_-_tabela_1.xls'#Quantitativo_Fisico_Pessoal_Ser.M26]+['file:///C:/Users/User/Desktop/SUBPLAN/PORTARIAS%20SOF/4%20-%20MPT/Anexo_1_Tabela_1_Quantitativo_Servidores_2020_04_MPT.xls'#Anexo_1_Tabela_1_Quantitativo_S.M28]+['file:///C:/Users/User/Desktop/SUBPLAN/PORTARIAS%20SOF/5%20-%20ESMPU/Anexo-1-ServidoresESMPUABR2020.xls'#Quantitativo_Fisico_Pessoal_Ser.M26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9</text:p>
          </table:table-cell>
          <table:table-cell office:value-type="float" office:value="373" table:formula="of:=['file:///C:/Users/User/Desktop/SUBPLAN/PORTARIAS%20SOF/1%20-%20MPF/anexo_I_servidores_2020_ods.xls'#Anexo_1_Tabela_1_Quantitativo_F.E31]+['file:///C:/Users/User/Desktop/SUBPLAN/PORTARIAS%20SOF/2%20-%20MPM/Anexo-1-tabela-1-Quantitativo_Fisico_Pessoal_Servidores-DAP.xls'#Quantitativo_Fisico_Pessoal.E25]+['file:///C:/Users/User/Desktop/SUBPLAN/PORTARIAS%20SOF/3%20-%20MPDFT/anexo_i_-_tabela_1.xls'#Quantitativo_Fisico_Pessoal_Ser.E27]+['file:///C:/Users/User/Desktop/SUBPLAN/PORTARIAS%20SOF/4%20-%20MPT/Anexo_1_Tabela_1_Quantitativo_Servidores_2020_04_MPT.xls'#Anexo_1_Tabela_1_Quantitativo_S.E29]+['file:///C:/Users/User/Desktop/SUBPLAN/PORTARIAS%20SOF/5%20-%20ESMPU/Anexo-1-ServidoresESMPUABR2020.xls'#Quantitativo_Fisico_Pessoal_Ser.E27]" table:style-name="ce6">
            <text:p>373</text:p>
          </table:table-cell>
          <table:table-cell office:value-type="float" office:value="1" table:formula="of:=['file:///C:/Users/User/Desktop/SUBPLAN/PORTARIAS%20SOF/1%20-%20MPF/anexo_I_servidores_2020_ods.xls'#Anexo_1_Tabela_1_Quantitativo_F.F31]+['file:///C:/Users/User/Desktop/SUBPLAN/PORTARIAS%20SOF/2%20-%20MPM/Anexo-1-tabela-1-Quantitativo_Fisico_Pessoal_Servidores-DAP.xls'#Quantitativo_Fisico_Pessoal.F25]+['file:///C:/Users/User/Desktop/SUBPLAN/PORTARIAS%20SOF/3%20-%20MPDFT/anexo_i_-_tabela_1.xls'#Quantitativo_Fisico_Pessoal_Ser.F27]+['file:///C:/Users/User/Desktop/SUBPLAN/PORTARIAS%20SOF/4%20-%20MPT/Anexo_1_Tabela_1_Quantitativo_Servidores_2020_04_MPT.xls'#Anexo_1_Tabela_1_Quantitativo_S.F29]+['file:///C:/Users/User/Desktop/SUBPLAN/PORTARIAS%20SOF/5%20-%20ESMPU/Anexo-1-ServidoresESMPUABR2020.xls'#Quantitativo_Fisico_Pessoal_Ser.F27]" table:style-name="ce6">
            <text:p>1</text:p>
          </table:table-cell>
          <table:table-cell office:value-type="float" office:value="374" table:formula="of:=[.H27]+[.I27]" table:style-name="ce7">
            <text:p>374</text:p>
          </table:table-cell>
          <table:covered-table-cell/>
          <table:covered-table-cell/>
          <table:table-cell office:value-type="float" office:value="1" table:formula="of:=['file:///C:/Users/User/Desktop/SUBPLAN/PORTARIAS%20SOF/1%20-%20MPF/anexo_I_servidores_2020_ods.xls'#Anexo_1_Tabela_1_Quantitativo_F.J31]+['file:///C:/Users/User/Desktop/SUBPLAN/PORTARIAS%20SOF/2%20-%20MPM/Anexo-1-tabela-1-Quantitativo_Fisico_Pessoal_Servidores-DAP.xls'#Quantitativo_Fisico_Pessoal.J25]+['file:///C:/Users/User/Desktop/SUBPLAN/PORTARIAS%20SOF/3%20-%20MPDFT/anexo_i_-_tabela_1.xls'#Quantitativo_Fisico_Pessoal_Ser.J27]+['file:///C:/Users/User/Desktop/SUBPLAN/PORTARIAS%20SOF/4%20-%20MPT/Anexo_1_Tabela_1_Quantitativo_Servidores_2020_04_MPT.xls'#Anexo_1_Tabela_1_Quantitativo_S.J29]+['file:///C:/Users/User/Desktop/SUBPLAN/PORTARIAS%20SOF/5%20-%20ESMPU/Anexo-1-ServidoresESMPUABR2020.xls'#Quantitativo_Fisico_Pessoal_Ser.J27]" table:style-name="ce6">
            <text:p>1</text:p>
          </table:table-cell>
          <table:table-cell office:value-type="float" office:value="6" table:formula="of:=['file:///C:/Users/User/Desktop/SUBPLAN/PORTARIAS%20SOF/1%20-%20MPF/anexo_I_servidores_2020_ods.xls'#Anexo_1_Tabela_1_Quantitativo_F.K31]+['file:///C:/Users/User/Desktop/SUBPLAN/PORTARIAS%20SOF/2%20-%20MPM/Anexo-1-tabela-1-Quantitativo_Fisico_Pessoal_Servidores-DAP.xls'#Quantitativo_Fisico_Pessoal.K25]+['file:///C:/Users/User/Desktop/SUBPLAN/PORTARIAS%20SOF/3%20-%20MPDFT/anexo_i_-_tabela_1.xls'#Quantitativo_Fisico_Pessoal_Ser.K27]+['file:///C:/Users/User/Desktop/SUBPLAN/PORTARIAS%20SOF/4%20-%20MPT/Anexo_1_Tabela_1_Quantitativo_Servidores_2020_04_MPT.xls'#Anexo_1_Tabela_1_Quantitativo_S.K29]+['file:///C:/Users/User/Desktop/SUBPLAN/PORTARIAS%20SOF/5%20-%20ESMPU/Anexo-1-ServidoresESMPUABR2020.xls'#Quantitativo_Fisico_Pessoal_Ser.K27]" table:style-name="ce6">
            <text:p>6</text:p>
          </table:table-cell>
          <table:table-cell office:value-type="float" office:value="7" table:formula="of:=[.M27]+[.N27]" table:style-name="ce7">
            <text:p>7</text:p>
          </table:table-cell>
          <table:table-cell office:value-type="float" office:value="9" table:formula="of:=['file:///C:/Users/User/Desktop/SUBPLAN/PORTARIAS%20SOF/1%20-%20MPF/anexo_I_servidores_2020_ods.xls'#Anexo_1_Tabela_1_Quantitativo_F.M31]+['file:///C:/Users/User/Desktop/SUBPLAN/PORTARIAS%20SOF/2%20-%20MPM/Anexo-1-tabela-1-Quantitativo_Fisico_Pessoal_Servidores-DAP.xls'#Quantitativo_Fisico_Pessoal.M25]+['file:///C:/Users/User/Desktop/SUBPLAN/PORTARIAS%20SOF/3%20-%20MPDFT/anexo_i_-_tabela_1.xls'#Quantitativo_Fisico_Pessoal_Ser.M27]+['file:///C:/Users/User/Desktop/SUBPLAN/PORTARIAS%20SOF/4%20-%20MPT/Anexo_1_Tabela_1_Quantitativo_Servidores_2020_04_MPT.xls'#Anexo_1_Tabela_1_Quantitativo_S.M29]+['file:///C:/Users/User/Desktop/SUBPLAN/PORTARIAS%20SOF/5%20-%20ESMPU/Anexo-1-ServidoresESMPUABR2020.xls'#Quantitativo_Fisico_Pessoal_Ser.M27]" table:style-name="ce6">
            <text:p>9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5" table:style-name="ce16">
            <text:p>B</text:p>
          </table:table-cell>
          <table:covered-table-cell/>
          <table:table-cell office:value-type="string" table:style-name="ce5">
            <text:p>8</text:p>
          </table:table-cell>
          <table:table-cell office:value-type="float" office:value="509" table:formula="of:=['file:///C:/Users/User/Desktop/SUBPLAN/PORTARIAS%20SOF/1%20-%20MPF/anexo_I_servidores_2020_ods.xls'#Anexo_1_Tabela_1_Quantitativo_F.E32]+['file:///C:/Users/User/Desktop/SUBPLAN/PORTARIAS%20SOF/2%20-%20MPM/Anexo-1-tabela-1-Quantitativo_Fisico_Pessoal_Servidores-DAP.xls'#Quantitativo_Fisico_Pessoal.E26]+['file:///C:/Users/User/Desktop/SUBPLAN/PORTARIAS%20SOF/3%20-%20MPDFT/anexo_i_-_tabela_1.xls'#Quantitativo_Fisico_Pessoal_Ser.E28]+['file:///C:/Users/User/Desktop/SUBPLAN/PORTARIAS%20SOF/4%20-%20MPT/Anexo_1_Tabela_1_Quantitativo_Servidores_2020_04_MPT.xls'#Anexo_1_Tabela_1_Quantitativo_S.E30]+['file:///C:/Users/User/Desktop/SUBPLAN/PORTARIAS%20SOF/5%20-%20ESMPU/Anexo-1-ServidoresESMPUABR2020.xls'#Quantitativo_Fisico_Pessoal_Ser.E28]" table:style-name="ce6">
            <text:p>509</text:p>
          </table:table-cell>
          <table:table-cell office:value-type="float" office:value="0" table:formula="of:=['file:///C:/Users/User/Desktop/SUBPLAN/PORTARIAS%20SOF/1%20-%20MPF/anexo_I_servidores_2020_ods.xls'#Anexo_1_Tabela_1_Quantitativo_F.F32]+['file:///C:/Users/User/Desktop/SUBPLAN/PORTARIAS%20SOF/2%20-%20MPM/Anexo-1-tabela-1-Quantitativo_Fisico_Pessoal_Servidores-DAP.xls'#Quantitativo_Fisico_Pessoal.F26]+['file:///C:/Users/User/Desktop/SUBPLAN/PORTARIAS%20SOF/3%20-%20MPDFT/anexo_i_-_tabela_1.xls'#Quantitativo_Fisico_Pessoal_Ser.F28]+['file:///C:/Users/User/Desktop/SUBPLAN/PORTARIAS%20SOF/4%20-%20MPT/Anexo_1_Tabela_1_Quantitativo_Servidores_2020_04_MPT.xls'#Anexo_1_Tabela_1_Quantitativo_S.F30]+['file:///C:/Users/User/Desktop/SUBPLAN/PORTARIAS%20SOF/5%20-%20ESMPU/Anexo-1-ServidoresESMPUABR2020.xls'#Quantitativo_Fisico_Pessoal_Ser.F28]" table:style-name="ce6">
            <text:p>0</text:p>
          </table:table-cell>
          <table:table-cell office:value-type="float" office:value="509" table:formula="of:=[.H28]+[.I28]" table:style-name="ce7">
            <text:p>509</text:p>
          </table:table-cell>
          <table:covered-table-cell/>
          <table:covered-table-cell/>
          <table:table-cell office:value-type="float" office:value="10" table:formula="of:=['file:///C:/Users/User/Desktop/SUBPLAN/PORTARIAS%20SOF/1%20-%20MPF/anexo_I_servidores_2020_ods.xls'#Anexo_1_Tabela_1_Quantitativo_F.J32]+['file:///C:/Users/User/Desktop/SUBPLAN/PORTARIAS%20SOF/2%20-%20MPM/Anexo-1-tabela-1-Quantitativo_Fisico_Pessoal_Servidores-DAP.xls'#Quantitativo_Fisico_Pessoal.J26]+['file:///C:/Users/User/Desktop/SUBPLAN/PORTARIAS%20SOF/3%20-%20MPDFT/anexo_i_-_tabela_1.xls'#Quantitativo_Fisico_Pessoal_Ser.J28]+['file:///C:/Users/User/Desktop/SUBPLAN/PORTARIAS%20SOF/4%20-%20MPT/Anexo_1_Tabela_1_Quantitativo_Servidores_2020_04_MPT.xls'#Anexo_1_Tabela_1_Quantitativo_S.J30]+['file:///C:/Users/User/Desktop/SUBPLAN/PORTARIAS%20SOF/5%20-%20ESMPU/Anexo-1-ServidoresESMPUABR2020.xls'#Quantitativo_Fisico_Pessoal_Ser.J28]" table:style-name="ce6">
            <text:p>10</text:p>
          </table:table-cell>
          <table:table-cell office:value-type="float" office:value="2" table:formula="of:=['file:///C:/Users/User/Desktop/SUBPLAN/PORTARIAS%20SOF/1%20-%20MPF/anexo_I_servidores_2020_ods.xls'#Anexo_1_Tabela_1_Quantitativo_F.K32]+['file:///C:/Users/User/Desktop/SUBPLAN/PORTARIAS%20SOF/2%20-%20MPM/Anexo-1-tabela-1-Quantitativo_Fisico_Pessoal_Servidores-DAP.xls'#Quantitativo_Fisico_Pessoal.K26]+['file:///C:/Users/User/Desktop/SUBPLAN/PORTARIAS%20SOF/3%20-%20MPDFT/anexo_i_-_tabela_1.xls'#Quantitativo_Fisico_Pessoal_Ser.K28]+['file:///C:/Users/User/Desktop/SUBPLAN/PORTARIAS%20SOF/4%20-%20MPT/Anexo_1_Tabela_1_Quantitativo_Servidores_2020_04_MPT.xls'#Anexo_1_Tabela_1_Quantitativo_S.K30]+['file:///C:/Users/User/Desktop/SUBPLAN/PORTARIAS%20SOF/5%20-%20ESMPU/Anexo-1-ServidoresESMPUABR2020.xls'#Quantitativo_Fisico_Pessoal_Ser.K28]" table:style-name="ce6">
            <text:p>2</text:p>
          </table:table-cell>
          <table:table-cell office:value-type="float" office:value="12" table:formula="of:=[.M28]+[.N28]" table:style-name="ce7">
            <text:p>12</text:p>
          </table:table-cell>
          <table:table-cell office:value-type="float" office:value="2" table:formula="of:=['file:///C:/Users/User/Desktop/SUBPLAN/PORTARIAS%20SOF/1%20-%20MPF/anexo_I_servidores_2020_ods.xls'#Anexo_1_Tabela_1_Quantitativo_F.M32]+['file:///C:/Users/User/Desktop/SUBPLAN/PORTARIAS%20SOF/2%20-%20MPM/Anexo-1-tabela-1-Quantitativo_Fisico_Pessoal_Servidores-DAP.xls'#Quantitativo_Fisico_Pessoal.M26]+['file:///C:/Users/User/Desktop/SUBPLAN/PORTARIAS%20SOF/3%20-%20MPDFT/anexo_i_-_tabela_1.xls'#Quantitativo_Fisico_Pessoal_Ser.M28]+['file:///C:/Users/User/Desktop/SUBPLAN/PORTARIAS%20SOF/4%20-%20MPT/Anexo_1_Tabela_1_Quantitativo_Servidores_2020_04_MPT.xls'#Anexo_1_Tabela_1_Quantitativo_S.M30]+['file:///C:/Users/User/Desktop/SUBPLAN/PORTARIAS%20SOF/5%20-%20ESMPU/Anexo-1-ServidoresESMPUABR2020.xls'#Quantitativo_Fisico_Pessoal_Ser.M28]" table:style-name="ce6">
            <text:p>2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7</text:p>
          </table:table-cell>
          <table:table-cell office:value-type="float" office:value="997" table:formula="of:=['file:///C:/Users/User/Desktop/SUBPLAN/PORTARIAS%20SOF/1%20-%20MPF/anexo_I_servidores_2020_ods.xls'#Anexo_1_Tabela_1_Quantitativo_F.E33]+['file:///C:/Users/User/Desktop/SUBPLAN/PORTARIAS%20SOF/2%20-%20MPM/Anexo-1-tabela-1-Quantitativo_Fisico_Pessoal_Servidores-DAP.xls'#Quantitativo_Fisico_Pessoal.E27]+['file:///C:/Users/User/Desktop/SUBPLAN/PORTARIAS%20SOF/3%20-%20MPDFT/anexo_i_-_tabela_1.xls'#Quantitativo_Fisico_Pessoal_Ser.E29]+['file:///C:/Users/User/Desktop/SUBPLAN/PORTARIAS%20SOF/4%20-%20MPT/Anexo_1_Tabela_1_Quantitativo_Servidores_2020_04_MPT.xls'#Anexo_1_Tabela_1_Quantitativo_S.E31]+['file:///C:/Users/User/Desktop/SUBPLAN/PORTARIAS%20SOF/5%20-%20ESMPU/Anexo-1-ServidoresESMPUABR2020.xls'#Quantitativo_Fisico_Pessoal_Ser.E29]" table:style-name="ce6">
            <text:p>997</text:p>
          </table:table-cell>
          <table:table-cell office:value-type="float" office:value="1" table:formula="of:=['file:///C:/Users/User/Desktop/SUBPLAN/PORTARIAS%20SOF/1%20-%20MPF/anexo_I_servidores_2020_ods.xls'#Anexo_1_Tabela_1_Quantitativo_F.F33]+['file:///C:/Users/User/Desktop/SUBPLAN/PORTARIAS%20SOF/2%20-%20MPM/Anexo-1-tabela-1-Quantitativo_Fisico_Pessoal_Servidores-DAP.xls'#Quantitativo_Fisico_Pessoal.F27]+['file:///C:/Users/User/Desktop/SUBPLAN/PORTARIAS%20SOF/3%20-%20MPDFT/anexo_i_-_tabela_1.xls'#Quantitativo_Fisico_Pessoal_Ser.F29]+['file:///C:/Users/User/Desktop/SUBPLAN/PORTARIAS%20SOF/4%20-%20MPT/Anexo_1_Tabela_1_Quantitativo_Servidores_2020_04_MPT.xls'#Anexo_1_Tabela_1_Quantitativo_S.F31]+['file:///C:/Users/User/Desktop/SUBPLAN/PORTARIAS%20SOF/5%20-%20ESMPU/Anexo-1-ServidoresESMPUABR2020.xls'#Quantitativo_Fisico_Pessoal_Ser.F29]" table:style-name="ce6">
            <text:p>1</text:p>
          </table:table-cell>
          <table:table-cell office:value-type="float" office:value="998" table:formula="of:=[.H29]+[.I29]" table:style-name="ce7">
            <text:p>998</text:p>
          </table:table-cell>
          <table:covered-table-cell/>
          <table:covered-table-cell/>
          <table:table-cell office:value-type="float" office:value="5" table:formula="of:=['file:///C:/Users/User/Desktop/SUBPLAN/PORTARIAS%20SOF/1%20-%20MPF/anexo_I_servidores_2020_ods.xls'#Anexo_1_Tabela_1_Quantitativo_F.J33]+['file:///C:/Users/User/Desktop/SUBPLAN/PORTARIAS%20SOF/2%20-%20MPM/Anexo-1-tabela-1-Quantitativo_Fisico_Pessoal_Servidores-DAP.xls'#Quantitativo_Fisico_Pessoal.J27]+['file:///C:/Users/User/Desktop/SUBPLAN/PORTARIAS%20SOF/3%20-%20MPDFT/anexo_i_-_tabela_1.xls'#Quantitativo_Fisico_Pessoal_Ser.J29]+['file:///C:/Users/User/Desktop/SUBPLAN/PORTARIAS%20SOF/4%20-%20MPT/Anexo_1_Tabela_1_Quantitativo_Servidores_2020_04_MPT.xls'#Anexo_1_Tabela_1_Quantitativo_S.J31]+['file:///C:/Users/User/Desktop/SUBPLAN/PORTARIAS%20SOF/5%20-%20ESMPU/Anexo-1-ServidoresESMPUABR2020.xls'#Quantitativo_Fisico_Pessoal_Ser.J29]" table:style-name="ce6">
            <text:p>5</text:p>
          </table:table-cell>
          <table:table-cell office:value-type="float" office:value="4" table:formula="of:=['file:///C:/Users/User/Desktop/SUBPLAN/PORTARIAS%20SOF/1%20-%20MPF/anexo_I_servidores_2020_ods.xls'#Anexo_1_Tabela_1_Quantitativo_F.K33]+['file:///C:/Users/User/Desktop/SUBPLAN/PORTARIAS%20SOF/2%20-%20MPM/Anexo-1-tabela-1-Quantitativo_Fisico_Pessoal_Servidores-DAP.xls'#Quantitativo_Fisico_Pessoal.K27]+['file:///C:/Users/User/Desktop/SUBPLAN/PORTARIAS%20SOF/3%20-%20MPDFT/anexo_i_-_tabela_1.xls'#Quantitativo_Fisico_Pessoal_Ser.K29]+['file:///C:/Users/User/Desktop/SUBPLAN/PORTARIAS%20SOF/4%20-%20MPT/Anexo_1_Tabela_1_Quantitativo_Servidores_2020_04_MPT.xls'#Anexo_1_Tabela_1_Quantitativo_S.K31]+['file:///C:/Users/User/Desktop/SUBPLAN/PORTARIAS%20SOF/5%20-%20ESMPU/Anexo-1-ServidoresESMPUABR2020.xls'#Quantitativo_Fisico_Pessoal_Ser.K29]" table:style-name="ce6">
            <text:p>4</text:p>
          </table:table-cell>
          <table:table-cell office:value-type="float" office:value="9" table:formula="of:=[.M29]+[.N29]" table:style-name="ce7">
            <text:p>9</text:p>
          </table:table-cell>
          <table:table-cell office:value-type="float" office:value="6" table:formula="of:=['file:///C:/Users/User/Desktop/SUBPLAN/PORTARIAS%20SOF/1%20-%20MPF/anexo_I_servidores_2020_ods.xls'#Anexo_1_Tabela_1_Quantitativo_F.M33]+['file:///C:/Users/User/Desktop/SUBPLAN/PORTARIAS%20SOF/2%20-%20MPM/Anexo-1-tabela-1-Quantitativo_Fisico_Pessoal_Servidores-DAP.xls'#Quantitativo_Fisico_Pessoal.M27]+['file:///C:/Users/User/Desktop/SUBPLAN/PORTARIAS%20SOF/3%20-%20MPDFT/anexo_i_-_tabela_1.xls'#Quantitativo_Fisico_Pessoal_Ser.M29]+['file:///C:/Users/User/Desktop/SUBPLAN/PORTARIAS%20SOF/4%20-%20MPT/Anexo_1_Tabela_1_Quantitativo_Servidores_2020_04_MPT.xls'#Anexo_1_Tabela_1_Quantitativo_S.M31]+['file:///C:/Users/User/Desktop/SUBPLAN/PORTARIAS%20SOF/5%20-%20ESMPU/Anexo-1-ServidoresESMPUABR2020.xls'#Quantitativo_Fisico_Pessoal_Ser.M29]" table:style-name="ce6">
            <text:p>6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6</text:p>
          </table:table-cell>
          <table:table-cell office:value-type="float" office:value="443" table:formula="of:=['file:///C:/Users/User/Desktop/SUBPLAN/PORTARIAS%20SOF/1%20-%20MPF/anexo_I_servidores_2020_ods.xls'#Anexo_1_Tabela_1_Quantitativo_F.E34]+['file:///C:/Users/User/Desktop/SUBPLAN/PORTARIAS%20SOF/2%20-%20MPM/Anexo-1-tabela-1-Quantitativo_Fisico_Pessoal_Servidores-DAP.xls'#Quantitativo_Fisico_Pessoal.E28]+['file:///C:/Users/User/Desktop/SUBPLAN/PORTARIAS%20SOF/3%20-%20MPDFT/anexo_i_-_tabela_1.xls'#Quantitativo_Fisico_Pessoal_Ser.E30]+['file:///C:/Users/User/Desktop/SUBPLAN/PORTARIAS%20SOF/4%20-%20MPT/Anexo_1_Tabela_1_Quantitativo_Servidores_2020_04_MPT.xls'#Anexo_1_Tabela_1_Quantitativo_S.E32]+['file:///C:/Users/User/Desktop/SUBPLAN/PORTARIAS%20SOF/5%20-%20ESMPU/Anexo-1-ServidoresESMPUABR2020.xls'#Quantitativo_Fisico_Pessoal_Ser.E30]" table:style-name="ce6">
            <text:p>443</text:p>
          </table:table-cell>
          <table:table-cell office:value-type="float" office:value="0" table:formula="of:=['file:///C:/Users/User/Desktop/SUBPLAN/PORTARIAS%20SOF/1%20-%20MPF/anexo_I_servidores_2020_ods.xls'#Anexo_1_Tabela_1_Quantitativo_F.F34]+['file:///C:/Users/User/Desktop/SUBPLAN/PORTARIAS%20SOF/2%20-%20MPM/Anexo-1-tabela-1-Quantitativo_Fisico_Pessoal_Servidores-DAP.xls'#Quantitativo_Fisico_Pessoal.F28]+['file:///C:/Users/User/Desktop/SUBPLAN/PORTARIAS%20SOF/3%20-%20MPDFT/anexo_i_-_tabela_1.xls'#Quantitativo_Fisico_Pessoal_Ser.F30]+['file:///C:/Users/User/Desktop/SUBPLAN/PORTARIAS%20SOF/4%20-%20MPT/Anexo_1_Tabela_1_Quantitativo_Servidores_2020_04_MPT.xls'#Anexo_1_Tabela_1_Quantitativo_S.F32]+['file:///C:/Users/User/Desktop/SUBPLAN/PORTARIAS%20SOF/5%20-%20ESMPU/Anexo-1-ServidoresESMPUABR2020.xls'#Quantitativo_Fisico_Pessoal_Ser.F30]" table:style-name="ce6">
            <text:p>0</text:p>
          </table:table-cell>
          <table:table-cell office:value-type="float" office:value="443" table:formula="of:=[.H30]+[.I30]" table:style-name="ce7">
            <text:p>443</text:p>
          </table:table-cell>
          <table:covered-table-cell/>
          <table:covered-table-cell/>
          <table:table-cell office:value-type="float" office:value="2" table:formula="of:=['file:///C:/Users/User/Desktop/SUBPLAN/PORTARIAS%20SOF/1%20-%20MPF/anexo_I_servidores_2020_ods.xls'#Anexo_1_Tabela_1_Quantitativo_F.J34]+['file:///C:/Users/User/Desktop/SUBPLAN/PORTARIAS%20SOF/2%20-%20MPM/Anexo-1-tabela-1-Quantitativo_Fisico_Pessoal_Servidores-DAP.xls'#Quantitativo_Fisico_Pessoal.J28]+['file:///C:/Users/User/Desktop/SUBPLAN/PORTARIAS%20SOF/3%20-%20MPDFT/anexo_i_-_tabela_1.xls'#Quantitativo_Fisico_Pessoal_Ser.J30]+['file:///C:/Users/User/Desktop/SUBPLAN/PORTARIAS%20SOF/4%20-%20MPT/Anexo_1_Tabela_1_Quantitativo_Servidores_2020_04_MPT.xls'#Anexo_1_Tabela_1_Quantitativo_S.J32]+['file:///C:/Users/User/Desktop/SUBPLAN/PORTARIAS%20SOF/5%20-%20ESMPU/Anexo-1-ServidoresESMPUABR2020.xls'#Quantitativo_Fisico_Pessoal_Ser.J30]" table:style-name="ce6">
            <text:p>2</text:p>
          </table:table-cell>
          <table:table-cell office:value-type="float" office:value="3" table:formula="of:=['file:///C:/Users/User/Desktop/SUBPLAN/PORTARIAS%20SOF/1%20-%20MPF/anexo_I_servidores_2020_ods.xls'#Anexo_1_Tabela_1_Quantitativo_F.K34]+['file:///C:/Users/User/Desktop/SUBPLAN/PORTARIAS%20SOF/2%20-%20MPM/Anexo-1-tabela-1-Quantitativo_Fisico_Pessoal_Servidores-DAP.xls'#Quantitativo_Fisico_Pessoal.K28]+['file:///C:/Users/User/Desktop/SUBPLAN/PORTARIAS%20SOF/3%20-%20MPDFT/anexo_i_-_tabela_1.xls'#Quantitativo_Fisico_Pessoal_Ser.K30]+['file:///C:/Users/User/Desktop/SUBPLAN/PORTARIAS%20SOF/4%20-%20MPT/Anexo_1_Tabela_1_Quantitativo_Servidores_2020_04_MPT.xls'#Anexo_1_Tabela_1_Quantitativo_S.K32]+['file:///C:/Users/User/Desktop/SUBPLAN/PORTARIAS%20SOF/5%20-%20ESMPU/Anexo-1-ServidoresESMPUABR2020.xls'#Quantitativo_Fisico_Pessoal_Ser.K30]" table:style-name="ce6">
            <text:p>3</text:p>
          </table:table-cell>
          <table:table-cell office:value-type="float" office:value="5" table:formula="of:=[.M30]+[.N30]" table:style-name="ce7">
            <text:p>5</text:p>
          </table:table-cell>
          <table:table-cell office:value-type="float" office:value="5" table:formula="of:=['file:///C:/Users/User/Desktop/SUBPLAN/PORTARIAS%20SOF/1%20-%20MPF/anexo_I_servidores_2020_ods.xls'#Anexo_1_Tabela_1_Quantitativo_F.M34]+['file:///C:/Users/User/Desktop/SUBPLAN/PORTARIAS%20SOF/2%20-%20MPM/Anexo-1-tabela-1-Quantitativo_Fisico_Pessoal_Servidores-DAP.xls'#Quantitativo_Fisico_Pessoal.M28]+['file:///C:/Users/User/Desktop/SUBPLAN/PORTARIAS%20SOF/3%20-%20MPDFT/anexo_i_-_tabela_1.xls'#Quantitativo_Fisico_Pessoal_Ser.M30]+['file:///C:/Users/User/Desktop/SUBPLAN/PORTARIAS%20SOF/4%20-%20MPT/Anexo_1_Tabela_1_Quantitativo_Servidores_2020_04_MPT.xls'#Anexo_1_Tabela_1_Quantitativo_S.M32]+['file:///C:/Users/User/Desktop/SUBPLAN/PORTARIAS%20SOF/5%20-%20ESMPU/Anexo-1-ServidoresESMPUABR2020.xls'#Quantitativo_Fisico_Pessoal_Ser.M30]" table:style-name="ce6">
            <text:p>5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5</text:p>
          </table:table-cell>
          <table:table-cell office:value-type="float" office:value="616" table:formula="of:=['file:///C:/Users/User/Desktop/SUBPLAN/PORTARIAS%20SOF/1%20-%20MPF/anexo_I_servidores_2020_ods.xls'#Anexo_1_Tabela_1_Quantitativo_F.E35]+['file:///C:/Users/User/Desktop/SUBPLAN/PORTARIAS%20SOF/2%20-%20MPM/Anexo-1-tabela-1-Quantitativo_Fisico_Pessoal_Servidores-DAP.xls'#Quantitativo_Fisico_Pessoal.E29]+['file:///C:/Users/User/Desktop/SUBPLAN/PORTARIAS%20SOF/3%20-%20MPDFT/anexo_i_-_tabela_1.xls'#Quantitativo_Fisico_Pessoal_Ser.E31]+['file:///C:/Users/User/Desktop/SUBPLAN/PORTARIAS%20SOF/4%20-%20MPT/Anexo_1_Tabela_1_Quantitativo_Servidores_2020_04_MPT.xls'#Anexo_1_Tabela_1_Quantitativo_S.E33]+['file:///C:/Users/User/Desktop/SUBPLAN/PORTARIAS%20SOF/5%20-%20ESMPU/Anexo-1-ServidoresESMPUABR2020.xls'#Quantitativo_Fisico_Pessoal_Ser.E31]" table:style-name="ce6">
            <text:p>616</text:p>
          </table:table-cell>
          <table:table-cell office:value-type="float" office:value="2" table:formula="of:=['file:///C:/Users/User/Desktop/SUBPLAN/PORTARIAS%20SOF/1%20-%20MPF/anexo_I_servidores_2020_ods.xls'#Anexo_1_Tabela_1_Quantitativo_F.F35]+['file:///C:/Users/User/Desktop/SUBPLAN/PORTARIAS%20SOF/2%20-%20MPM/Anexo-1-tabela-1-Quantitativo_Fisico_Pessoal_Servidores-DAP.xls'#Quantitativo_Fisico_Pessoal.F29]+['file:///C:/Users/User/Desktop/SUBPLAN/PORTARIAS%20SOF/3%20-%20MPDFT/anexo_i_-_tabela_1.xls'#Quantitativo_Fisico_Pessoal_Ser.F31]+['file:///C:/Users/User/Desktop/SUBPLAN/PORTARIAS%20SOF/4%20-%20MPT/Anexo_1_Tabela_1_Quantitativo_Servidores_2020_04_MPT.xls'#Anexo_1_Tabela_1_Quantitativo_S.F33]+['file:///C:/Users/User/Desktop/SUBPLAN/PORTARIAS%20SOF/5%20-%20ESMPU/Anexo-1-ServidoresESMPUABR2020.xls'#Quantitativo_Fisico_Pessoal_Ser.F31]" table:style-name="ce6">
            <text:p>2</text:p>
          </table:table-cell>
          <table:table-cell office:value-type="float" office:value="618" table:formula="of:=[.H31]+[.I31]" table:style-name="ce7">
            <text:p>618</text:p>
          </table:table-cell>
          <table:covered-table-cell/>
          <table:covered-table-cell/>
          <table:table-cell office:value-type="float" office:value="3" table:formula="of:=['file:///C:/Users/User/Desktop/SUBPLAN/PORTARIAS%20SOF/1%20-%20MPF/anexo_I_servidores_2020_ods.xls'#Anexo_1_Tabela_1_Quantitativo_F.J35]+['file:///C:/Users/User/Desktop/SUBPLAN/PORTARIAS%20SOF/2%20-%20MPM/Anexo-1-tabela-1-Quantitativo_Fisico_Pessoal_Servidores-DAP.xls'#Quantitativo_Fisico_Pessoal.J29]+['file:///C:/Users/User/Desktop/SUBPLAN/PORTARIAS%20SOF/3%20-%20MPDFT/anexo_i_-_tabela_1.xls'#Quantitativo_Fisico_Pessoal_Ser.J31]+['file:///C:/Users/User/Desktop/SUBPLAN/PORTARIAS%20SOF/4%20-%20MPT/Anexo_1_Tabela_1_Quantitativo_Servidores_2020_04_MPT.xls'#Anexo_1_Tabela_1_Quantitativo_S.J33]+['file:///C:/Users/User/Desktop/SUBPLAN/PORTARIAS%20SOF/5%20-%20ESMPU/Anexo-1-ServidoresESMPUABR2020.xls'#Quantitativo_Fisico_Pessoal_Ser.J31]" table:style-name="ce6">
            <text:p>3</text:p>
          </table:table-cell>
          <table:table-cell office:value-type="float" office:value="3" table:formula="of:=['file:///C:/Users/User/Desktop/SUBPLAN/PORTARIAS%20SOF/1%20-%20MPF/anexo_I_servidores_2020_ods.xls'#Anexo_1_Tabela_1_Quantitativo_F.K35]+['file:///C:/Users/User/Desktop/SUBPLAN/PORTARIAS%20SOF/2%20-%20MPM/Anexo-1-tabela-1-Quantitativo_Fisico_Pessoal_Servidores-DAP.xls'#Quantitativo_Fisico_Pessoal.K29]+['file:///C:/Users/User/Desktop/SUBPLAN/PORTARIAS%20SOF/3%20-%20MPDFT/anexo_i_-_tabela_1.xls'#Quantitativo_Fisico_Pessoal_Ser.K31]+['file:///C:/Users/User/Desktop/SUBPLAN/PORTARIAS%20SOF/4%20-%20MPT/Anexo_1_Tabela_1_Quantitativo_Servidores_2020_04_MPT.xls'#Anexo_1_Tabela_1_Quantitativo_S.K33]+['file:///C:/Users/User/Desktop/SUBPLAN/PORTARIAS%20SOF/5%20-%20ESMPU/Anexo-1-ServidoresESMPUABR2020.xls'#Quantitativo_Fisico_Pessoal_Ser.K31]" table:style-name="ce6">
            <text:p>3</text:p>
          </table:table-cell>
          <table:table-cell office:value-type="float" office:value="6" table:formula="of:=[.M31]+[.N31]" table:style-name="ce7">
            <text:p>6</text:p>
          </table:table-cell>
          <table:table-cell office:value-type="float" office:value="7" table:formula="of:=['file:///C:/Users/User/Desktop/SUBPLAN/PORTARIAS%20SOF/1%20-%20MPF/anexo_I_servidores_2020_ods.xls'#Anexo_1_Tabela_1_Quantitativo_F.M35]+['file:///C:/Users/User/Desktop/SUBPLAN/PORTARIAS%20SOF/2%20-%20MPM/Anexo-1-tabela-1-Quantitativo_Fisico_Pessoal_Servidores-DAP.xls'#Quantitativo_Fisico_Pessoal.M29]+['file:///C:/Users/User/Desktop/SUBPLAN/PORTARIAS%20SOF/3%20-%20MPDFT/anexo_i_-_tabela_1.xls'#Quantitativo_Fisico_Pessoal_Ser.M31]+['file:///C:/Users/User/Desktop/SUBPLAN/PORTARIAS%20SOF/4%20-%20MPT/Anexo_1_Tabela_1_Quantitativo_Servidores_2020_04_MPT.xls'#Anexo_1_Tabela_1_Quantitativo_S.M33]+['file:///C:/Users/User/Desktop/SUBPLAN/PORTARIAS%20SOF/5%20-%20ESMPU/Anexo-1-ServidoresESMPUABR2020.xls'#Quantitativo_Fisico_Pessoal_Ser.M31]" table:style-name="ce6">
            <text:p>7</text:p>
          </table:table-cell>
          <table:table-cell table:style-name="ce2"/>
          <table:table-cell table:number-columns-repeated="16367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4</text:p>
          </table:table-cell>
          <table:table-cell office:value-type="float" office:value="136" table:formula="of:=['file:///C:/Users/User/Desktop/SUBPLAN/PORTARIAS%20SOF/1%20-%20MPF/anexo_I_servidores_2020_ods.xls'#Anexo_1_Tabela_1_Quantitativo_F.E36]+['file:///C:/Users/User/Desktop/SUBPLAN/PORTARIAS%20SOF/2%20-%20MPM/Anexo-1-tabela-1-Quantitativo_Fisico_Pessoal_Servidores-DAP.xls'#Quantitativo_Fisico_Pessoal.E30]+['file:///C:/Users/User/Desktop/SUBPLAN/PORTARIAS%20SOF/3%20-%20MPDFT/anexo_i_-_tabela_1.xls'#Quantitativo_Fisico_Pessoal_Ser.E32]+['file:///C:/Users/User/Desktop/SUBPLAN/PORTARIAS%20SOF/4%20-%20MPT/Anexo_1_Tabela_1_Quantitativo_Servidores_2020_04_MPT.xls'#Anexo_1_Tabela_1_Quantitativo_S.E34]+['file:///C:/Users/User/Desktop/SUBPLAN/PORTARIAS%20SOF/5%20-%20ESMPU/Anexo-1-ServidoresESMPUABR2020.xls'#Quantitativo_Fisico_Pessoal_Ser.E32]" table:style-name="ce6">
            <text:p>136</text:p>
          </table:table-cell>
          <table:table-cell office:value-type="float" office:value="24" table:formula="of:=['file:///C:/Users/User/Desktop/SUBPLAN/PORTARIAS%20SOF/1%20-%20MPF/anexo_I_servidores_2020_ods.xls'#Anexo_1_Tabela_1_Quantitativo_F.F36]+['file:///C:/Users/User/Desktop/SUBPLAN/PORTARIAS%20SOF/2%20-%20MPM/Anexo-1-tabela-1-Quantitativo_Fisico_Pessoal_Servidores-DAP.xls'#Quantitativo_Fisico_Pessoal.F30]+['file:///C:/Users/User/Desktop/SUBPLAN/PORTARIAS%20SOF/3%20-%20MPDFT/anexo_i_-_tabela_1.xls'#Quantitativo_Fisico_Pessoal_Ser.F32]+['file:///C:/Users/User/Desktop/SUBPLAN/PORTARIAS%20SOF/4%20-%20MPT/Anexo_1_Tabela_1_Quantitativo_Servidores_2020_04_MPT.xls'#Anexo_1_Tabela_1_Quantitativo_S.F34]+['file:///C:/Users/User/Desktop/SUBPLAN/PORTARIAS%20SOF/5%20-%20ESMPU/Anexo-1-ServidoresESMPUABR2020.xls'#Quantitativo_Fisico_Pessoal_Ser.F32]" table:style-name="ce6">
            <text:p>24</text:p>
          </table:table-cell>
          <table:table-cell office:value-type="float" office:value="160" table:formula="of:=[.H32]+[.I32]" table:style-name="ce7">
            <text:p>160</text:p>
          </table:table-cell>
          <table:covered-table-cell/>
          <table:covered-table-cell/>
          <table:table-cell office:value-type="float" office:value="2" table:formula="of:=['file:///C:/Users/User/Desktop/SUBPLAN/PORTARIAS%20SOF/1%20-%20MPF/anexo_I_servidores_2020_ods.xls'#Anexo_1_Tabela_1_Quantitativo_F.J36]+['file:///C:/Users/User/Desktop/SUBPLAN/PORTARIAS%20SOF/2%20-%20MPM/Anexo-1-tabela-1-Quantitativo_Fisico_Pessoal_Servidores-DAP.xls'#Quantitativo_Fisico_Pessoal.J30]+['file:///C:/Users/User/Desktop/SUBPLAN/PORTARIAS%20SOF/3%20-%20MPDFT/anexo_i_-_tabela_1.xls'#Quantitativo_Fisico_Pessoal_Ser.J32]+['file:///C:/Users/User/Desktop/SUBPLAN/PORTARIAS%20SOF/4%20-%20MPT/Anexo_1_Tabela_1_Quantitativo_Servidores_2020_04_MPT.xls'#Anexo_1_Tabela_1_Quantitativo_S.J34]+['file:///C:/Users/User/Desktop/SUBPLAN/PORTARIAS%20SOF/5%20-%20ESMPU/Anexo-1-ServidoresESMPUABR2020.xls'#Quantitativo_Fisico_Pessoal_Ser.J32]" table:style-name="ce6">
            <text:p>2</text:p>
          </table:table-cell>
          <table:table-cell office:value-type="float" office:value="3" table:formula="of:=['file:///C:/Users/User/Desktop/SUBPLAN/PORTARIAS%20SOF/1%20-%20MPF/anexo_I_servidores_2020_ods.xls'#Anexo_1_Tabela_1_Quantitativo_F.K36]+['file:///C:/Users/User/Desktop/SUBPLAN/PORTARIAS%20SOF/2%20-%20MPM/Anexo-1-tabela-1-Quantitativo_Fisico_Pessoal_Servidores-DAP.xls'#Quantitativo_Fisico_Pessoal.K30]+['file:///C:/Users/User/Desktop/SUBPLAN/PORTARIAS%20SOF/3%20-%20MPDFT/anexo_i_-_tabela_1.xls'#Quantitativo_Fisico_Pessoal_Ser.K32]+['file:///C:/Users/User/Desktop/SUBPLAN/PORTARIAS%20SOF/4%20-%20MPT/Anexo_1_Tabela_1_Quantitativo_Servidores_2020_04_MPT.xls'#Anexo_1_Tabela_1_Quantitativo_S.K34]+['file:///C:/Users/User/Desktop/SUBPLAN/PORTARIAS%20SOF/5%20-%20ESMPU/Anexo-1-ServidoresESMPUABR2020.xls'#Quantitativo_Fisico_Pessoal_Ser.K32]" table:style-name="ce6">
            <text:p>3</text:p>
          </table:table-cell>
          <table:table-cell office:value-type="float" office:value="5" table:formula="of:=[.M32]+[.N32]" table:style-name="ce7">
            <text:p>5</text:p>
          </table:table-cell>
          <table:table-cell office:value-type="float" office:value="3" table:formula="of:=['file:///C:/Users/User/Desktop/SUBPLAN/PORTARIAS%20SOF/1%20-%20MPF/anexo_I_servidores_2020_ods.xls'#Anexo_1_Tabela_1_Quantitativo_F.M36]+['file:///C:/Users/User/Desktop/SUBPLAN/PORTARIAS%20SOF/2%20-%20MPM/Anexo-1-tabela-1-Quantitativo_Fisico_Pessoal_Servidores-DAP.xls'#Quantitativo_Fisico_Pessoal.M30]+['file:///C:/Users/User/Desktop/SUBPLAN/PORTARIAS%20SOF/3%20-%20MPDFT/anexo_i_-_tabela_1.xls'#Quantitativo_Fisico_Pessoal_Ser.M32]+['file:///C:/Users/User/Desktop/SUBPLAN/PORTARIAS%20SOF/4%20-%20MPT/Anexo_1_Tabela_1_Quantitativo_Servidores_2020_04_MPT.xls'#Anexo_1_Tabela_1_Quantitativo_S.M34]+['file:///C:/Users/User/Desktop/SUBPLAN/PORTARIAS%20SOF/5%20-%20ESMPU/Anexo-1-ServidoresESMPUABR2020.xls'#Quantitativo_Fisico_Pessoal_Ser.M32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table-cell office:value-type="string" table:number-columns-spanned="2" table:number-rows-spanned="3" table:style-name="ce16">
            <text:p>A</text:p>
          </table:table-cell>
          <table:covered-table-cell/>
          <table:table-cell office:value-type="string" table:style-name="ce5">
            <text:p>3</text:p>
          </table:table-cell>
          <table:table-cell office:value-type="float" office:value="21" table:formula="of:=['file:///C:/Users/User/Desktop/SUBPLAN/PORTARIAS%20SOF/1%20-%20MPF/anexo_I_servidores_2020_ods.xls'#Anexo_1_Tabela_1_Quantitativo_F.E37]+['file:///C:/Users/User/Desktop/SUBPLAN/PORTARIAS%20SOF/2%20-%20MPM/Anexo-1-tabela-1-Quantitativo_Fisico_Pessoal_Servidores-DAP.xls'#Quantitativo_Fisico_Pessoal.E31]+['file:///C:/Users/User/Desktop/SUBPLAN/PORTARIAS%20SOF/3%20-%20MPDFT/anexo_i_-_tabela_1.xls'#Quantitativo_Fisico_Pessoal_Ser.E33]+['file:///C:/Users/User/Desktop/SUBPLAN/PORTARIAS%20SOF/4%20-%20MPT/Anexo_1_Tabela_1_Quantitativo_Servidores_2020_04_MPT.xls'#Anexo_1_Tabela_1_Quantitativo_S.E35]+['file:///C:/Users/User/Desktop/SUBPLAN/PORTARIAS%20SOF/5%20-%20ESMPU/Anexo-1-ServidoresESMPUABR2020.xls'#Quantitativo_Fisico_Pessoal_Ser.E33]" table:style-name="ce6">
            <text:p>21</text:p>
          </table:table-cell>
          <table:table-cell office:value-type="float" office:value="280" table:formula="of:=['file:///C:/Users/User/Desktop/SUBPLAN/PORTARIAS%20SOF/1%20-%20MPF/anexo_I_servidores_2020_ods.xls'#Anexo_1_Tabela_1_Quantitativo_F.F37]+['file:///C:/Users/User/Desktop/SUBPLAN/PORTARIAS%20SOF/2%20-%20MPM/Anexo-1-tabela-1-Quantitativo_Fisico_Pessoal_Servidores-DAP.xls'#Quantitativo_Fisico_Pessoal.F31]+['file:///C:/Users/User/Desktop/SUBPLAN/PORTARIAS%20SOF/3%20-%20MPDFT/anexo_i_-_tabela_1.xls'#Quantitativo_Fisico_Pessoal_Ser.F33]+['file:///C:/Users/User/Desktop/SUBPLAN/PORTARIAS%20SOF/4%20-%20MPT/Anexo_1_Tabela_1_Quantitativo_Servidores_2020_04_MPT.xls'#Anexo_1_Tabela_1_Quantitativo_S.F35]+['file:///C:/Users/User/Desktop/SUBPLAN/PORTARIAS%20SOF/5%20-%20ESMPU/Anexo-1-ServidoresESMPUABR2020.xls'#Quantitativo_Fisico_Pessoal_Ser.F33]" table:style-name="ce6">
            <text:p>280</text:p>
          </table:table-cell>
          <table:table-cell office:value-type="float" office:value="301" table:formula="of:=[.H33]+[.I33]" table:style-name="ce7">
            <text:p>301</text:p>
          </table:table-cell>
          <table:covered-table-cell/>
          <table:covered-table-cell/>
          <table:table-cell office:value-type="float" office:value="3" table:formula="of:=['file:///C:/Users/User/Desktop/SUBPLAN/PORTARIAS%20SOF/1%20-%20MPF/anexo_I_servidores_2020_ods.xls'#Anexo_1_Tabela_1_Quantitativo_F.J37]+['file:///C:/Users/User/Desktop/SUBPLAN/PORTARIAS%20SOF/2%20-%20MPM/Anexo-1-tabela-1-Quantitativo_Fisico_Pessoal_Servidores-DAP.xls'#Quantitativo_Fisico_Pessoal.J31]+['file:///C:/Users/User/Desktop/SUBPLAN/PORTARIAS%20SOF/3%20-%20MPDFT/anexo_i_-_tabela_1.xls'#Quantitativo_Fisico_Pessoal_Ser.J33]+['file:///C:/Users/User/Desktop/SUBPLAN/PORTARIAS%20SOF/4%20-%20MPT/Anexo_1_Tabela_1_Quantitativo_Servidores_2020_04_MPT.xls'#Anexo_1_Tabela_1_Quantitativo_S.J35]+['file:///C:/Users/User/Desktop/SUBPLAN/PORTARIAS%20SOF/5%20-%20ESMPU/Anexo-1-ServidoresESMPUABR2020.xls'#Quantitativo_Fisico_Pessoal_Ser.J33]" table:style-name="ce6">
            <text:p>3</text:p>
          </table:table-cell>
          <table:table-cell office:value-type="float" office:value="4" table:formula="of:=['file:///C:/Users/User/Desktop/SUBPLAN/PORTARIAS%20SOF/1%20-%20MPF/anexo_I_servidores_2020_ods.xls'#Anexo_1_Tabela_1_Quantitativo_F.K37]+['file:///C:/Users/User/Desktop/SUBPLAN/PORTARIAS%20SOF/2%20-%20MPM/Anexo-1-tabela-1-Quantitativo_Fisico_Pessoal_Servidores-DAP.xls'#Quantitativo_Fisico_Pessoal.K31]+['file:///C:/Users/User/Desktop/SUBPLAN/PORTARIAS%20SOF/3%20-%20MPDFT/anexo_i_-_tabela_1.xls'#Quantitativo_Fisico_Pessoal_Ser.K33]+['file:///C:/Users/User/Desktop/SUBPLAN/PORTARIAS%20SOF/4%20-%20MPT/Anexo_1_Tabela_1_Quantitativo_Servidores_2020_04_MPT.xls'#Anexo_1_Tabela_1_Quantitativo_S.K35]+['file:///C:/Users/User/Desktop/SUBPLAN/PORTARIAS%20SOF/5%20-%20ESMPU/Anexo-1-ServidoresESMPUABR2020.xls'#Quantitativo_Fisico_Pessoal_Ser.K33]" table:style-name="ce6">
            <text:p>4</text:p>
          </table:table-cell>
          <table:table-cell office:value-type="float" office:value="7" table:formula="of:=[.M33]+[.N33]" table:style-name="ce7">
            <text:p>7</text:p>
          </table:table-cell>
          <table:table-cell office:value-type="float" office:value="10" table:formula="of:=['file:///C:/Users/User/Desktop/SUBPLAN/PORTARIAS%20SOF/1%20-%20MPF/anexo_I_servidores_2020_ods.xls'#Anexo_1_Tabela_1_Quantitativo_F.M37]+['file:///C:/Users/User/Desktop/SUBPLAN/PORTARIAS%20SOF/2%20-%20MPM/Anexo-1-tabela-1-Quantitativo_Fisico_Pessoal_Servidores-DAP.xls'#Quantitativo_Fisico_Pessoal.M31]+['file:///C:/Users/User/Desktop/SUBPLAN/PORTARIAS%20SOF/3%20-%20MPDFT/anexo_i_-_tabela_1.xls'#Quantitativo_Fisico_Pessoal_Ser.M33]+['file:///C:/Users/User/Desktop/SUBPLAN/PORTARIAS%20SOF/4%20-%20MPT/Anexo_1_Tabela_1_Quantitativo_Servidores_2020_04_MPT.xls'#Anexo_1_Tabela_1_Quantitativo_S.M35]+['file:///C:/Users/User/Desktop/SUBPLAN/PORTARIAS%20SOF/5%20-%20ESMPU/Anexo-1-ServidoresESMPUABR2020.xls'#Quantitativo_Fisico_Pessoal_Ser.M33]" table:style-name="ce6">
            <text:p>10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2</text:p>
          </table:table-cell>
          <table:table-cell office:value-type="float" office:value="0" table:formula="of:=['file:///C:/Users/User/Desktop/SUBPLAN/PORTARIAS%20SOF/1%20-%20MPF/anexo_I_servidores_2020_ods.xls'#Anexo_1_Tabela_1_Quantitativo_F.E38]+['file:///C:/Users/User/Desktop/SUBPLAN/PORTARIAS%20SOF/2%20-%20MPM/Anexo-1-tabela-1-Quantitativo_Fisico_Pessoal_Servidores-DAP.xls'#Quantitativo_Fisico_Pessoal.E32]+['file:///C:/Users/User/Desktop/SUBPLAN/PORTARIAS%20SOF/3%20-%20MPDFT/anexo_i_-_tabela_1.xls'#Quantitativo_Fisico_Pessoal_Ser.E34]+['file:///C:/Users/User/Desktop/SUBPLAN/PORTARIAS%20SOF/4%20-%20MPT/Anexo_1_Tabela_1_Quantitativo_Servidores_2020_04_MPT.xls'#Anexo_1_Tabela_1_Quantitativo_S.E36]+['file:///C:/Users/User/Desktop/SUBPLAN/PORTARIAS%20SOF/5%20-%20ESMPU/Anexo-1-ServidoresESMPUABR2020.xls'#Quantitativo_Fisico_Pessoal_Ser.E34]" table:style-name="ce6">
            <text:p>0</text:p>
          </table:table-cell>
          <table:table-cell office:value-type="float" office:value="73" table:formula="of:=['file:///C:/Users/User/Desktop/SUBPLAN/PORTARIAS%20SOF/1%20-%20MPF/anexo_I_servidores_2020_ods.xls'#Anexo_1_Tabela_1_Quantitativo_F.F38]+['file:///C:/Users/User/Desktop/SUBPLAN/PORTARIAS%20SOF/2%20-%20MPM/Anexo-1-tabela-1-Quantitativo_Fisico_Pessoal_Servidores-DAP.xls'#Quantitativo_Fisico_Pessoal.F32]+['file:///C:/Users/User/Desktop/SUBPLAN/PORTARIAS%20SOF/3%20-%20MPDFT/anexo_i_-_tabela_1.xls'#Quantitativo_Fisico_Pessoal_Ser.F34]+['file:///C:/Users/User/Desktop/SUBPLAN/PORTARIAS%20SOF/4%20-%20MPT/Anexo_1_Tabela_1_Quantitativo_Servidores_2020_04_MPT.xls'#Anexo_1_Tabela_1_Quantitativo_S.F36]+['file:///C:/Users/User/Desktop/SUBPLAN/PORTARIAS%20SOF/5%20-%20ESMPU/Anexo-1-ServidoresESMPUABR2020.xls'#Quantitativo_Fisico_Pessoal_Ser.F34]" table:style-name="ce6">
            <text:p>73</text:p>
          </table:table-cell>
          <table:table-cell office:value-type="float" office:value="73" table:formula="of:=[.H34]+[.I34]" table:style-name="ce7">
            <text:p>73</text:p>
          </table:table-cell>
          <table:covered-table-cell/>
          <table:covered-table-cell/>
          <table:table-cell office:value-type="float" office:value="0" table:formula="of:=['file:///C:/Users/User/Desktop/SUBPLAN/PORTARIAS%20SOF/1%20-%20MPF/anexo_I_servidores_2020_ods.xls'#Anexo_1_Tabela_1_Quantitativo_F.J38]+['file:///C:/Users/User/Desktop/SUBPLAN/PORTARIAS%20SOF/2%20-%20MPM/Anexo-1-tabela-1-Quantitativo_Fisico_Pessoal_Servidores-DAP.xls'#Quantitativo_Fisico_Pessoal.J32]+['file:///C:/Users/User/Desktop/SUBPLAN/PORTARIAS%20SOF/3%20-%20MPDFT/anexo_i_-_tabela_1.xls'#Quantitativo_Fisico_Pessoal_Ser.J34]+['file:///C:/Users/User/Desktop/SUBPLAN/PORTARIAS%20SOF/4%20-%20MPT/Anexo_1_Tabela_1_Quantitativo_Servidores_2020_04_MPT.xls'#Anexo_1_Tabela_1_Quantitativo_S.J36]+['file:///C:/Users/User/Desktop/SUBPLAN/PORTARIAS%20SOF/5%20-%20ESMPU/Anexo-1-ServidoresESMPUABR2020.xls'#Quantitativo_Fisico_Pessoal_Ser.J34]" table:style-name="ce6">
            <text:p>0</text:p>
          </table:table-cell>
          <table:table-cell office:value-type="float" office:value="1" table:formula="of:=['file:///C:/Users/User/Desktop/SUBPLAN/PORTARIAS%20SOF/1%20-%20MPF/anexo_I_servidores_2020_ods.xls'#Anexo_1_Tabela_1_Quantitativo_F.K38]+['file:///C:/Users/User/Desktop/SUBPLAN/PORTARIAS%20SOF/2%20-%20MPM/Anexo-1-tabela-1-Quantitativo_Fisico_Pessoal_Servidores-DAP.xls'#Quantitativo_Fisico_Pessoal.K32]+['file:///C:/Users/User/Desktop/SUBPLAN/PORTARIAS%20SOF/3%20-%20MPDFT/anexo_i_-_tabela_1.xls'#Quantitativo_Fisico_Pessoal_Ser.K34]+['file:///C:/Users/User/Desktop/SUBPLAN/PORTARIAS%20SOF/4%20-%20MPT/Anexo_1_Tabela_1_Quantitativo_Servidores_2020_04_MPT.xls'#Anexo_1_Tabela_1_Quantitativo_S.K36]+['file:///C:/Users/User/Desktop/SUBPLAN/PORTARIAS%20SOF/5%20-%20ESMPU/Anexo-1-ServidoresESMPUABR2020.xls'#Quantitativo_Fisico_Pessoal_Ser.K34]" table:style-name="ce6">
            <text:p>1</text:p>
          </table:table-cell>
          <table:table-cell office:value-type="float" office:value="1" table:formula="of:=[.M34]+[.N34]" table:style-name="ce7">
            <text:p>1</text:p>
          </table:table-cell>
          <table:table-cell office:value-type="float" office:value="3" table:formula="of:=['file:///C:/Users/User/Desktop/SUBPLAN/PORTARIAS%20SOF/1%20-%20MPF/anexo_I_servidores_2020_ods.xls'#Anexo_1_Tabela_1_Quantitativo_F.M38]+['file:///C:/Users/User/Desktop/SUBPLAN/PORTARIAS%20SOF/2%20-%20MPM/Anexo-1-tabela-1-Quantitativo_Fisico_Pessoal_Servidores-DAP.xls'#Quantitativo_Fisico_Pessoal.M32]+['file:///C:/Users/User/Desktop/SUBPLAN/PORTARIAS%20SOF/3%20-%20MPDFT/anexo_i_-_tabela_1.xls'#Quantitativo_Fisico_Pessoal_Ser.M34]+['file:///C:/Users/User/Desktop/SUBPLAN/PORTARIAS%20SOF/4%20-%20MPT/Anexo_1_Tabela_1_Quantitativo_Servidores_2020_04_MPT.xls'#Anexo_1_Tabela_1_Quantitativo_S.M36]+['file:///C:/Users/User/Desktop/SUBPLAN/PORTARIAS%20SOF/5%20-%20ESMPU/Anexo-1-ServidoresESMPUABR2020.xls'#Quantitativo_Fisico_Pessoal_Ser.M34]" table:style-name="ce6">
            <text:p>3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1</text:p>
          </table:table-cell>
          <table:table-cell office:value-type="float" office:value="2" table:formula="of:=['file:///C:/Users/User/Desktop/SUBPLAN/PORTARIAS%20SOF/1%20-%20MPF/anexo_I_servidores_2020_ods.xls'#Anexo_1_Tabela_1_Quantitativo_F.E39]+['file:///C:/Users/User/Desktop/SUBPLAN/PORTARIAS%20SOF/2%20-%20MPM/Anexo-1-tabela-1-Quantitativo_Fisico_Pessoal_Servidores-DAP.xls'#Quantitativo_Fisico_Pessoal.E33]+['file:///C:/Users/User/Desktop/SUBPLAN/PORTARIAS%20SOF/3%20-%20MPDFT/anexo_i_-_tabela_1.xls'#Quantitativo_Fisico_Pessoal_Ser.E35]+['file:///C:/Users/User/Desktop/SUBPLAN/PORTARIAS%20SOF/4%20-%20MPT/Anexo_1_Tabela_1_Quantitativo_Servidores_2020_04_MPT.xls'#Anexo_1_Tabela_1_Quantitativo_S.E37]+['file:///C:/Users/User/Desktop/SUBPLAN/PORTARIAS%20SOF/5%20-%20ESMPU/Anexo-1-ServidoresESMPUABR2020.xls'#Quantitativo_Fisico_Pessoal_Ser.E35]" table:style-name="ce6">
            <text:p>2</text:p>
          </table:table-cell>
          <table:table-cell office:value-type="float" office:value="111" table:formula="of:=['file:///C:/Users/User/Desktop/SUBPLAN/PORTARIAS%20SOF/1%20-%20MPF/anexo_I_servidores_2020_ods.xls'#Anexo_1_Tabela_1_Quantitativo_F.F39]+['file:///C:/Users/User/Desktop/SUBPLAN/PORTARIAS%20SOF/2%20-%20MPM/Anexo-1-tabela-1-Quantitativo_Fisico_Pessoal_Servidores-DAP.xls'#Quantitativo_Fisico_Pessoal.F33]+['file:///C:/Users/User/Desktop/SUBPLAN/PORTARIAS%20SOF/3%20-%20MPDFT/anexo_i_-_tabela_1.xls'#Quantitativo_Fisico_Pessoal_Ser.F35]+['file:///C:/Users/User/Desktop/SUBPLAN/PORTARIAS%20SOF/4%20-%20MPT/Anexo_1_Tabela_1_Quantitativo_Servidores_2020_04_MPT.xls'#Anexo_1_Tabela_1_Quantitativo_S.F37]+['file:///C:/Users/User/Desktop/SUBPLAN/PORTARIAS%20SOF/5%20-%20ESMPU/Anexo-1-ServidoresESMPUABR2020.xls'#Quantitativo_Fisico_Pessoal_Ser.F35]" table:style-name="ce6">
            <text:p>111</text:p>
          </table:table-cell>
          <table:table-cell office:value-type="float" office:value="113" table:formula="of:=[.H35]+[.I35]" table:style-name="ce7">
            <text:p>113</text:p>
          </table:table-cell>
          <table:covered-table-cell/>
          <table:covered-table-cell/>
          <table:table-cell office:value-type="float" office:value="1" table:formula="of:=['file:///C:/Users/User/Desktop/SUBPLAN/PORTARIAS%20SOF/1%20-%20MPF/anexo_I_servidores_2020_ods.xls'#Anexo_1_Tabela_1_Quantitativo_F.J39]+['file:///C:/Users/User/Desktop/SUBPLAN/PORTARIAS%20SOF/2%20-%20MPM/Anexo-1-tabela-1-Quantitativo_Fisico_Pessoal_Servidores-DAP.xls'#Quantitativo_Fisico_Pessoal.J33]+['file:///C:/Users/User/Desktop/SUBPLAN/PORTARIAS%20SOF/3%20-%20MPDFT/anexo_i_-_tabela_1.xls'#Quantitativo_Fisico_Pessoal_Ser.J35]+['file:///C:/Users/User/Desktop/SUBPLAN/PORTARIAS%20SOF/4%20-%20MPT/Anexo_1_Tabela_1_Quantitativo_Servidores_2020_04_MPT.xls'#Anexo_1_Tabela_1_Quantitativo_S.J37]+['file:///C:/Users/User/Desktop/SUBPLAN/PORTARIAS%20SOF/5%20-%20ESMPU/Anexo-1-ServidoresESMPUABR2020.xls'#Quantitativo_Fisico_Pessoal_Ser.J35]" table:style-name="ce6">
            <text:p>1</text:p>
          </table:table-cell>
          <table:table-cell office:value-type="float" office:value="1" table:formula="of:=['file:///C:/Users/User/Desktop/SUBPLAN/PORTARIAS%20SOF/1%20-%20MPF/anexo_I_servidores_2020_ods.xls'#Anexo_1_Tabela_1_Quantitativo_F.K39]+['file:///C:/Users/User/Desktop/SUBPLAN/PORTARIAS%20SOF/2%20-%20MPM/Anexo-1-tabela-1-Quantitativo_Fisico_Pessoal_Servidores-DAP.xls'#Quantitativo_Fisico_Pessoal.K33]+['file:///C:/Users/User/Desktop/SUBPLAN/PORTARIAS%20SOF/3%20-%20MPDFT/anexo_i_-_tabela_1.xls'#Quantitativo_Fisico_Pessoal_Ser.K35]+['file:///C:/Users/User/Desktop/SUBPLAN/PORTARIAS%20SOF/4%20-%20MPT/Anexo_1_Tabela_1_Quantitativo_Servidores_2020_04_MPT.xls'#Anexo_1_Tabela_1_Quantitativo_S.K37]+['file:///C:/Users/User/Desktop/SUBPLAN/PORTARIAS%20SOF/5%20-%20ESMPU/Anexo-1-ServidoresESMPUABR2020.xls'#Quantitativo_Fisico_Pessoal_Ser.K35]" table:style-name="ce6">
            <text:p>1</text:p>
          </table:table-cell>
          <table:table-cell office:value-type="float" office:value="2" table:formula="of:=[.M35]+[.N35]" table:style-name="ce7">
            <text:p>2</text:p>
          </table:table-cell>
          <table:table-cell office:value-type="float" office:value="1" table:formula="of:=['file:///C:/Users/User/Desktop/SUBPLAN/PORTARIAS%20SOF/1%20-%20MPF/anexo_I_servidores_2020_ods.xls'#Anexo_1_Tabela_1_Quantitativo_F.M39]+['file:///C:/Users/User/Desktop/SUBPLAN/PORTARIAS%20SOF/2%20-%20MPM/Anexo-1-tabela-1-Quantitativo_Fisico_Pessoal_Servidores-DAP.xls'#Quantitativo_Fisico_Pessoal.M33]+['file:///C:/Users/User/Desktop/SUBPLAN/PORTARIAS%20SOF/3%20-%20MPDFT/anexo_i_-_tabela_1.xls'#Quantitativo_Fisico_Pessoal_Ser.M35]+['file:///C:/Users/User/Desktop/SUBPLAN/PORTARIAS%20SOF/4%20-%20MPT/Anexo_1_Tabela_1_Quantitativo_Servidores_2020_04_MPT.xls'#Anexo_1_Tabela_1_Quantitativo_S.M37]+['file:///C:/Users/User/Desktop/SUBPLAN/PORTARIAS%20SOF/5%20-%20ESMPU/Anexo-1-ServidoresESMPUABR2020.xls'#Quantitativo_Fisico_Pessoal_Ser.M35]" table:style-name="ce6">
            <text:p>1</text:p>
          </table:table-cell>
          <table:table-cell table:style-name="ce2"/>
          <table:table-cell table:number-columns-repeated="16367"/>
        </table:table-row>
        <table:table-row table:style-name="ro8">
          <table:covered-table-cell/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19"/>
          <table:covered-table-cell/>
          <table:table-cell table:style-name="ce8"/>
          <table:table-cell office:value-type="float" office:value="8905" table:formula="of:=SUM([.H23:.H35])" table:style-name="ce9">
            <text:p>8.905</text:p>
          </table:table-cell>
          <table:table-cell office:value-type="float" office:value="506" table:formula="of:=SUM([.I23:.I35])" table:style-name="ce9">
            <text:p>506</text:p>
          </table:table-cell>
          <table:table-cell office:value-type="float" office:value="9411" table:formula="of:=SUM([.J23:.J35])" table:style-name="ce9">
            <text:p>9.411</text:p>
          </table:table-cell>
          <table:table-cell office:value-type="float" office:value="1590" table:formula="of:=[.K23]" table:style-name="ce9">
            <text:p>1.590</text:p>
          </table:table-cell>
          <table:table-cell office:value-type="float" office:value="11001" table:formula="of:=[.L23]" table:style-name="ce9">
            <text:p>11.001</text:p>
          </table:table-cell>
          <table:table-cell office:value-type="float" office:value="1631" table:formula="of:=SUM([.M23:.M35])" table:style-name="ce9">
            <text:p>1.631</text:p>
          </table:table-cell>
          <table:table-cell office:value-type="float" office:value="458" table:formula="of:=SUM([.N23:.N35])" table:style-name="ce9">
            <text:p>458</text:p>
          </table:table-cell>
          <table:table-cell office:value-type="float" office:value="2089" table:formula="of:=SUM([.O23:.O35])" table:style-name="ce9">
            <text:p>2.089</text:p>
          </table:table-cell>
          <table:table-cell office:value-type="float" office:value="592" table:formula="of:=SUM([.P23:.P35])" table:style-name="ce9">
            <text:p>592</text:p>
          </table:table-cell>
          <table:table-cell table:style-name="ce2"/>
          <table:table-cell table:number-columns-repeated="16367"/>
        </table:table-row>
        <table:table-row table:style-name="ro9">
          <table:table-cell office:value-type="string" table:number-columns-spanned="2" table:number-rows-spanned="1" table:style-name="ce19">
            <text:p>Total</text:p>
          </table:table-cell>
          <table:covered-table-cell/>
          <table:table-cell table:number-columns-spanned="2" table:number-rows-spanned="1" table:style-name="ce19"/>
          <table:covered-table-cell/>
          <table:table-cell table:number-columns-spanned="2" table:number-rows-spanned="1" table:style-name="ce19"/>
          <table:covered-table-cell/>
          <table:table-cell table:style-name="ce8"/>
          <table:table-cell office:value-type="float" office:value="13492" table:formula="of:=[.H36]+[.H22]" table:style-name="ce9">
            <text:p>13.492</text:p>
          </table:table-cell>
          <table:table-cell office:value-type="float" office:value="897" table:formula="of:=[.I36]+[.I22]" table:style-name="ce9">
            <text:p>897</text:p>
          </table:table-cell>
          <table:table-cell office:value-type="float" office:value="14389" table:formula="of:=[.J36]+[.J22]" table:style-name="ce9">
            <text:p>14.389</text:p>
          </table:table-cell>
          <table:table-cell office:value-type="float" office:value="3705" table:formula="of:=[.K36]+[.K22]" table:style-name="ce9">
            <text:p>3.705</text:p>
          </table:table-cell>
          <table:table-cell office:value-type="float" office:value="18094" table:formula="of:=[.L22]+[.L36]" table:style-name="ce9">
            <text:p>18.094</text:p>
          </table:table-cell>
          <table:table-cell office:value-type="float" office:value="1991" table:formula="of:=[.M36]+[.M22]" table:style-name="ce9">
            <text:p>1.991</text:p>
          </table:table-cell>
          <table:table-cell office:value-type="float" office:value="521" table:formula="of:=[.N36]+[.N22]" table:style-name="ce9">
            <text:p>521</text:p>
          </table:table-cell>
          <table:table-cell office:value-type="float" office:value="2511" table:formula="of:=[.O36]+[.O22]" table:style-name="ce9">
            <text:p>2.511</text:p>
          </table:table-cell>
          <table:table-cell office:value-type="float" office:value="671" table:formula="of:=[.P36]+[.P22]" table:style-name="ce9">
            <text:p>671</text:p>
          </table:table-cell>
          <table:table-cell table:style-name="ce2"/>
          <table:table-cell table:number-columns-repeated="16367"/>
        </table:table-row>
        <table:table-row table:style-name="ro8">
          <table:table-cell table:style-name="ce10"/>
          <table:table-cell table:number-columns-repeated="16" table:style-name="ce2"/>
          <table:table-cell table:number-columns-repeated="16367"/>
        </table:table-row>
        <table:table-row table:style-name="ro10">
          <table:table-cell office:value-type="string" table:number-columns-spanned="16" table:number-rows-spanned="1" table:style-name="ce21">
            <text:p>OBS: O MPF possui a 1 pessoa a mais na coluna APOSENTADORIA classificada como OUTROS.<text:s/></text:p>
          </table:table-cell>
          <table:covered-table-cell table:number-columns-repeated="15"/>
          <table:table-cell table:number-columns-repeated="16368" table:style-name="ce1"/>
        </table:table-row>
        <table:table-row table:style-name="ro4">
          <table:table-cell office:value-type="string" table:style-name="ce2">
            <text:p>Atualização em 22/05/2020</text:p>
          </table:table-cell>
          <table:table-cell table:number-columns-repeated="6" table:style-name="ce2"/>
          <table:table-cell table:style-name="ce11"/>
          <table:table-cell table:number-columns-repeated="16376" table:style-name="ce1"/>
        </table:table-row>
        <table:table-row table:number-rows-repeated="1048536" table:style-name="ro11">
          <table:table-cell table:number-columns-repeated="16384"/>
        </table:table-row>
      </table:table>
      <table:table table:name="'file:///C:/Users/User/Desktop/SUBPLAN/PORTARIAS%20SOF/1%20-%20MPF/anexo_I_servidores_2020_ods.xls'#Anexo_1_Tabela_1_Quantitativo_F" table:style-name="ta2">
        <table:table-source xlink:href="file:///C:/Users/User/Desktop/SUBPLAN/PORTARIAS%20SOF/1%20-%20MPF/anexo_I_servidores_2020_ods.xls" table:table-name="Anexo_1_Tabela_1_Quantitativo_F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4"/>
          <table:table-cell office:value-type="float" office:value="1153"/>
          <table:table-cell office:value-type="float" office:value="1"/>
          <table:table-cell table:number-columns-repeated="3"/>
          <table:table-cell office:value-type="float" office:value="199"/>
          <table:table-cell office:value-type="float" office:value="25"/>
          <table:table-cell/>
          <table:table-cell office:value-type="float" office:value="34"/>
          <table:table-cell table:number-columns-repeated="16371"/>
        </table:table-row>
        <table:table-row>
          <table:table-cell table:number-columns-repeated="4"/>
          <table:table-cell office:value-type="float" office:value="233"/>
          <table:table-cell office:value-type="float" office:value="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8"/>
          <table:table-cell office:value-type="float" office:value="1"/>
          <table:table-cell table:number-columns-repeated="3"/>
          <table:table-cell office:value-type="float" office:value="5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8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3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47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2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14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42"/>
          <table:table-cell office:value-type="float" office:value="1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6"/>
          <table:table-cell office:value-type="float" office:value="26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87"/>
          <table:table-cell table:number-columns-repeated="3"/>
          <table:table-cell office:value-type="float" office:value="0"/>
          <table:table-cell office:value-type="float" office:value="2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4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3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7"/>
          <table:table-cell office:value-type="float" office:value="1116"/>
          <table:table-cell table:number-columns-repeated="16376"/>
        </table:table-row>
        <table:table-row table:number-rows-repeated="2">
          <table:table-cell table:number-columns-repeated="16384"/>
        </table:table-row>
        <table:table-row>
          <table:table-cell table:number-columns-repeated="4"/>
          <table:table-cell office:value-type="float" office:value="3177"/>
          <table:table-cell office:value-type="float" office:value="11"/>
          <table:table-cell table:number-columns-repeated="3"/>
          <table:table-cell office:value-type="float" office:value="1079"/>
          <table:table-cell office:value-type="float" office:value="298"/>
          <table:table-cell/>
          <table:table-cell office:value-type="float" office:value="369"/>
          <table:table-cell table:number-columns-repeated="16371"/>
        </table:table-row>
        <table:table-row>
          <table:table-cell table:number-columns-repeated="4"/>
          <table:table-cell office:value-type="float" office:value="436"/>
          <table:table-cell office:value-type="float" office:value="2"/>
          <table:table-cell table:number-columns-repeated="3"/>
          <table:table-cell office:value-type="float" office:value="5"/>
          <table:table-cell office:value-type="float" office:value="4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110"/>
          <table:table-cell office:value-type="float" office:value="1"/>
          <table:table-cell table:number-columns-repeated="3"/>
          <table:table-cell office:value-type="float" office:value="3"/>
          <table:table-cell office:value-type="float" office:value="4"/>
          <table:table-cell/>
          <table:table-cell office:value-type="float" office:value="7"/>
          <table:table-cell table:number-columns-repeated="16371"/>
        </table:table-row>
        <table:table-row>
          <table:table-cell table:number-columns-repeated="4"/>
          <table:table-cell office:value-type="float" office:value="324"/>
          <table:table-cell office:value-type="float" office:value="0"/>
          <table:table-cell table:number-columns-repeated="3"/>
          <table:table-cell office:value-type="float" office:value="5"/>
          <table:table-cell office:value-type="float" office:value="3"/>
          <table:table-cell/>
          <table:table-cell office:value-type="float" office:value="5"/>
          <table:table-cell table:number-columns-repeated="16371"/>
        </table:table-row>
        <table:table-row>
          <table:table-cell table:number-columns-repeated="4"/>
          <table:table-cell office:value-type="float" office:value="248"/>
          <table:table-cell office:value-type="float" office:value="1"/>
          <table:table-cell table:number-columns-repeated="3"/>
          <table:table-cell office:value-type="float" office:value="0"/>
          <table:table-cell office:value-type="float" office:value="4"/>
          <table:table-cell/>
          <table:table-cell office:value-type="float" office:value="5"/>
          <table:table-cell table:number-columns-repeated="16371"/>
        </table:table-row>
        <table:table-row>
          <table:table-cell table:number-columns-repeated="4"/>
          <table:table-cell office:value-type="float" office:value="317"/>
          <table:table-cell office:value-type="float" office:value="0"/>
          <table:table-cell table:number-columns-repeated="3"/>
          <table:table-cell office:value-type="float" office:value="7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595"/>
          <table:table-cell office:value-type="float" office:value="1"/>
          <table:table-cell table:number-columns-repeated="3"/>
          <table:table-cell office:value-type="float" office:value="5"/>
          <table:table-cell office:value-type="float" office:value="3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292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3"/>
          <table:table-cell/>
          <table:table-cell office:value-type="float" office:value="5"/>
          <table:table-cell table:number-columns-repeated="16371"/>
        </table:table-row>
        <table:table-row>
          <table:table-cell table:number-columns-repeated="4"/>
          <table:table-cell office:value-type="float" office:value="344"/>
          <table:table-cell office:value-type="float" office:value="2"/>
          <table:table-cell table:number-columns-repeated="3"/>
          <table:table-cell office:value-type="float" office:value="1"/>
          <table:table-cell office:value-type="float" office:value="3"/>
          <table:table-cell/>
          <table:table-cell office:value-type="float" office:value="7"/>
          <table:table-cell table:number-columns-repeated="16371"/>
        </table:table-row>
        <table:table-row>
          <table:table-cell table:number-columns-repeated="4"/>
          <table:table-cell office:value-type="float" office:value="88"/>
          <table:table-cell office:value-type="float" office:value="24"/>
          <table:table-cell table:number-columns-repeated="3"/>
          <table:table-cell office:value-type="float" office:value="2"/>
          <table:table-cell office:value-type="float" office:value="2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196"/>
          <table:table-cell table:number-columns-repeated="3"/>
          <table:table-cell office:value-type="float" office:value="2"/>
          <table:table-cell office:value-type="float" office:value="2"/>
          <table:table-cell/>
          <table:table-cell office:value-type="float" office:value="6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55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73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 table:number-rows-repeated="2">
          <table:table-cell table:number-columns-repeated="16384"/>
        </table:table-row>
        <table:table-row>
          <table:table-cell table:number-columns-repeated="7"/>
          <table:table-cell office:value-type="float" office:value="518"/>
          <table:table-cell table:number-columns-repeated="16376"/>
        </table:table-row>
        <table:table-row table:number-rows-repeated="1048534">
          <table:table-cell table:number-columns-repeated="16376"/>
        </table:table-row>
      </table:table>
      <table:table table:name="'file:///C:/Users/User/Desktop/SUBPLAN/PORTARIAS%20SOF/2%20-%20MPM/Anexo-1-tabela-1-Quantitativo_Fisico_Pessoal_Servidores-DAP.xls'#Quantitativo_Fisico_Pessoal" table:style-name="ta2">
        <table:table-source xlink:href="file:///C:/Users/User/Desktop/SUBPLAN/PORTARIAS%20SOF/2%20-%20MPM/Anexo-1-tabela-1-Quantitativo_Fisico_Pessoal_Servidores-DAP.xls" table:table-name="Quantitativo_Fisico_Pessoal" table:mode="copy-results-only"/>
        <table:table-column/>
        <table:table-row table:number-rows-repeated="6">
          <table:table-cell table:number-columns-repeated="16384"/>
        </table:table-row>
        <table:table-row>
          <table:table-cell table:number-columns-repeated="4"/>
          <table:table-cell office:value-type="float" office:value="74"/>
          <table:table-cell office:value-type="float" office:value="0"/>
          <table:table-cell/>
          <table:table-cell office:value-type="float" office:value="45"/>
          <table:table-cell/>
          <table:table-cell office:value-type="float" office:value="13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9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5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217"/>
          <table:table-cell office:value-type="float" office:value="0"/>
          <table:table-cell/>
          <table:table-cell office:value-type="float" office:value="27"/>
          <table:table-cell/>
          <table:table-cell office:value-type="float" office:value="73"/>
          <table:table-cell office:value-type="float" office:value="17"/>
          <table:table-cell/>
          <table:table-cell office:value-type="float" office:value="22"/>
          <table:table-cell table:number-columns-repeated="16371"/>
        </table:table-row>
        <table:table-row>
          <table:table-cell table:number-columns-repeated="4"/>
          <table:table-cell office:value-type="float" office:value="2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"/>
          <table:table-cell table:number-columns-repeated="3"/>
          <table:table-cell office:value-type="float" office:value="1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 table:number-rows-repeated="1048543">
          <table:table-cell table:number-columns-repeated="16371"/>
        </table:table-row>
      </table:table>
      <table:table table:name="'file:///C:/Users/User/Desktop/SUBPLAN/PORTARIAS%20SOF/3%20-%20MPDFT/anexo_i_-_tabela_1.xls'#Quantitativo_Fisico_Pessoal_Ser" table:style-name="ta2">
        <table:table-source xlink:href="file:///C:/Users/User/Desktop/SUBPLAN/PORTARIAS%20SOF/3%20-%20MPDFT/anexo_i_-_tabela_1.xl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14"/>
          <table:table-cell office:value-type="float" office:value="0"/>
          <table:table-cell/>
          <table:table-cell office:value-type="float" office:value="12"/>
          <table:table-cell/>
          <table:table-cell office:value-type="float" office:value="34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15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3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0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"/>
          <table:table-cell office:value-type="float" office:value="83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8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349"/>
          <table:table-cell office:value-type="float" office:value="0"/>
          <table:table-cell/>
          <table:table-cell office:value-type="float" office:value="39"/>
          <table:table-cell/>
          <table:table-cell office:value-type="float" office:value="112"/>
          <table:table-cell office:value-type="float" office:value="25"/>
          <table:table-cell/>
          <table:table-cell office:value-type="float" office:value="36"/>
          <table:table-cell table:number-columns-repeated="16371"/>
        </table:table-row>
        <table:table-row>
          <table:table-cell table:number-columns-repeated="4"/>
          <table:table-cell office:value-type="float" office:value="13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6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16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22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 table:number-rows-repeated="1048541">
          <table:table-cell table:number-columns-repeated="16371"/>
        </table:table-row>
      </table:table>
      <table:table table:name="'file:///C:/Users/User/Desktop/SUBPLAN/PORTARIAS%20SOF/4%20-%20MPT/Anexo_1_Tabela_1_Quantitativo_Servidores_2020_04_MPT.xls'#Anexo_1_Tabela_1_Quantitativo_S" table:style-name="ta2">
        <table:table-source xlink:href="file:///C:/Users/User/Desktop/SUBPLAN/PORTARIAS%20SOF/4%20-%20MPT/Anexo_1_Tabela_1_Quantitativo_Servidores_2020_04_MPT.xls" table:table-name="Anexo_1_Tabela_1_Quantitativo_S" table:mode="copy-results-only"/>
        <table:table-column/>
        <table:table-row table:number-rows-repeated="10">
          <table:table-cell table:number-columns-repeated="16384"/>
        </table:table-row>
        <table:table-row>
          <table:table-cell table:number-columns-repeated="4"/>
          <table:table-cell office:value-type="float" office:value="450"/>
          <table:table-cell office:value-type="float" office:value="0"/>
          <table:table-cell/>
          <table:table-cell office:value-type="float" office:value="922"/>
          <table:table-cell/>
          <table:table-cell office:value-type="float" office:value="98"/>
          <table:table-cell office:value-type="float" office:value="22"/>
          <table:table-cell/>
          <table:table-cell office:value-type="float" office:value="23"/>
          <table:table-cell table:number-columns-repeated="16371"/>
        </table:table-row>
        <table:table-row>
          <table:table-cell table:number-columns-repeated="4"/>
          <table:table-cell office:value-type="float" office:value="1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8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1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6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09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2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4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4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9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729"/>
          <table:table-cell office:value-type="float" office:value="0"/>
          <table:table-cell/>
          <table:table-cell office:value-type="float" office:value="930"/>
          <table:table-cell/>
          <table:table-cell office:value-type="float" office:value="323"/>
          <table:table-cell office:value-type="float" office:value="78"/>
          <table:table-cell/>
          <table:table-cell office:value-type="float" office:value="100"/>
          <table:table-cell table:number-columns-repeated="16371"/>
        </table:table-row>
        <table:table-row>
          <table:table-cell table:number-columns-repeated="4"/>
          <table:table-cell office:value-type="float" office:value="102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47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8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70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2"/>
          <table:table-cell/>
          <table:table-cell office:value-type="float" office:value="4"/>
          <table:table-cell table:number-columns-repeated="16371"/>
        </table:table-row>
        <table:table-row>
          <table:table-cell table:number-columns-repeated="4"/>
          <table:table-cell office:value-type="float" office:value="108"/>
          <table:table-cell office:value-type="float" office:value="0"/>
          <table:table-cell table:number-columns-repeated="3"/>
          <table:table-cell office:value-type="float" office:value="2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67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2"/>
          <table:table-cell table:number-columns-repeated="16371"/>
        </table:table-row>
        <table:table-row>
          <table:table-cell table:number-columns-repeated="4"/>
          <table:table-cell office:value-type="float" office:value="88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35"/>
          <table:table-cell office:value-type="float" office:value="0"/>
          <table:table-cell table:number-columns-repeated="3"/>
          <table:table-cell office:value-type="float" office:value="1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6"/>
          <table:table-cell office:value-type="float" office:value="66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1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6"/>
          <table:table-cell table:number-columns-repeated="3"/>
          <table:table-cell office:value-type="float" office:value="0"/>
          <table:table-cell office:value-type="float" office:value="1"/>
          <table:table-cell/>
          <table:table-cell office:value-type="float" office:value="3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16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 table:number-rows-repeated="1048539">
          <table:table-cell table:number-columns-repeated="16371"/>
        </table:table-row>
      </table:table>
      <table:table table:name="'file:///C:/Users/User/Desktop/SUBPLAN/PORTARIAS%20SOF/5%20-%20ESMPU/Anexo-1-ServidoresESMPUABR2020.xls'#Quantitativo_Fisico_Pessoal_Ser" table:style-name="ta2">
        <table:table-source xlink:href="file:///C:/Users/User/Desktop/SUBPLAN/PORTARIAS%20SOF/5%20-%20ESMPU/Anexo-1-ServidoresESMPUABR2020.xls" table:table-name="Quantitativo_Fisico_Pessoal_Ser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/>
          <table:table-cell office:value-type="float" office:value="65"/>
          <table:table-cell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2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4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16384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/>
          <table:table-cell office:value-type="float" office:value="103"/>
          <table:table-cell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3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1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5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>
          <table:table-cell table:number-columns-repeated="4"/>
          <table:table-cell office:value-type="float" office:value="0"/>
          <table:table-cell office:value-type="float" office:value="0"/>
          <table:table-cell table:number-columns-repeated="3"/>
          <table:table-cell office:value-type="float" office:value="0"/>
          <table:table-cell office:value-type="float" office:value="0"/>
          <table:table-cell/>
          <table:table-cell office:value-type="float" office:value="0"/>
          <table:table-cell table:number-columns-repeated="16371"/>
        </table:table-row>
        <table:table-row table:number-rows-repeated="1048541">
          <table:table-cell table:number-columns-repeated="1637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date-style style:name="N22">
      <number:month number:textual="true"/>
      <number:text>/</number:text>
      <number:year/>
    </number:date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onica de Morais Pimentel Abbad Silveira</meta:initial-creator>
    <dc:creator>User</dc:creator>
    <meta:creation-date>2015-10-02T19:20:45Z</meta:creation-date>
    <dc:date>2020-05-22T20:26:08Z</dc:date>
    <meta:print-date>2016-05-19T15:31:24Z</meta:print-date>
  </office:meta>
</office:document-meta>
</file>